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4854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1598in"/>
    </style:style>
    <style:style style:name="co6" style:family="table-column">
      <style:table-column-properties fo:break-before="auto" style:column-width="3.3445in"/>
    </style:style>
    <style:style style:name="co7" style:family="table-column">
      <style:table-column-properties fo:break-before="auto" style:column-width="1.3673in"/>
    </style:style>
    <style:style style:name="co8" style:family="table-column">
      <style:table-column-properties fo:break-before="auto" style:column-width="1.5291in"/>
    </style:style>
    <style:style style:name="co9" style:family="table-column">
      <style:table-column-properties fo:break-before="auto" style:column-width="1.8264in"/>
    </style:style>
    <style:style style:name="co10" style:family="table-column">
      <style:table-column-properties fo:break-before="auto" style:column-width="0.7425in"/>
    </style:style>
    <style:style style:name="co11" style:family="table-column">
      <style:table-column-properties fo:break-before="auto" style:column-width="2.6126in"/>
    </style:style>
    <style:style style:name="co12" style:family="table-column">
      <style:table-column-properties fo:break-before="auto" style:column-width="1.4in"/>
    </style:style>
    <style:style style:name="co13" style:family="table-column">
      <style:table-column-properties fo:break-before="auto" style:column-width="3.5854in"/>
    </style:style>
    <style:style style:name="co14" style:family="table-column">
      <style:table-column-properties fo:break-before="auto" style:column-width="2.5583in"/>
    </style:style>
    <style:style style:name="co15" style:family="table-column">
      <style:table-column-properties fo:break-before="auto" style:column-width="2.2744in"/>
    </style:style>
    <style:style style:name="co16" style:family="table-column">
      <style:table-column-properties fo:break-before="auto" style:column-width="2.0992in"/>
    </style:style>
    <style:style style:name="co17" style:family="table-column">
      <style:table-column-properties fo:break-before="auto" style:column-width="1.2583in"/>
    </style:style>
    <style:style style:name="co18" style:family="table-column">
      <style:table-column-properties fo:break-before="auto" style:column-width="7.2866in"/>
    </style:style>
    <style:style style:name="co19" style:family="table-column">
      <style:table-column-properties fo:break-before="auto" style:column-width="3.9547in"/>
    </style:style>
    <style:style style:name="co20" style:family="table-column">
      <style:table-column-properties fo:break-before="auto" style:column-width="1.4984in"/>
    </style:style>
    <style:style style:name="co21" style:family="table-column">
      <style:table-column-properties fo:break-before="auto" style:column-width="2.4575in"/>
    </style:style>
    <style:style style:name="co22" style:family="table-column">
      <style:table-column-properties fo:break-before="auto" style:column-width="1.1047in"/>
    </style:style>
    <style:style style:name="co23" style:family="table-column">
      <style:table-column-properties fo:break-before="auto" style:column-width="7.6146in"/>
    </style:style>
    <style:style style:name="co24" style:family="table-column">
      <style:table-column-properties fo:break-before="auto" style:column-width="1.302in"/>
    </style:style>
    <style:style style:name="co25" style:family="table-column">
      <style:table-column-properties fo:break-before="auto" style:column-width="0.9744in"/>
    </style:style>
    <style:style style:name="co26" style:family="table-column">
      <style:table-column-properties fo:break-before="auto" style:column-width="1.6728in"/>
    </style:style>
    <style:style style:name="co27" style:family="table-column">
      <style:table-column-properties fo:break-before="auto" style:column-width="1.5311in"/>
    </style:style>
    <style:style style:name="co28" style:family="table-column">
      <style:table-column-properties fo:break-before="auto" style:column-width="1.8154in"/>
    </style:style>
    <style:style style:name="co29" style:family="table-column">
      <style:table-column-properties fo:break-before="auto" style:column-width="0.7098in"/>
    </style:style>
    <style:style style:name="co30" style:family="table-column">
      <style:table-column-properties fo:break-before="auto" style:column-width="0.972in"/>
    </style:style>
    <style:style style:name="co31" style:family="table-column">
      <style:table-column-properties fo:break-before="auto" style:column-width="0.9173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5in"/>
    </style:style>
    <style:style style:name="co34" style:family="table-column">
      <style:table-column-properties fo:break-before="auto" style:column-width="0.961in"/>
    </style:style>
    <style:style style:name="co35" style:family="table-column">
      <style:table-column-properties fo:break-before="auto" style:column-width="1.6492in"/>
    </style:style>
    <style:style style:name="co36" style:family="table-column">
      <style:table-column-properties fo:break-before="auto" style:column-width="2.3071in"/>
    </style:style>
    <style:style style:name="co37" style:family="table-column">
      <style:table-column-properties fo:break-before="auto" style:column-width="2.0862in"/>
    </style:style>
    <style:style style:name="co38" style:family="table-column">
      <style:table-column-properties fo:break-before="auto" style:column-width="2.0756in"/>
    </style:style>
    <style:style style:name="co39" style:family="table-column">
      <style:table-column-properties fo:break-before="auto" style:column-width="1.7583in"/>
    </style:style>
    <style:style style:name="co40" style:family="table-column">
      <style:table-column-properties fo:break-before="auto" style:column-width="1.5402in"/>
    </style:style>
    <style:style style:name="co41" style:family="table-column">
      <style:table-column-properties fo:break-before="auto" style:column-width="1.3764in"/>
    </style:style>
    <style:style style:name="co42" style:family="table-column">
      <style:table-column-properties fo:break-before="auto" style:column-width="1.0925in"/>
    </style:style>
    <style:style style:name="co43" style:family="table-column">
      <style:table-column-properties fo:break-before="auto" style:column-width="1.2665in"/>
    </style:style>
    <style:style style:name="co44" style:family="table-column">
      <style:table-column-properties fo:break-before="auto" style:column-width="0.8299in"/>
    </style:style>
    <style:style style:name="co45" style:family="table-column">
      <style:table-column-properties fo:break-before="auto" style:column-width="2.6783in"/>
    </style:style>
    <style:style style:name="co46" style:family="table-column">
      <style:table-column-properties fo:break-before="auto" style:column-width="1.9571in"/>
    </style:style>
    <style:style style:name="co47" style:family="table-column">
      <style:table-column-properties fo:break-before="auto" style:column-width="6.939in"/>
    </style:style>
    <style:style style:name="co48" style:family="table-column">
      <style:table-column-properties fo:break-before="auto" style:column-width="1.5618in"/>
    </style:style>
    <style:style style:name="co49" style:family="table-column">
      <style:table-column-properties fo:break-before="auto" style:column-width="1.27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1.0154in" fo:break-before="auto" style:use-optimal-row-height="true"/>
    </style:style>
    <style:style style:name="ro5" style:family="table-row">
      <style:table-row-properties style:row-height="0.7772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style:font-name="Arial" style:font-name-asian="微软雅黑" style:font-name-complex="Mangal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17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table table:name="SQL00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REPORTTYPE</text:p>
          </table:table-cell>
          <table:table-cell office:value-type="string">
            <text:p>ALIASNAME</text:p>
          </table:table-cell>
          <table:table-cell office:value-type="string">
            <text:p>COLUMNINDEX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总收入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收入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收入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已赚保费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手续费及佣金收入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房地产销售收入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收入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总成本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成本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支出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手续费及佣金支出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房地产销售成本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研发费用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退保金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赔付支出净额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提取保险合同准备金净额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保单红利支出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分保费用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成本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税金及附加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销售费用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管理费用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财务费用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资产减值损失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公允价值变动收益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投资收益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对联营企业和合营企业的投资收益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汇兑收益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期货损益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托管收益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补贴收入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利润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利润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外收入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外支出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非流动资产处置损失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润总额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所得税费用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未确认投资损失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净利润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归属于母公司所有者的净利润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被合并方在合并前实现净利润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少数股东损益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基本每股收益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稀释每股收益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销售商品、提供劳务收到的现金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客户存款和同业存放款项净增加额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向中央银行借款净增加额(万元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向其他金融机构拆入资金净增加额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原保险合同保费取得的现金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再保险业务现金净额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保户储金及投资款净增加额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交易性金融资产净增加额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取利息、手续费及佣金的现金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拆入资金净增加额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回购业务资金净增加额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税费返还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其他与经营活动有关的现金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现金流入小计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购买商品、接受劳务支付的现金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客户贷款及垫款净增加额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存放中央银行和同业款项净增加额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原保险合同赔付款项的现金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利息、手续费及佣金的现金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保单红利的现金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给职工以及为职工支付的现金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各项税费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其他与经营活动有关的现金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现金流出小计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产生的现金流量净额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回投资所收到的现金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投资收益所收到的现金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固定资产、无形资产和其他长期资产所收回的现金净额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子公司及其他营业单位收到的现金净额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其他与投资活动有关的现金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减少质押和定期存款所收到的现金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现金流入小计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购建固定资产、无形资产和其他长期资产所支付的现金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所支付的现金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质押贷款净增加额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子公司及其他营业单位支付的现金净额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其他与投资活动有关的现金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增加质押和定期存款所支付的现金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现金流出小计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产生的现金流量净额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吸收投资收到的现金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中：子公司吸收少数股东投资收到的现金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借款收到的现金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发行债券收到的现金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其他与筹资活动有关的现金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现金流入小计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偿还债务支付的现金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分配股利、利润或偿付利息所支付的现金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中：子公司支付给少数股东的股利、利润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其他与筹资活动有关的现金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现金流出小计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产生的现金流量净额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汇率变动对现金及现金等价物的影响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及现金等价物净增加额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加:期初现金及现金等价物余额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期末现金及现金等价物余额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净利润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少数股东损益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未确认的投资损失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资产减值准备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固定资产折旧、油气资产折耗、生产性物资折旧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无形资产摊销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长期待摊费用摊销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待摊费用的减少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预提费用的增加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固定资产、无形资产和其他长期资产的损失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固定资产报废损失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公允价值变动损失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递延收益增加(减：减少)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预计负债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财务费用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损失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递延所得税资产减少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递延所得税负债增加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存货的减少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性应收项目的减少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性应付项目的增加</text:p>
          </table:table-cell>
          <table:table-cell office:value-type="float" office:value="77">
            <text:p>7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已完工尚未结算款的减少(减:增加)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已结算尚未完工款的增加(减:减少)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他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产生现金流量净额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债务转为资本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一年内到期的可转换公司债券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融资租入固定资产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的期末余额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的期初余额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等价物的期末余额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等价物的期初余额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及现金等价物的净增加额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货币资金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结算备付金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拆出资金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交易性金融资产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衍生金融资产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票据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账款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付款项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保费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分保账款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分保合同准备金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利息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股利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收款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出口退税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补贴款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保证金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内部应收款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买入返售金融资产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存货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待摊费用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待处理流动资产损益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年内到期的非流动资产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流动资产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流动资产合计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发放贷款及垫款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可供出售金融资产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持有至到期投资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应收款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股权投资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长期投资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投资性房地产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原值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累计折旧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净值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减值准备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在建工程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工程物资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清理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生产性生物资产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公益性生物资产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油气资产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无形资产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开发支出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商誉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待摊费用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股权分置流通权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所得税资产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非流动资产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非流动资产合计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资产总计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短期借款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向中央银行借款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吸收存款及同业存放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拆入资金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交易性金融负债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衍生金融负债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票据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账款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收账款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卖出回购金融资产款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手续费及佣金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职工薪酬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交税费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利息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股利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交款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保证金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内部应付款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付款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提费用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计流动负债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分保账款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保险合同准备金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代理买卖证券款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代理承销证券款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国际票证结算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国内票证结算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收益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短期债券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年内到期的非流动负债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流动负债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流动负债合计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借款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债券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应付款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专项应付款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计非流动负债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递延收益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所得税负债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非流动负债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非流动负债合计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负债合计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实收资本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资本公积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减:库存股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专项储备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盈余公积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般风险准备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未确定的投资损失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未分配利润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拟分配现金股利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外币报表折算差额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归属于母公司股东权益合计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少数股东权益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所有者权益合计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负债和所有者权益总计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ICE</text:p>
          </table:table-cell>
          <table:table-cell office:value-type="float" office:value="1">
            <text:p>1</text:p>
          </table:table-cell>
        </table:table-row>
      </table:table>
      <table:table table:name="SYS_CFG" table:style-name="ta1" table:print="false"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lue</text:p>
          </table:table-cell>
        </table:table-row>
        <table:table-row table:style-name="ro3">
          <table:table-cell office:value-type="string">
            <text:p>sheet.max.rows</text:p>
          </table:table-cell>
          <table:table-cell office:value-type="float" office:value="100000">
            <text:p>100000</text:p>
          </table:table-cell>
        </table:table-row>
      </table:table>
      <table:table table:name="SYS_CMDS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Sheet-Command" form:control-implementation="ooo:com.sun.star.form.component.CommandButton" xml:id="control1" form:id="control1" form:label="Sheet-Command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Macro1.js?language=JavaScript&amp;location=document" xlink:type="simple"/>
              </office:event-listeners>
            </form:button>
          </form:form>
        </office:forms>
        <table:shapes>
          <draw:control draw:z-index="0" draw:text-style-name="P1" svg:width="2.8862in" svg:height="0.6232in" svg:x="10.2764in" svg:y="0.0433in" draw:control="control1"/>
        </table:shapes>
        <table:table-column table:style-name="co4" table:default-cell-style-name="ce1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row table:style-name="ro1">
          <table:table-cell table:style-name="Default" office:value-type="string">
            <text:p>Invoke</text:p>
          </table:table-cell>
          <table:table-cell table:style-name="ce1" office:value-type="float" office:value="8070101">
            <text:p>8070101</text:p>
          </table:table-cell>
          <table:table-cell table:number-columns-repeated="3"/>
          <table:table-cell office:value-type="string">
            <text:p>TODO</text:p>
          </table:table-cell>
          <table:table-cell office:value-type="string">
            <text:p>dropDownList</text:p>
          </table:table-cell>
        </table:table-row>
        <table:table-row table:style-name="ro1">
          <table:table-cell table:style-name="Default" office:value-type="string">
            <text:p>ID</text:p>
          </table:table-cell>
          <table:table-cell office:value-type="string">
            <text:p>Command</text:p>
          </table:table-cell>
          <table:table-cell office:value-type="string">
            <text:p>Arg0</text:p>
          </table:table-cell>
          <table:table-cell office:value-type="string">
            <text:p>Arg1</text:p>
          </table:table-cell>
          <table:table-cell office:value-type="string">
            <text:p>Arg2</text:p>
          </table:table-cell>
          <table:table-cell/>
          <table:table-cell office:value-type="string">
            <text:p>Descrip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ESET_SHEET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NETEASE_WASHED_2_DB</text:p>
          </table:table-cell>
          <table:table-cell table:number-columns-repeated="4"/>
          <table:table-cell office:value-type="string">
            <text:p>导入指标数据到DB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INA_WASHED_2_DB</text:p>
          </table:table-cell>
          <table:table-cell table:number-columns-repeated="4"/>
          <table:table-cell office:value-type="string">
            <text:p>导入市价到DB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SSE_CORPINFO_2_DB</text:p>
          </table:table-cell>
          <table:table-cell table:number-columns-repeated="4"/>
          <table:table-cell office:value-type="string">
            <text:p>导入上证公司信息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SSE_CORPINFO_FULLNAME_CATEGORY_2_DB</text:p>
          </table:table-cell>
          <table:table-cell table:number-columns-repeated="4"/>
          <table:table-cell office:value-type="string">
            <text:p>导入上证A股公司全称和分类信息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SZSE_CORPINFO_2_DB</text:p>
          </table:table-cell>
          <table:table-cell table:number-columns-repeated="4"/>
          <table:table-cell office:value-type="string">
            <text:p>导入深证公司信息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CNINFO_CORPINFO_2_DB</text:p>
          </table:table-cell>
          <table:table-cell table:number-columns-repeated="4"/>
          <table:table-cell office:value-type="string">
            <text:p>导入基本信息到DB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YS_SQL_QUERY</text:p>
          </table:table-cell>
          <table:table-cell office:value-type="string">
            <text:p>sql_alias</text:p>
          </table:table-cell>
          <table:table-cell table:number-columns-repeated="3"/>
          <table:table-cell office:value-type="string">
            <text:p>查询并显示指标表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YS_SQL_QUERY</text:p>
          </table:table-cell>
          <table:table-cell office:value-type="string">
            <text:p>sql_price</text:p>
          </table:table-cell>
          <table:table-cell table:number-columns-repeated="3"/>
          <table:table-cell office:value-type="string">
            <text:p>查询并显示市价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SYS_SQL_QUERY</text:p>
          </table:table-cell>
          <table:table-cell office:value-type="string">
            <text:p>sql_corpInfo</text:p>
          </table:table-cell>
          <table:table-cell table:number-columns-repeated="3"/>
          <table:table-cell office:value-type="string">
            <text:p>查询公司信息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SYS_SQL_UPDATE</text:p>
          </table:table-cell>
          <table:table-cell office:value-type="string">
            <text:p>sql_clean4</text:p>
          </table:table-cell>
          <table:table-cell table:number-columns-repeated="3"/>
          <table:table-cell office:value-type="string">
            <text:p>清除报表4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SYS_SQL_UPDATE</text:p>
          </table:table-cell>
          <table:table-cell office:value-type="string">
            <text:p>sql_clean_corp_info</text:p>
          </table:table-cell>
          <table:table-cell table:number-columns-repeated="3"/>
          <table:table-cell office:value-type="string">
            <text:p>清除公司信息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Default" office:value-type="float" office:value="31">
            <text:p>31</text:p>
          </table:table-cell>
          <table:table-cell office:value-type="string">
            <text:p>SYS_INDEX_TAB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短期流动性比率表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YS_INDEX_TABL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长期偿债能力比率表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YS_INDEX_TABLE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盈利能力比率表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YS_INDEX_TABLE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百分比表</text:p>
          </table:table-cell>
        </table:table-row>
        <table:table-row table:style-name="ro1">
          <table:table-cell table:style-name="Default" office:value-type="float" office:value="35">
            <text:p>35</text:p>
          </table:table-cell>
          <table:table-cell office:value-type="string">
            <text:p>SYS_INDEX_TA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市场情况表</text:p>
          </table:table-cell>
        </table:table-row>
        <table:table-row table:style-name="ro1">
          <table:table-cell table:style-name="Default" office:value-type="float" office:value="36">
            <text:p>36</text:p>
          </table:table-cell>
          <table:table-cell office:value-type="string">
            <text:p>SYS_INDEX_TABLE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杜邦分析表</text:p>
          </table:table-cell>
        </table:table-row>
        <table:table-row table:style-name="ro1">
          <table:table-cell table:style-name="Default" office:value-type="float" office:value="37">
            <text:p>37</text:p>
          </table:table-cell>
          <table:table-cell office:value-type="string">
            <text:p>SYS_INDEX_TABLE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净资产收益率表</text:p>
          </table:table-cell>
        </table:table-row>
        <table:table-row table:style-name="ro1">
          <table:table-cell table:style-name="Default" office:value-type="float" office:value="38">
            <text:p>38</text:p>
          </table:table-cell>
          <table:table-cell office:value-type="string">
            <text:p>SYS_INDEX_TABLE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净资产收益率变动表</text:p>
          </table:table-cell>
        </table:table-row>
        <table:table-row table:style-name="ro1">
          <table:table-cell table:style-name="Default" office:value-type="float" office:value="701">
            <text:p>701</text:p>
          </table:table-cell>
          <table:table-cell office:value-type="string">
            <text:p>SYS_INDEX_TABLE</text:p>
          </table:table-cell>
          <table:table-cell office:value-type="float" office:value="701">
            <text:p>701</text:p>
          </table:table-cell>
          <table:table-cell table:number-columns-repeated="3"/>
          <table:table-cell office:value-type="string">
            <text:p>财务杠杆率表</text:p>
          </table:table-cell>
        </table:table-row>
        <table:table-row table:style-name="ro1">
          <table:table-cell table:style-name="Default" office:value-type="float" office:value="702">
            <text:p>702</text:p>
          </table:table-cell>
          <table:table-cell office:value-type="string">
            <text:p>SYS_INDEX_TABLE</text:p>
          </table:table-cell>
          <table:table-cell office:value-type="float" office:value="702">
            <text:p>702</text:p>
          </table:table-cell>
          <table:table-cell table:number-columns-repeated="3"/>
          <table:table-cell office:value-type="string">
            <text:p>资产周转次数表</text:p>
          </table:table-cell>
        </table:table-row>
        <table:table-row table:style-name="ro1">
          <table:table-cell table:style-name="Default" office:value-type="float" office:value="703">
            <text:p>703</text:p>
          </table:table-cell>
          <table:table-cell office:value-type="string">
            <text:p>SYS_INDEX_TABLE</text:p>
          </table:table-cell>
          <table:table-cell office:value-type="float" office:value="703">
            <text:p>703</text:p>
          </table:table-cell>
          <table:table-cell table:number-columns-repeated="3"/>
          <table:table-cell office:value-type="string">
            <text:p>销售利润率表</text:p>
          </table:table-cell>
        </table:table-row>
        <table:table-row table:style-name="ro1">
          <table:table-cell table:style-name="Default" office:value-type="float" office:value="807">
            <text:p>807</text:p>
          </table:table-cell>
          <table:table-cell office:value-type="string">
            <text:p>SYS_SCOPED_INDEX_TABLE</text:p>
          </table:table-cell>
          <table:table-cell office:value-type="float" office:value="807">
            <text:p>807</text:p>
          </table:table-cell>
          <table:table-cell table:number-columns-repeated="4"/>
        </table:table-row>
        <table:table-row table:style-name="ro1">
          <table:table-cell table:style-name="Default" office:value-type="float" office:value="80703">
            <text:p>80703</text:p>
          </table:table-cell>
          <table:table-cell office:value-type="string">
            <text:p>SYS_SCOPED_INDEX_TABLE</text:p>
          </table:table-cell>
          <table:table-cell office:value-type="float" office:value="80703">
            <text:p>80703</text:p>
          </table:table-cell>
          <table:table-cell table:number-columns-repeated="4"/>
        </table:table-row>
        <table:table-row table:style-name="ro1">
          <table:table-cell table:style-name="Default" office:value-type="float" office:value="80702">
            <text:p>80702</text:p>
          </table:table-cell>
          <table:table-cell office:value-type="string">
            <text:p>SYS_SCOPED_INDEX_TABLE</text:p>
          </table:table-cell>
          <table:table-cell office:value-type="float" office:value="80702">
            <text:p>80702</text:p>
          </table:table-cell>
          <table:table-cell table:number-columns-repeated="4"/>
        </table:table-row>
        <table:table-row table:style-name="ro1">
          <table:table-cell table:style-name="Default" office:value-type="float" office:value="80701">
            <text:p>80701</text:p>
          </table:table-cell>
          <table:table-cell office:value-type="string">
            <text:p>SYS_SCOPED_INDEX_TABLE</text:p>
          </table:table-cell>
          <table:table-cell office:value-type="float" office:value="80701">
            <text:p>80701</text:p>
          </table:table-cell>
          <table:table-cell table:number-columns-repeated="4"/>
        </table:table-row>
        <table:table-row table:style-name="ro1">
          <table:table-cell table:style-name="Default" office:value-type="float" office:value="8070101">
            <text:p>8070101</text:p>
          </table:table-cell>
          <table:table-cell office:value-type="string">
            <text:p>SYS_SCOPED_INDEX_TABLE</text:p>
          </table:table-cell>
          <table:table-cell office:value-type="float" office:value="8070101">
            <text:p>8070101</text:p>
          </table:table-cell>
          <table:table-cell table:number-columns-repeated="4"/>
        </table:table-row>
      </table:table>
      <table:table table:name="SYS_SCOPED_INDEX_TABLE" table:style-name="ta1" table:print="false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TABLEID</text:p>
          </table:table-cell>
          <table:table-cell office:value-type="string">
            <text:p>SCOPE</text:p>
          </table:table-cell>
        </table:table-row>
        <table:table-row table:style-name="ro2">
          <table:table-cell office:value-type="float" office:value="807">
            <text:p>807</text:p>
          </table:table-cell>
          <table:table-cell office:value-type="string">
            <text:p>部分汽车企业净资产收益率表</text:p>
          </table:table-cell>
          <table:table-cell office:value-type="float" office:value="7">
            <text:p>7</text:p>
          </table:table-cell>
          <table:table-cell office:value-type="string">
            <text:p>and fullname like '%汽车%'</text:p>
          </table:table-cell>
        </table:table-row>
        <table:table-row table:style-name="ro2">
          <table:table-cell office:value-type="float" office:value="80703">
            <text:p>80703</text:p>
          </table:table-cell>
          <table:table-cell office:value-type="string">
            <text:p>部分汽车企业销售利润率表</text:p>
          </table:table-cell>
          <table:table-cell office:value-type="float" office:value="703">
            <text:p>703</text:p>
          </table:table-cell>
          <table:table-cell office:value-type="string">
            <text:p>and fullname like '%汽车%'</text:p>
          </table:table-cell>
        </table:table-row>
        <table:table-row table:style-name="ro2">
          <table:table-cell office:value-type="float" office:value="80701">
            <text:p>80701</text:p>
          </table:table-cell>
          <table:table-cell office:value-type="string">
            <text:p>部分汽车企业杠杆率表</text:p>
          </table:table-cell>
          <table:table-cell office:value-type="float" office:value="701">
            <text:p>701</text:p>
          </table:table-cell>
          <table:table-cell office:value-type="string">
            <text:p>and fullname like '%汽车%'</text:p>
          </table:table-cell>
        </table:table-row>
        <table:table-row table:style-name="ro2">
          <table:table-cell office:value-type="float" office:value="80702">
            <text:p>80702</text:p>
          </table:table-cell>
          <table:table-cell office:value-type="string">
            <text:p>部分汽车企业资产周转率表</text:p>
          </table:table-cell>
          <table:table-cell office:value-type="float" office:value="702">
            <text:p>702</text:p>
          </table:table-cell>
          <table:table-cell office:value-type="string">
            <text:p>and fullname like '%汽车%'</text:p>
          </table:table-cell>
        </table:table-row>
        <table:table-row table:style-name="ro2">
          <table:table-cell office:value-type="float" office:value="8070101">
            <text:p>8070101</text:p>
          </table:table-cell>
          <table:table-cell office:value-type="string">
            <text:p>部分汽车企业财务费用表</text:p>
          </table:table-cell>
          <table:table-cell office:value-type="float" office:value="70101">
            <text:p>70101</text:p>
          </table:table-cell>
          <table:table-cell office:value-type="string">
            <text:p>and fullname like '%汽车%'</text:p>
          </table:table-cell>
        </table:table-row>
      </table:table>
      <table:table table:name="SYS_INDEX_TABLE" table:style-name="ta1" table:print="false">
        <office:forms form:automatic-focus="false" form:apply-design-mode="false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ABLE</text:p>
          </table:table-cell>
          <table:table-cell office:value-type="string">
            <text:p>INDEX1</text:p>
          </table:table-cell>
          <table:table-cell office:value-type="string">
            <text:p>INDEX2</text:p>
          </table:table-cell>
          <table:table-cell office:value-type="string">
            <text:p>INDEX3</text:p>
          </table:table-cell>
          <table:table-cell office:value-type="string">
            <text:p>INDEX4</text:p>
          </table:table-cell>
          <table:table-cell office:value-type="string">
            <text:p>INDEX5</text:p>
          </table:table-cell>
          <table:table-cell office:value-type="string">
            <text:p>INDEX6</text:p>
          </table:table-cell>
          <table:table-cell office:value-type="string">
            <text:p>INDEX7</text:p>
          </table:table-cell>
          <table:table-cell office:value-type="string">
            <text:p>INDEX8</text:p>
          </table:table-cell>
          <table:table-cell office:value-type="string">
            <text:p>INDEX9</text:p>
          </table:table-cell>
          <table:table-cell office:value-type="string">
            <text:p>INDEX10</text:p>
          </table:table-cell>
          <table:table-cell office:value-type="string">
            <text:p>INDEX11</text:p>
          </table:table-cell>
          <table:table-cell office:value-type="string">
            <text:p>INDEX12</text:p>
          </table:table-cell>
          <table:table-cell office:value-type="string">
            <text:p>INDEX13</text:p>
          </table:table-cell>
          <table:table-cell office:value-type="string">
            <text:p>INDEX14</text:p>
          </table:table-cell>
          <table:table-cell office:value-type="string">
            <text:p>INDEX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短期流动性比率表</text:p>
          </table:table-cell>
          <table:table-cell office:value-type="string">
            <text:p>流动比率@2016/12/31</text:p>
          </table:table-cell>
          <table:table-cell office:value-type="string">
            <text:p>速动比率@2016/12/31</text:p>
          </table:table-cell>
          <table:table-cell table:style-name="ce3" office:value-type="string">
            <text:p>应收账款周转次数@2016/12/31</text:p>
          </table:table-cell>
          <table:table-cell table:style-name="ce3" office:value-type="string">
            <text:p>应收账款周转天数@2016/12/31</text:p>
          </table:table-cell>
          <table:table-cell office:value-type="string">
            <text:p>存货周转次数@2016/12/31</text:p>
          </table:table-cell>
          <table:table-cell table:number-columns-repeated="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长期偿债能力比率表</text:p>
          </table:table-cell>
          <table:table-cell office:value-type="string">
            <text:p>资产负债率@2016/12/31</text:p>
          </table:table-cell>
          <table:table-cell office:value-type="string">
            <text:p>净资产负债率@2016/12/31</text:p>
          </table:table-cell>
          <table:table-cell table:style-name="ce3" office:value-type="string">
            <text:p>利息保障倍数@2016/12/31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盈利能力比率表</text:p>
          </table:table-cell>
          <table:table-cell office:value-type="string">
            <text:p>净资产收益率@2016/12/31</text:p>
          </table:table-cell>
          <table:table-cell office:value-type="string">
            <text:p>毛利率@2016/12/31</text:p>
          </table:table-cell>
          <table:table-cell office:value-type="string">
            <text:p>销售利润率@2016/12/31</text:p>
          </table:table-cell>
          <table:table-cell office:value-type="string">
            <text:p>资产周转次数@2016/12/31</text:p>
          </table:table-cell>
          <table:table-cell office:value-type="string">
            <text:p>息税前销售利润率@2016/12/31</text:p>
          </table:table-cell>
          <table:table-cell office:value-type="string">
            <text:p>资产收益率@2016/12/31</text:p>
          </table:table-cell>
          <table:table-cell office:value-type="string">
            <text:p>基本每股收益@2016/12/31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营业额百分比利润表</text:p>
          </table:table-cell>
          <table:table-cell office:value-type="string">
            <text:p>营总比@2016/12/31</text:p>
          </table:table-cell>
          <table:table-cell office:value-type="string">
            <text:p>营业总成本比@2016/12/31</text:p>
          </table:table-cell>
          <table:table-cell office:value-type="string">
            <text:p>营业利润比@2016/12/31</text:p>
          </table:table-cell>
          <table:table-cell office:value-type="string">
            <text:p>税前利润比@2016/12/31</text:p>
          </table:table-cell>
          <table:table-cell table:number-columns-repeated="1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市场情况表</text:p>
          </table:table-cell>
          <table:table-cell office:value-type="string">
            <text:p>每股市价@2017/06/15</text:p>
          </table:table-cell>
          <table:table-cell office:value-type="string">
            <text:p>总市值@2017/06/15,2016/12/31</text:p>
          </table:table-cell>
          <table:table-cell table:number-columns-repeated="1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杜邦分析表</text:p>
          </table:table-cell>
          <table:table-cell office:value-type="string">
            <text:p>销售利润率@2016/12/31</text:p>
          </table:table-cell>
          <table:table-cell office:value-type="string">
            <text:p>资产周转次数@2016/12/31,2015/12/31</text:p>
          </table:table-cell>
          <table:table-cell office:value-type="string">
            <text:p>财务杠杆@2016/12/31,2015/12/31</text:p>
          </table:table-cell>
          <table:table-cell office:value-type="string">
            <text:p>净资产收益率@2016/12/31,2015/12/31</text:p>
          </table:table-cell>
          <table:table-cell office:value-type="string">
            <text:p>销售利润率@2015/12/31</text:p>
          </table:table-cell>
          <table:table-cell office:value-type="string">
            <text:p>资产周转次数@2015/12/31,2014/12/31</text:p>
          </table:table-cell>
          <table:table-cell office:value-type="string">
            <text:p>财务杠杆@2015/12/31,2014/12/31</text:p>
          </table:table-cell>
          <table:table-cell office:value-type="string">
            <text:p>净资产收益率@2015/12/31,2014/12/31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净资产收益率表</text:p>
          </table:table-cell>
          <table:table-cell office:value-type="string">
            <text:p>净资产收益率@2016/12/31,2015/12/31</text:p>
          </table:table-cell>
          <table:table-cell office:value-type="string">
            <text:p>净资产收益率@2015/12/31,2014/12/31</text:p>
          </table:table-cell>
          <table:table-cell office:value-type="string">
            <text:p>净资产收益率@2014/12/31,2013/12/31</text:p>
          </table:table-cell>
          <table:table-cell office:value-type="string">
            <text:p>净资产收益率@2013/12/31,2012/12/31</text:p>
          </table:table-cell>
          <table:table-cell office:value-type="string">
            <text:p>净资产收益率@2012/12/31,2011/12/31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净资产收益率变动表</text:p>
          </table:table-cell>
          <table:table-cell office:value-type="string">
            <text:p>净资产收益率变动@2016/12/31,2015/12/31,2014/12/31</text:p>
          </table:table-cell>
          <table:table-cell office:value-type="string">
            <text:p>净资产收益率变动@2015/12/31,2014/12/31,2013/12/31</text:p>
          </table:table-cell>
          <table:table-cell office:value-type="string">
            <text:p>净资产收益率变动@2014/12/31,2013/12/31,2012/12/31</text:p>
          </table:table-cell>
          <table:table-cell office:value-type="string">
            <text:p>净资产收益率变动@2013/12/31,2012/12/31,2011/12/31</text:p>
          </table:table-cell>
          <table:table-cell office:value-type="string">
            <text:p>净资产收益率变动@2012/12/31,2011/12/31,2010/12/31</text:p>
          </table:table-cell>
          <table:table-cell table:number-columns-repeated="10"/>
        </table:table-row>
        <table:table-row table:style-name="ro2">
          <table:table-cell table:style-name="ce2" office:value-type="float" office:value="701">
            <text:p>701</text:p>
          </table:table-cell>
          <table:table-cell office:value-type="string">
            <text:p>财务杠杆率表</text:p>
          </table:table-cell>
          <table:table-cell office:value-type="string">
            <text:p>财务杠杆@2016/12/31,2015/12/31</text:p>
          </table:table-cell>
          <table:table-cell office:value-type="string">
            <text:p>财务杠杆@2015/12/31,2014/12/31</text:p>
          </table:table-cell>
          <table:table-cell office:value-type="string">
            <text:p>财务杠杆@2014/12/31,2013/12/31</text:p>
          </table:table-cell>
          <table:table-cell office:value-type="string">
            <text:p>财务杠杆@2013/12/31,2012/12/31</text:p>
          </table:table-cell>
          <table:table-cell office:value-type="string">
            <text:p>财务杠杆@2012/12/31,2011/12/31</text:p>
          </table:table-cell>
          <table:table-cell table:number-columns-repeated="10"/>
        </table:table-row>
        <table:table-row table:style-name="ro2">
          <table:table-cell office:value-type="float" office:value="702">
            <text:p>702</text:p>
          </table:table-cell>
          <table:table-cell office:value-type="string">
            <text:p>资产周转次数表</text:p>
          </table:table-cell>
          <table:table-cell office:value-type="string">
            <text:p>资产周转次数@2016/12/31,2015/12/31</text:p>
          </table:table-cell>
          <table:table-cell office:value-type="string">
            <text:p>资产周转次数@2015/12/31,2014/12/31</text:p>
          </table:table-cell>
          <table:table-cell office:value-type="string">
            <text:p>资产周转次数@2014/12/31,2013/12/31</text:p>
          </table:table-cell>
          <table:table-cell office:value-type="string">
            <text:p>资产周转次数@2013/12/31,2012/12/31</text:p>
          </table:table-cell>
          <table:table-cell office:value-type="string">
            <text:p>资产周转次数@2012/12/31,2011/12/31</text:p>
          </table:table-cell>
          <table:table-cell table:number-columns-repeated="10"/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销售利润率表</text:p>
          </table:table-cell>
          <table:table-cell office:value-type="string">
            <text:p>销售利润率@2016/12/31,2015/12/31</text:p>
          </table:table-cell>
          <table:table-cell office:value-type="string">
            <text:p>销售利润率@2015/12/31,2014/12/31</text:p>
          </table:table-cell>
          <table:table-cell office:value-type="string">
            <text:p>销售利润率@2014/12/31,2013/12/31</text:p>
          </table:table-cell>
          <table:table-cell office:value-type="string">
            <text:p>销售利润率@2013/12/31,2012/12/31</text:p>
          </table:table-cell>
          <table:table-cell office:value-type="string">
            <text:p>销售利润率@2012/12/31,2011/12/31</text:p>
          </table:table-cell>
          <table:table-cell table:number-columns-repeated="10"/>
        </table:table-row>
        <table:table-row table:style-name="ro2">
          <table:table-cell office:value-type="float" office:value="70101">
            <text:p>70101</text:p>
          </table:table-cell>
          <table:table-cell office:value-type="string">
            <text:p>财务费用率表</text:p>
          </table:table-cell>
          <table:table-cell office:value-type="string">
            <text:p>财务费用率@2016/12/31</text:p>
          </table:table-cell>
          <table:table-cell office:value-type="string">
            <text:p>财务费用率@2015/12/31</text:p>
          </table:table-cell>
          <table:table-cell office:value-type="string">
            <text:p>财务费用率@2014/12/31</text:p>
          </table:table-cell>
          <table:table-cell office:value-type="string">
            <text:p>财务费用率@2013/12/31</text:p>
          </table:table-cell>
          <table:table-cell office:value-type="string">
            <text:p>财务费用率@2012/12/31</text:p>
          </table:table-cell>
          <table:table-cell table:number-columns-repeated="10"/>
        </table:table-row>
      </table:table>
      <table:table table:name="SYS_INDEX_DEFINE" table:style-name="ta1" table:print="false">
        <office:forms form:automatic-focus="false" form:apply-design-mode="false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INDEX</text:p>
          </table:table-cell>
          <table:table-cell office:value-type="string">
            <text:p>FORMULA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总资产</text:p>
          </table:table-cell>
          <table:table-cell office:value-type="string">
            <text:p>资产总计@date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总负债</text:p>
          </table:table-cell>
          <table:table-cell office:value-type="string">
            <text:p>负债合计@date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营总比</text:p>
          </table:table-cell>
          <table:table-cell office:value-type="string">
            <text:p>营业总收入@date/营业总收入@date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营业总成本比</text:p>
          </table:table-cell>
          <table:table-cell office:value-type="string">
            <text:p>营业总成本@date/营业总收入@date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营业利润比</text:p>
          </table:table-cell>
          <table:table-cell office:value-type="string">
            <text:p>营业利润@date/营业总收入@date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税前利润比</text:p>
          </table:table-cell>
          <table:table-cell office:value-type="string">
            <text:p>利润总额@date/营业总收入@date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流动比率</text:p>
          </table:table-cell>
          <table:table-cell office:value-type="string">
            <text:p>流动资产合计@date/流动负债合计@date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速动比率</text:p>
          </table:table-cell>
          <table:table-cell office:value-type="string">
            <text:p>(流动资产合计@date-存货@date)/流动负债合计@date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应收账款周转次数</text:p>
          </table:table-cell>
          <table:table-cell office:value-type="string">
            <text:p>营业总收入@date*2/(应收账款@date+应收账款@predate)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应收账款周转天数</text:p>
          </table:table-cell>
          <table:table-cell office:value-type="string">
            <text:p>365/(营业总收入@date*2/(应收账款@date+应收账款@predate))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存货周转次数</text:p>
          </table:table-cell>
          <table:table-cell office:value-type="string">
            <text:p>营业成本@date*2/(存货@date+存货@predate)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资产负债率</text:p>
          </table:table-cell>
          <table:table-cell office:value-type="string">
            <text:p>负债合计@date/资产总计@date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净资产负债率</text:p>
          </table:table-cell>
          <table:table-cell office:value-type="string">
            <text:p>负债合计@date/所有者权益合计@date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利息保障倍数</text:p>
          </table:table-cell>
          <table:table-cell office:value-type="string">
            <text:p>(利润总额@date-财务费用@date)/财务费用@date</text:p>
          </table:table-cell>
          <table:table-cell office:value-type="string">
            <text:p>利息支出在利润表中大部分公司未列车,只是为体现财务费用,财务费用为利息支出减去利息收入的合计,不能完全体现利息支出情况.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净资产收益率</text:p>
          </table:table-cell>
          <table:table-cell office:value-type="string">
            <text:p>净利润@date0*2/(所有者权益合计@date0+所有者权益合计@date1)</text:p>
          </table:table-cell>
          <table:table-cell office:value-type="string">
            <text:p>分子应该是净收益减去优先股股利.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毛利率</text:p>
          </table:table-cell>
          <table:table-cell office:value-type="string">
            <text:p>(营业总收入@date-营业成本@date)/营业成本@date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销售利润率</text:p>
          </table:table-cell>
          <table:table-cell office:value-type="string">
            <text:p>净利润@date0/营业总收入@date0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资产周转次数</text:p>
          </table:table-cell>
          <table:table-cell office:value-type="string">
            <text:p>营业总收入@date0*2/(资产总计@date0+资产总计@date1)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息税前销售利润率</text:p>
          </table:table-cell>
          <table:table-cell office:value-type="string">
            <text:p>(利润总额@date-财务费用@date)/营业总收入@date</text:p>
          </table:table-cell>
          <table:table-cell office:value-type="string">
            <text:p>利息支出未列出,那么息税前利润的计算如何进行?如果财务费用为负数,应视为0?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资产收益率</text:p>
          </table:table-cell>
          <table:table-cell office:value-type="string">
            <text:p>(利润总额@date-财务费用@date0)*2/(资产总计@date0+资产总计@date1)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基本每股收益</text:p>
          </table:table-cell>
          <table:table-cell office:value-type="string">
            <text:p>净利润@date0/实收资本@date0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财务杠杆</text:p>
          </table:table-cell>
          <table:table-cell office:value-type="string">
            <text:p>(资产总计@date0+资产总计@date1)/(所有者权益合计@date0+所有者权益合计@date1)</text:p>
          </table:table-cell>
          <table:table-cell/>
        </table:table-row>
        <table:table-row table:style-name="ro2">
          <table:table-cell office:value-type="float" office:value="3801">
            <text:p>3801</text:p>
          </table:table-cell>
          <table:table-cell office:value-type="string">
            <text:p>财务费用率</text:p>
          </table:table-cell>
          <table:table-cell office:value-type="string">
            <text:p>财务费用@date0/营业总收入@date0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净资产收益率变动</text:p>
          </table:table-cell>
          <table:table-cell office:value-type="string">
            <text:p>净利润@date0*2/(所有者权益合计@date0+所有者权益合计@date1)-净利润@date1*2/(所有者权益合计@date1+所有者权益合计@date2)</text:p>
          </table:table-cell>
          <table:table-cell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每股市价</text:p>
          </table:table-cell>
          <table:table-cell office:value-type="string">
            <text:p><text:a xlink:href="mailto:PRICE@date">PRICE@date</text:a>0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总市值</text:p>
          </table:table-cell>
          <table:table-cell office:value-type="string">
            <text:p><text:a xlink:href="mailto:PRICE@date">PRICE@date</text:a>0*实收资本@date1</text:p>
          </table:table-cell>
          <table:table-cell/>
        </table:table-row>
      </table:table>
      <table:table table:name="SYS_SQL_UPDATE" table:style-name="ta1" table:print="false"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QL</text:p>
          </table:table-cell>
        </table:table-row>
        <table:table-row table:style-name="ro3">
          <table:table-cell office:value-type="string">
            <text:p>sql_clean4</text:p>
          </table:table-cell>
          <table:table-cell table:style-name="ce4" office:value-type="string">
            <text:p>delete from corp_report_4</text:p>
          </table:table-cell>
        </table:table-row>
        <table:table-row table:style-name="ro3">
          <table:table-cell table:style-name="ce1" office:value-type="string">
            <text:p>sql_clean_corp_info</text:p>
          </table:table-cell>
          <table:table-cell office:value-type="string">
            <text:p>delete from corp_info </text:p>
          </table:table-cell>
        </table:table-row>
      </table:table>
      <table:table table:name="SYS_SQL_QUERY" table:style-name="ta1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ce4"/>
        <table:table-column table:style-name="co24" table:default-cell-style-name="Default"/>
        <table:table-column table:style-name="co4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SQL</text:p>
          </table:table-cell>
          <table:table-cell office:value-type="string">
            <text:p>TargetSheet</text:p>
          </table:table-cell>
          <table:table-cell office:value-type="string">
            <text:p>Descirption</text:p>
          </table:table-cell>
        </table:table-row>
        <table:table-row table:style-name="ro3">
          <table:table-cell office:value-type="string">
            <text:p>sql_alias</text:p>
          </table:table-cell>
          <table:table-cell office:value-type="string">
            <text:p>Select * from alias_info</text:p>
          </table:table-cell>
          <table:table-cell office:value-type="string">
            <text:p>SQL001</text:p>
          </table:table-cell>
          <table:table-cell office:value-type="string">
            <text:p>指标别名表</text:p>
          </table:table-cell>
        </table:table-row>
        <table:table-row table:style-name="ro3">
          <table:table-cell office:value-type="string">
            <text:p>sql_corpInfo</text:p>
          </table:table-cell>
          <table:table-cell office:value-type="string">
            <text:p>Select * from corp_info order by corpId</text:p>
          </table:table-cell>
          <table:table-cell office:value-type="string">
            <text:p>SQL_CORP_INFO</text:p>
          </table:table-cell>
          <table:table-cell/>
        </table:table-row>
        <table:table-row table:style-name="ro3">
          <table:table-cell office:value-type="string">
            <text:p>sql_zcfzb</text:p>
          </table:table-cell>
          <table:table-cell office:value-type="string">
            <text:p>Select * from corp_report_1 limit 100</text:p>
          </table:table-cell>
          <table:table-cell office:value-type="string">
            <text:p>SQL_ZCFZB</text:p>
          </table:table-cell>
          <table:table-cell/>
        </table:table-row>
        <table:table-row table:style-name="ro3">
          <table:table-cell office:value-type="string">
            <text:p>sql_lrb</text:p>
          </table:table-cell>
          <table:table-cell office:value-type="string">
            <text:p>Select * from corp_report_2 limit 100</text:p>
          </table:table-cell>
          <table:table-cell office:value-type="string">
            <text:p>SQL_LRB</text:p>
          </table:table-cell>
          <table:table-cell/>
        </table:table-row>
        <table:table-row table:style-name="ro3">
          <table:table-cell office:value-type="string">
            <text:p>sql_xjllb</text:p>
          </table:table-cell>
          <table:table-cell office:value-type="string">
            <text:p>Select * from corp_report_3 limit 100</text:p>
          </table:table-cell>
          <table:table-cell office:value-type="string">
            <text:p>SQL_XJLLB</text:p>
          </table:table-cell>
          <table:table-cell/>
        </table:table-row>
        <table:table-row table:style-name="ro3">
          <table:table-cell office:value-type="string">
            <text:p>sql_zcfzb_2016</text:p>
          </table:table-cell>
          <table:table-cell office:value-type="string">
            <text:p>Select * from corp_report_1 where reportDate=PARSEDATETIME('2016/12/31','yyyy/MM/dd') Limit 100</text:p>
          </table:table-cell>
          <table:table-cell office:value-type="string">
            <text:p>SQL_ZCFZB_2016</text:p>
          </table:table-cell>
          <table:table-cell/>
        </table:table-row>
        <table:table-row table:style-name="ro3">
          <table:table-cell office:value-type="string">
            <text:p>sql_price</text:p>
          </table:table-cell>
          <table:table-cell office:value-type="string">
            <text:p>Select * from corp_report_4 order by corpId limit 3500</text:p>
          </table:table-cell>
          <table:table-cell office:value-type="string">
            <text:p>SQL_PRICE</text:p>
          </table:table-cell>
          <table:table-cell/>
        </table:table-row>
        <table:table-row table:style-name="ro4">
          <table:table-cell office:value-type="string">
            <text:p>sql_tmp</text:p>
          </table:table-cell>
          <table:table-cell office:value-type="string">
            <text:p>select corpId,corpName,(select d_1 from corp_report_1 r1 where r1.reportDate=PARSEDATETIME('2016/12/31','yyyy/MM/dd') and r1.corpId=r2.corpId ),(select d_2 from corp_report_1 r1 where r1.reportDate=PARSEDATETIME('2016/12/31','yyyy/MM/dd') and r1.corpId=r2.corpId ),(select d_1 from corp_report_1 r1 where r1.reportDate=PARSEDATETIME('2016/12/31','yyyy/MM/dd') and r1.corpId=r2.corpId )+IFNULL((select d_2 from corp_report_1 r1 where r1.reportDate=PARSEDATETIME('2016/12/31','yyyy/MM/dd') and r1.corpId=r2.corpId ),0) from corp_info r2 order by corpId</text:p>
          </table:table-cell>
          <table:table-cell office:value-type="string">
            <text:p>SQL_TMP1</text:p>
          </table:table-cell>
          <table:table-cell/>
        </table:table-row>
        <table:table-row table:style-name="ro5">
          <table:table-cell office:value-type="string">
            <text:p>sql_tmp2</text:p>
          </table:table-cell>
          <table:table-cell office:value-type="string">
            <text:p>select corpId as CORP,corpName as NAME,IFNULL((select r.d_52 from corp_report_1 as r where r.corpId = ci.corpId and r.reportDate = PARSEDATETIME('2016/12/31','yyyy/MM/dd')),0) as 总资产_2016_12_31,IFNULL((select r.d_94 from corp_report_1 as r where r.corpId = ci.corpId and r.reportDate = PARSEDATETIME('2016/12/31','yyyy/MM/dd')),0) as 总负债 from corp_info as ci where 1=1 order by corpId</text:p>
          </table:table-cell>
          <table:table-cell office:value-type="string">
            <text:p>SQL_TMP2</text:p>
          </table:table-cell>
          <table:table-cell/>
        </table:table-row>
        <table:table-row table:style-name="ro6">
          <table:table-cell office:value-type="string">
            <text:p>sql_tmp3</text:p>
          </table:table-cell>
          <table:table-cell office:value-type="string">
            <text:p>select corpId as CORP,corpName as NAME,(select r.d_94 from corp_report_1 as r where r.corpId = ci.corpId and r.reportDate = PARSEDATETIME('2016/12/31','yyyy/MM/dd'))/(select r.d_52 from corp_report_1 as r where r.corpId= ci.corpId and r.reportDate = PARSEDATETIME('2016/12/31','yyyy/MM/dd')) as _2016_12_31 from corp_info as ci where 1=1</text:p>
          </table:table-cell>
          <table:table-cell office:value-type="string">
            <text:p>SQL_TMP2</text:p>
          </table:table-cell>
          <table:table-cell/>
        </table:table-row>
        <table:table-row table:style-name="ro6" table:number-rows-repeated="1048564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营业额百分比利润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5"/>
        <table:table-column table:style-name="co25" table:default-cell-style-name="ce5"/>
        <table:table-column table:style-name="co26" table:default-cell-style-name="Default"/>
        <table:table-column table:style-name="co26" table:default-cell-style-name="ce5"/>
        <table:table-column table:style-name="co4" table:number-columns-repeated="2" table:default-cell-style-name="Default"/>
        <table:table-row table:style-name="ro1" table:number-rows-repeated="21">
          <table:table-cell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5"/>
        </table:table-row>
        <table:table-row table:style-name="ro1" table:number-rows-repeated="1044">
          <table:table-cell table:number-columns-repeated="4"/>
          <table:table-cell table:style-name="ce5"/>
          <table:table-cell table:number-columns-repeated="3"/>
        </table:table-row>
        <table:table-row table:style-name="ro1" table:number-rows-repeated="104750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短期流动性比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27" table:number-columns-repeated="2" table:default-cell-style-name="ce7"/>
        <table:table-column table:style-name="co16" table:number-columns-repeated="2" table:default-cell-style-name="ce7"/>
        <table:table-column table:style-name="co28" table:default-cell-style-name="ce7"/>
        <table:table-column table:style-name="co4" table:number-columns-repeated="1017" table:default-cell-style-name="Default"/>
        <table:table-row table:style-name="ro1">
          <table:table-cell table:style-name="ce1" table:number-columns-repeated="2"/>
          <table:table-cell table:style-name="ce6" table:number-columns-repeated="5"/>
          <table:table-cell table:style-name="ce1" table:number-columns-repeated="101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长期偿债能力比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8"/>
        <table:table-column table:style-name="co28" table:default-cell-style-name="ce8"/>
        <table:table-column table:style-name="co4" table:default-cell-style-name="ce7"/>
        <table:table-row table:style-name="ro1" table:number-rows-repeated="104857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盈利能力比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8"/>
        <table:table-column table:style-name="co29" table:default-cell-style-name="ce8"/>
        <table:table-column table:style-name="co30" table:default-cell-style-name="ce8"/>
        <table:table-column table:style-name="co31" table:default-cell-style-name="ce7"/>
        <table:table-column table:style-name="co32" table:default-cell-style-name="ce8"/>
        <table:table-column table:style-name="co33" table:default-cell-style-name="ce8"/>
        <table:table-column table:style-name="co34" table:default-cell-style-name="ce7"/>
        <table:table-row table:style-name="ro1" table:number-rows-repeated="10485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市场情况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number-columns-repeated="4"/>
        </table:table-row>
      </table:table>
      <table:table table:name="SQL_PRICE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37" table:default-cell-style-name="Default"/>
        <table:table-row table:style-name="ro1">
          <table:table-cell table:number-columns-repeated="3"/>
        </table:table-row>
      </table:table>
      <table:table table:name="杜邦分析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38" table:default-cell-style-name="ce8"/>
        <table:table-column table:style-name="co39" table:default-cell-style-name="ce7"/>
        <table:table-column table:style-name="co40" table:default-cell-style-name="ce7"/>
        <table:table-column table:style-name="co41" table:default-cell-style-name="ce8"/>
        <table:table-column table:style-name="co42" table:default-cell-style-name="ce8"/>
        <table:table-column table:style-name="co42" table:default-cell-style-name="ce7"/>
        <table:table-column table:style-name="co43" table:default-cell-style-name="ce7"/>
        <table:table-column table:style-name="co44" table:default-cell-style-name="ce8"/>
        <table:table-row table:style-name="ro1" table:number-rows-repeated="104857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净资产收益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5" table:default-cell-style-name="ce8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/>
          <table:table-cell table:number-columns-repeated="6"/>
          <table:table-cell>
            <draw:frame table:end-cell-address="净资产收益率表.R21" table:end-x="0.7579in" table:end-y="0.1669in" draw:z-index="0" draw:style-name="gr1" draw:text-style-name="P2" svg:width="8.4181in" svg:height="3.4685in" svg:x="0.3409in" svg:y="0.0768in">
              <draw:object draw:notify-on-update-of-ranges="净资产收益率表.C1:净资产收益率表.G1 净资产收益率表.B2:净资产收益率表.B2 净资产收益率表.C2:净资产收益率表.G2 净资产收益率表.B43:净资产收益率表.B43 净资产收益率表.C43:净资产收益率表.G43 净资产收益率表.B3:净资产收益率表.B3 净资产收益率表.C3:净资产收益率表.G3 净资产收益率表.B4:净资产收益率表.B4 净资产收益率表.C4:净资产收益率表.G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/>
          <table:table-cell table:number-columns-repeated="7"/>
        </table:table-row>
        <table:table-row table:style-name="ro1">
          <table:table-cell/>
          <table:table-cell/>
          <table:table-cell table:number-columns-repeated="7"/>
        </table:table-row>
        <table:table-row table:style-name="ro1" table:number-rows-repeated="38">
          <table:table-cell table:number-columns-repeated="9"/>
        </table:table-row>
        <table:table-row table:style-name="ro1">
          <table:table-cell/>
          <table:table-cell/>
          <table:table-cell table:number-columns-repeated="7"/>
        </table:table-row>
        <table:table-row table:style-name="ro1" table:number-rows-repeated="104853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财务杠杆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6" table:default-cell-style-name="ce7"/>
        <table:table-row table:style-name="ro1" table:number-rows-repeated="104857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资产周转次数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6" table:default-cell-style-name="ce7"/>
        <table:table-column table:style-name="co4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/>
          <table:table-cell table:number-columns-repeated="8"/>
        </table:table-row>
        <table:table-row table:style-name="ro1">
          <table:table-cell/>
          <table:table-cell/>
          <table:table-cell table:number-columns-repeated="7"/>
          <table:table-cell>
            <draw:frame table:end-cell-address="资产周转次数表.Q23" table:end-x="0.324in" table:end-y="0.0228in" draw:z-index="0" draw:style-name="gr1" draw:text-style-name="P2" svg:width="6.2988in" svg:height="3.4661in" svg:x="0.2484in" svg:y="0.1126in">
              <draw:object draw:notify-on-update-of-ranges="资产周转次数表.B2:资产周转次数表.B2 资产周转次数表.C2:资产周转次数表.G2 资产周转次数表.B3:资产周转次数表.B3 资产周转次数表.C3:资产周转次数表.G3 资产周转次数表.B4:资产周转次数表.B4 资产周转次数表.C4:资产周转次数表.G4 资产周转次数表.B43:资产周转次数表.B43 资产周转次数表.C43:资产周转次数表.G4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/>
          <table:table-cell table:number-columns-repeated="8"/>
        </table:table-row>
        <table:table-row table:style-name="ro1" table:number-rows-repeated="38">
          <table:table-cell table:number-columns-repeated="10"/>
        </table:table-row>
        <table:table-row table:style-name="ro1">
          <table:table-cell/>
          <table:table-cell/>
          <table:table-cell table:number-columns-repeated="8"/>
        </table:table-row>
        <table:table-row table:style-name="ro1" table:number-rows-repeated="104853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销售利润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6" table:default-cell-style-name="ce8"/>
        <table:table-row table:style-name="ro1" table:number-rows-repeated="3245"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 table:number-rows-repeated="104532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QL_CORP_INFO" table:style-name="ta1" table:print="false">
        <office:forms form:automatic-focus="false" form:apply-design-mode="false"/>
        <table:table-column table:style-name="co4" table:number-columns-repeated="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" table:number-columns-repeated="3" table:default-cell-style-name="Default"/>
        <table:table-column table:style-name="co47" table:default-cell-style-name="Default"/>
        <table:table-row table:style-name="ro1">
          <table:table-cell table:number-columns-repeated="9"/>
        </table:table-row>
      </table:table>
      <table:table table:name="金融业销售利润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5" table:default-cell-style-name="ce8"/>
        <table:table-row table:style-name="ro1" table:number-rows-repeated="104857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部分汽车企业销售利润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8" table:default-cell-style-name="ce8"/>
        <table:table-column table:style-name="co4" table:number-columns-repeated="4" table:default-cell-style-name="ce8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5"/>
          <table:table-cell>
            <draw:frame table:end-cell-address="部分汽车企业销售利润率表.V62" table:end-x="0.363in" table:end-y="0.0673in" draw:z-index="0" draw:style-name="gr1" draw:text-style-name="P2" svg:width="12.774in" svg:height="8.7488in" svg:x="0.0354in" svg:y="0.0311in">
              <draw:object draw:notify-on-update-of-ranges="部分汽车企业销售利润率表.B2:部分汽车企业销售利润率表.B2 部分汽车企业销售利润率表.C2:部分汽车企业销售利润率表.G2 部分汽车企业销售利润率表.B3:部分汽车企业销售利润率表.B3 部分汽车企业销售利润率表.C3:部分汽车企业销售利润率表.G3 部分汽车企业销售利润率表.B4:部分汽车企业销售利润率表.B4 部分汽车企业销售利润率表.C4:部分汽车企业销售利润率表.G4 部分汽车企业销售利润率表.B5:部分汽车企业销售利润率表.B5 部分汽车企业销售利润率表.C5:部分汽车企业销售利润率表.G5 部分汽车企业销售利润率表.B6:部分汽车企业销售利润率表.B6 部分汽车企业销售利润率表.C6:部分汽车企业销售利润率表.G6 部分汽车企业销售利润率表.B8:部分汽车企业销售利润率表.B8 部分汽车企业销售利润率表.C8:部分汽车企业销售利润率表.G8 部分汽车企业销售利润率表.B10:部分汽车企业销售利润率表.B10 部分汽车企业销售利润率表.C10:部分汽车企业销售利润率表.G10 部分汽车企业销售利润率表.B11:部分汽车企业销售利润率表.B11 部分汽车企业销售利润率表.C11:部分汽车企业销售利润率表.G11 部分汽车企业销售利润率表.B12:部分汽车企业销售利润率表.B12 部分汽车企业销售利润率表.C12:部分汽车企业销售利润率表.G12 部分汽车企业销售利润率表.B13:部分汽车企业销售利润率表.B13 部分汽车企业销售利润率表.C13:部分汽车企业销售利润率表.G13 部分汽车企业销售利润率表.B14:部分汽车企业销售利润率表.B14 部分汽车企业销售利润率表.C14:部分汽车企业销售利润率表.G14 部分汽车企业销售利润率表.B15:部分汽车企业销售利润率表.B15 部分汽车企业销售利润率表.C15:部分汽车企业销售利润率表.G15 部分汽车企业销售利润率表.B16:部分汽车企业销售利润率表.B16 部分汽车企业销售利润率表.C16:部分汽车企业销售利润率表.G16 部分汽车企业销售利润率表.B17:部分汽车企业销售利润率表.B17 部分汽车企业销售利润率表.C17:部分汽车企业销售利润率表.G17 部分汽车企业销售利润率表.B18:部分汽车企业销售利润率表.B18 部分汽车企业销售利润率表.C18:部分汽车企业销售利润率表.G18 部分汽车企业销售利润率表.B19:部分汽车企业销售利润率表.B19 部分汽车企业销售利润率表.C19:部分汽车企业销售利润率表.G19 部分汽车企业销售利润率表.B20:部分汽车企业销售利润率表.B20 部分汽车企业销售利润率表.C20:部分汽车企业销售利润率表.G20 部分汽车企业销售利润率表.B21:部分汽车企业销售利润率表.B21 部分汽车企业销售利润率表.C21:部分汽车企业销售利润率表.G21 部分汽车企业销售利润率表.B22:部分汽车企业销售利润率表.B22 部分汽车企业销售利润率表.C22:部分汽车企业销售利润率表.G22 部分汽车企业销售利润率表.B24:部分汽车企业销售利润率表.B24 部分汽车企业销售利润率表.C24:部分汽车企业销售利润率表.G24 部分汽车企业销售利润率表.B27:部分汽车企业销售利润率表.B27 部分汽车企业销售利润率表.C27:部分汽车企业销售利润率表.G27 部分汽车企业销售利润率表.B28:部分汽车企业销售利润率表.B28 部分汽车企业销售利润率表.C28:部分汽车企业销售利润率表.G28 部分汽车企业销售利润率表.B29:部分汽车企业销售利润率表.B29 部分汽车企业销售利润率表.C29:部分汽车企业销售利润率表.G29 部分汽车企业销售利润率表.B31:部分汽车企业销售利润率表.B31 部分汽车企业销售利润率表.C31:部分汽车企业销售利润率表.G31 部分汽车企业销售利润率表.B32:部分汽车企业销售利润率表.B32 部分汽车企业销售利润率表.C32:部分汽车企业销售利润率表.G32 部分汽车企业销售利润率表.B33:部分汽车企业销售利润率表.B33 部分汽车企业销售利润率表.C33:部分汽车企业销售利润率表.G33 部分汽车企业销售利润率表.B34:部分汽车企业销售利润率表.B34 部分汽车企业销售利润率表.C34:部分汽车企业销售利润率表.G34 部分汽车企业销售利润率表.B35:部分汽车企业销售利润率表.B35 部分汽车企业销售利润率表.C35:部分汽车企业销售利润率表.G35 部分汽车企业销售利润率表.B36:部分汽车企业销售利润率表.B36 部分汽车企业销售利润率表.C36:部分汽车企业销售利润率表.G36 部分汽车企业销售利润率表.B37:部分汽车企业销售利润率表.B37 部分汽车企业销售利润率表.C37:部分汽车企业销售利润率表.G37 部分汽车企业销售利润率表.B38:部分汽车企业销售利润率表.B38 部分汽车企业销售利润率表.C38:部分汽车企业销售利润率表.G38 部分汽车企业销售利润率表.B39:部分汽车企业销售利润率表.B39 部分汽车企业销售利润率表.C39:部分汽车企业销售利润率表.G39 部分汽车企业销售利润率表.B40:部分汽车企业销售利润率表.B40 部分汽车企业销售利润率表.C40:部分汽车企业销售利润率表.G40 部分汽车企业销售利润率表.B41:部分汽车企业销售利润率表.B41 部分汽车企业销售利润率表.C41:部分汽车企业销售利润率表.G41 部分汽车企业销售利润率表.B42:部分汽车企业销售利润率表.B42 部分汽车企业销售利润率表.C42:部分汽车企业销售利润率表.G42 部分汽车企业销售利润率表.B43:部分汽车企业销售利润率表.B43 部分汽车企业销售利润率表.C43:部分汽车企业销售利润率表.G43 部分汽车企业销售利润率表.B44:部分汽车企业销售利润率表.B44 部分汽车企业销售利润率表.C44:部分汽车企业销售利润率表.G44 部分汽车企业销售利润率表.B45:部分汽车企业销售利润率表.B45 部分汽车企业销售利润率表.C45:部分汽车企业销售利润率表.G45 部分汽车企业销售利润率表.B46:部分汽车企业销售利润率表.B46 部分汽车企业销售利润率表.C46:部分汽车企业销售利润率表.G46 部分汽车企业销售利润率表.B47:部分汽车企业销售利润率表.B47 部分汽车企业销售利润率表.C47:部分汽车企业销售利润率表.G47 部分汽车企业销售利润率表.B48:部分汽车企业销售利润率表.B48 部分汽车企业销售利润率表.C48:部分汽车企业销售利润率表.G48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/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 table:number-rows-repeated="104852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部分汽车企业杠杆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5" table:default-cell-style-name="ce7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部分汽车企业杠杆率表.W55" table:end-x="0.637in" table:end-y="0.0024in" draw:z-index="0" draw:style-name="gr1" draw:text-style-name="P2" svg:width="13.2146in" svg:height="9.3276in" svg:x="0.7579in" svg:y="0.0984in">
              <draw:object draw:notify-on-update-of-ranges="部分汽车企业杠杆率表.B3:部分汽车企业杠杆率表.B3 部分汽车企业杠杆率表.C3:部分汽车企业杠杆率表.G3 部分汽车企业杠杆率表.B4:部分汽车企业杠杆率表.B4 部分汽车企业杠杆率表.C4:部分汽车企业杠杆率表.G4 部分汽车企业杠杆率表.B5:部分汽车企业杠杆率表.B5 部分汽车企业杠杆率表.C5:部分汽车企业杠杆率表.G5 部分汽车企业杠杆率表.B6:部分汽车企业杠杆率表.B6 部分汽车企业杠杆率表.C6:部分汽车企业杠杆率表.G6 部分汽车企业杠杆率表.B7:部分汽车企业杠杆率表.B7 部分汽车企业杠杆率表.C7:部分汽车企业杠杆率表.G7 部分汽车企业杠杆率表.B8:部分汽车企业杠杆率表.B8 部分汽车企业杠杆率表.C8:部分汽车企业杠杆率表.G8 部分汽车企业杠杆率表.B9:部分汽车企业杠杆率表.B9 部分汽车企业杠杆率表.C9:部分汽车企业杠杆率表.G9 部分汽车企业杠杆率表.B10:部分汽车企业杠杆率表.B10 部分汽车企业杠杆率表.C10:部分汽车企业杠杆率表.G10 部分汽车企业杠杆率表.B11:部分汽车企业杠杆率表.B11 部分汽车企业杠杆率表.C11:部分汽车企业杠杆率表.G11 部分汽车企业杠杆率表.B12:部分汽车企业杠杆率表.B12 部分汽车企业杠杆率表.C12:部分汽车企业杠杆率表.G12 部分汽车企业杠杆率表.B13:部分汽车企业杠杆率表.B13 部分汽车企业杠杆率表.C13:部分汽车企业杠杆率表.G13 部分汽车企业杠杆率表.B14:部分汽车企业杠杆率表.B14 部分汽车企业杠杆率表.C14:部分汽车企业杠杆率表.G14 部分汽车企业杠杆率表.B15:部分汽车企业杠杆率表.B15 部分汽车企业杠杆率表.C15:部分汽车企业杠杆率表.G15 部分汽车企业杠杆率表.B16:部分汽车企业杠杆率表.B16 部分汽车企业杠杆率表.C16:部分汽车企业杠杆率表.G16 部分汽车企业杠杆率表.B17:部分汽车企业杠杆率表.B17 部分汽车企业杠杆率表.C17:部分汽车企业杠杆率表.G17 部分汽车企业杠杆率表.B18:部分汽车企业杠杆率表.B18 部分汽车企业杠杆率表.C18:部分汽车企业杠杆率表.G18 部分汽车企业杠杆率表.B19:部分汽车企业杠杆率表.B19 部分汽车企业杠杆率表.C19:部分汽车企业杠杆率表.G19 部分汽车企业杠杆率表.B20:部分汽车企业杠杆率表.B20 部分汽车企业杠杆率表.C20:部分汽车企业杠杆率表.G20 部分汽车企业杠杆率表.B21:部分汽车企业杠杆率表.B21 部分汽车企业杠杆率表.C21:部分汽车企业杠杆率表.G21 部分汽车企业杠杆率表.B22:部分汽车企业杠杆率表.B22 部分汽车企业杠杆率表.C22:部分汽车企业杠杆率表.G22 部分汽车企业杠杆率表.B23:部分汽车企业杠杆率表.B23 部分汽车企业杠杆率表.C23:部分汽车企业杠杆率表.G23 部分汽车企业杠杆率表.B24:部分汽车企业杠杆率表.B24 部分汽车企业杠杆率表.C24:部分汽车企业杠杆率表.G24 部分汽车企业杠杆率表.B25:部分汽车企业杠杆率表.B25 部分汽车企业杠杆率表.C25:部分汽车企业杠杆率表.G25 部分汽车企业杠杆率表.B26:部分汽车企业杠杆率表.B26 部分汽车企业杠杆率表.C26:部分汽车企业杠杆率表.G26 部分汽车企业杠杆率表.B27:部分汽车企业杠杆率表.B27 部分汽车企业杠杆率表.C27:部分汽车企业杠杆率表.G27 部分汽车企业杠杆率表.B28:部分汽车企业杠杆率表.B28 部分汽车企业杠杆率表.C28:部分汽车企业杠杆率表.G28 部分汽车企业杠杆率表.B29:部分汽车企业杠杆率表.B29 部分汽车企业杠杆率表.C29:部分汽车企业杠杆率表.G29 部分汽车企业杠杆率表.B30:部分汽车企业杠杆率表.B30 部分汽车企业杠杆率表.C30:部分汽车企业杠杆率表.G30 部分汽车企业杠杆率表.B31:部分汽车企业杠杆率表.B31 部分汽车企业杠杆率表.C31:部分汽车企业杠杆率表.G31 部分汽车企业杠杆率表.B32:部分汽车企业杠杆率表.B32 部分汽车企业杠杆率表.C32:部分汽车企业杠杆率表.G32 部分汽车企业杠杆率表.B33:部分汽车企业杠杆率表.B33 部分汽车企业杠杆率表.C33:部分汽车企业杠杆率表.G33 部分汽车企业杠杆率表.B34:部分汽车企业杠杆率表.B34 部分汽车企业杠杆率表.C34:部分汽车企业杠杆率表.G34 部分汽车企业杠杆率表.B35:部分汽车企业杠杆率表.B35 部分汽车企业杠杆率表.C35:部分汽车企业杠杆率表.G35 部分汽车企业杠杆率表.B36:部分汽车企业杠杆率表.B36 部分汽车企业杠杆率表.C36:部分汽车企业杠杆率表.G36 部分汽车企业杠杆率表.B37:部分汽车企业杠杆率表.B37 部分汽车企业杠杆率表.C37:部分汽车企业杠杆率表.G37 部分汽车企业杠杆率表.B38:部分汽车企业杠杆率表.B38 部分汽车企业杠杆率表.C38:部分汽车企业杠杆率表.G38 部分汽车企业杠杆率表.B39:部分汽车企业杠杆率表.B39 部分汽车企业杠杆率表.C39:部分汽车企业杠杆率表.G39 部分汽车企业杠杆率表.B40:部分汽车企业杠杆率表.B40 部分汽车企业杠杆率表.C40:部分汽车企业杠杆率表.G40 部分汽车企业杠杆率表.B41:部分汽车企业杠杆率表.B41 部分汽车企业杠杆率表.C41:部分汽车企业杠杆率表.G41 部分汽车企业杠杆率表.B42:部分汽车企业杠杆率表.B42 部分汽车企业杠杆率表.C42:部分汽车企业杠杆率表.G42 部分汽车企业杠杆率表.B43:部分汽车企业杠杆率表.B43 部分汽车企业杠杆率表.C43:部分汽车企业杠杆率表.G43 部分汽车企业杠杆率表.B44:部分汽车企业杠杆率表.B44 部分汽车企业杠杆率表.C44:部分汽车企业杠杆率表.G44 部分汽车企业杠杆率表.B45:部分汽车企业杠杆率表.B45 部分汽车企业杠杆率表.C45:部分汽车企业杠杆率表.G45 部分汽车企业杠杆率表.B46:部分汽车企业杠杆率表.B46 部分汽车企业杠杆率表.C46:部分汽车企业杠杆率表.G46 部分汽车企业杠杆率表.B47:部分汽车企业杠杆率表.B47 部分汽车企业杠杆率表.C47:部分汽车企业杠杆率表.G47 部分汽车企业杠杆率表.B48:部分汽车企业杠杆率表.B48 部分汽车企业杠杆率表.C48:部分汽车企业杠杆率表.G4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 table:number-rows-repeated="104852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部分汽车企业资产周转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5" table:default-cell-style-name="ce7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部分汽车企业资产周转率表.X52" table:end-x="0.1756in" table:end-y="0.122in" draw:z-index="0" draw:style-name="gr1" draw:text-style-name="P2" svg:width="13.8622in" svg:height="8.8937in" svg:x="0.5378in" svg:y="0.1185in">
              <draw:object draw:notify-on-update-of-ranges="部分汽车企业资产周转率表.B3:部分汽车企业资产周转率表.B3 部分汽车企业资产周转率表.C3:部分汽车企业资产周转率表.G3 部分汽车企业资产周转率表.B4:部分汽车企业资产周转率表.B4 部分汽车企业资产周转率表.C4:部分汽车企业资产周转率表.G4 部分汽车企业资产周转率表.B5:部分汽车企业资产周转率表.B5 部分汽车企业资产周转率表.C5:部分汽车企业资产周转率表.G5 部分汽车企业资产周转率表.B6:部分汽车企业资产周转率表.B6 部分汽车企业资产周转率表.C6:部分汽车企业资产周转率表.G6 部分汽车企业资产周转率表.B7:部分汽车企业资产周转率表.B7 部分汽车企业资产周转率表.C7:部分汽车企业资产周转率表.G7 部分汽车企业资产周转率表.B8:部分汽车企业资产周转率表.B8 部分汽车企业资产周转率表.C8:部分汽车企业资产周转率表.G8 部分汽车企业资产周转率表.B9:部分汽车企业资产周转率表.B9 部分汽车企业资产周转率表.C9:部分汽车企业资产周转率表.G9 部分汽车企业资产周转率表.B10:部分汽车企业资产周转率表.B10 部分汽车企业资产周转率表.C10:部分汽车企业资产周转率表.G10 部分汽车企业资产周转率表.B11:部分汽车企业资产周转率表.B11 部分汽车企业资产周转率表.C11:部分汽车企业资产周转率表.G11 部分汽车企业资产周转率表.B12:部分汽车企业资产周转率表.B12 部分汽车企业资产周转率表.C12:部分汽车企业资产周转率表.G12 部分汽车企业资产周转率表.B13:部分汽车企业资产周转率表.B13 部分汽车企业资产周转率表.C13:部分汽车企业资产周转率表.G13 部分汽车企业资产周转率表.B14:部分汽车企业资产周转率表.B14 部分汽车企业资产周转率表.C14:部分汽车企业资产周转率表.G14 部分汽车企业资产周转率表.B15:部分汽车企业资产周转率表.B15 部分汽车企业资产周转率表.C15:部分汽车企业资产周转率表.G15 部分汽车企业资产周转率表.B16:部分汽车企业资产周转率表.B16 部分汽车企业资产周转率表.C16:部分汽车企业资产周转率表.G16 部分汽车企业资产周转率表.B17:部分汽车企业资产周转率表.B17 部分汽车企业资产周转率表.C17:部分汽车企业资产周转率表.G17 部分汽车企业资产周转率表.B18:部分汽车企业资产周转率表.B18 部分汽车企业资产周转率表.C18:部分汽车企业资产周转率表.G18 部分汽车企业资产周转率表.B19:部分汽车企业资产周转率表.B19 部分汽车企业资产周转率表.C19:部分汽车企业资产周转率表.G19 部分汽车企业资产周转率表.B20:部分汽车企业资产周转率表.B20 部分汽车企业资产周转率表.C20:部分汽车企业资产周转率表.G20 部分汽车企业资产周转率表.B21:部分汽车企业资产周转率表.B21 部分汽车企业资产周转率表.C21:部分汽车企业资产周转率表.G21 部分汽车企业资产周转率表.B22:部分汽车企业资产周转率表.B22 部分汽车企业资产周转率表.C22:部分汽车企业资产周转率表.G22 部分汽车企业资产周转率表.B23:部分汽车企业资产周转率表.B23 部分汽车企业资产周转率表.C23:部分汽车企业资产周转率表.G23 部分汽车企业资产周转率表.B24:部分汽车企业资产周转率表.B24 部分汽车企业资产周转率表.C24:部分汽车企业资产周转率表.G24 部分汽车企业资产周转率表.B25:部分汽车企业资产周转率表.B25 部分汽车企业资产周转率表.C25:部分汽车企业资产周转率表.G25 部分汽车企业资产周转率表.B26:部分汽车企业资产周转率表.B26 部分汽车企业资产周转率表.C26:部分汽车企业资产周转率表.G26 部分汽车企业资产周转率表.B27:部分汽车企业资产周转率表.B27 部分汽车企业资产周转率表.C27:部分汽车企业资产周转率表.G27 部分汽车企业资产周转率表.B28:部分汽车企业资产周转率表.B28 部分汽车企业资产周转率表.C28:部分汽车企业资产周转率表.G28 部分汽车企业资产周转率表.B29:部分汽车企业资产周转率表.B29 部分汽车企业资产周转率表.C29:部分汽车企业资产周转率表.G29 部分汽车企业资产周转率表.B30:部分汽车企业资产周转率表.B30 部分汽车企业资产周转率表.C30:部分汽车企业资产周转率表.G30 部分汽车企业资产周转率表.B31:部分汽车企业资产周转率表.B31 部分汽车企业资产周转率表.C31:部分汽车企业资产周转率表.G31 部分汽车企业资产周转率表.B32:部分汽车企业资产周转率表.B32 部分汽车企业资产周转率表.C32:部分汽车企业资产周转率表.G32 部分汽车企业资产周转率表.B33:部分汽车企业资产周转率表.B33 部分汽车企业资产周转率表.C33:部分汽车企业资产周转率表.G33 部分汽车企业资产周转率表.B34:部分汽车企业资产周转率表.B34 部分汽车企业资产周转率表.C34:部分汽车企业资产周转率表.G34 部分汽车企业资产周转率表.B35:部分汽车企业资产周转率表.B35 部分汽车企业资产周转率表.C35:部分汽车企业资产周转率表.G35 部分汽车企业资产周转率表.B36:部分汽车企业资产周转率表.B36 部分汽车企业资产周转率表.C36:部分汽车企业资产周转率表.G36 部分汽车企业资产周转率表.B37:部分汽车企业资产周转率表.B37 部分汽车企业资产周转率表.C37:部分汽车企业资产周转率表.G37 部分汽车企业资产周转率表.B38:部分汽车企业资产周转率表.B38 部分汽车企业资产周转率表.C38:部分汽车企业资产周转率表.G38 部分汽车企业资产周转率表.B39:部分汽车企业资产周转率表.B39 部分汽车企业资产周转率表.C39:部分汽车企业资产周转率表.G39 部分汽车企业资产周转率表.B40:部分汽车企业资产周转率表.B40 部分汽车企业资产周转率表.C40:部分汽车企业资产周转率表.G40 部分汽车企业资产周转率表.B41:部分汽车企业资产周转率表.B41 部分汽车企业资产周转率表.C41:部分汽车企业资产周转率表.G41 部分汽车企业资产周转率表.B42:部分汽车企业资产周转率表.B42 部分汽车企业资产周转率表.C42:部分汽车企业资产周转率表.G42 部分汽车企业资产周转率表.B43:部分汽车企业资产周转率表.B43 部分汽车企业资产周转率表.C43:部分汽车企业资产周转率表.G43 部分汽车企业资产周转率表.B44:部分汽车企业资产周转率表.B44 部分汽车企业资产周转率表.C44:部分汽车企业资产周转率表.G44 部分汽车企业资产周转率表.B45:部分汽车企业资产周转率表.B45 部分汽车企业资产周转率表.C45:部分汽车企业资产周转率表.G45 部分汽车企业资产周转率表.B46:部分汽车企业资产周转率表.B46 部分汽车企业资产周转率表.C46:部分汽车企业资产周转率表.G46 部分汽车企业资产周转率表.B47:部分汽车企业资产周转率表.B47 部分汽车企业资产周转率表.C47:部分汽车企业资产周转率表.G47 部分汽车企业资产周转率表.B48:部分汽车企业资产周转率表.B48 部分汽车企业资产周转率表.C48:部分汽车企业资产周转率表.G4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 table:number-rows-repeated="104852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部分汽车企业净资产收益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5" table:default-cell-style-name="ce8"/>
        <table:table-column table:style-name="co4" table:default-cell-style-name="Default"/>
        <table:table-row table:style-name="ro1">
          <table:table-cell table:number-columns-repeated="7"/>
          <table:table-cell>
            <draw:frame table:end-cell-address="部分汽车企业净资产收益率表.S46" table:end-x="0.8346in" table:end-y="0.174in" draw:z-index="0" draw:style-name="gr1" draw:text-style-name="P2" svg:width="9.889in" svg:height="8.015in" svg:x="0.7252in" svg:y="0.1602in">
              <draw:object draw:notify-on-update-of-ranges="部分汽车企业净资产收益率表.B3:部分汽车企业净资产收益率表.B3 部分汽车企业净资产收益率表.C3:部分汽车企业净资产收益率表.G3 部分汽车企业净资产收益率表.B4:部分汽车企业净资产收益率表.B4 部分汽车企业净资产收益率表.C4:部分汽车企业净资产收益率表.G4 部分汽车企业净资产收益率表.B5:部分汽车企业净资产收益率表.B5 部分汽车企业净资产收益率表.C5:部分汽车企业净资产收益率表.G5 部分汽车企业净资产收益率表.B10:部分汽车企业净资产收益率表.B10 部分汽车企业净资产收益率表.C10:部分汽车企业净资产收益率表.G10 部分汽车企业净资产收益率表.B11:部分汽车企业净资产收益率表.B11 部分汽车企业净资产收益率表.C11:部分汽车企业净资产收益率表.G11 部分汽车企业净资产收益率表.B12:部分汽车企业净资产收益率表.B12 部分汽车企业净资产收益率表.C12:部分汽车企业净资产收益率表.G12 部分汽车企业净资产收益率表.B13:部分汽车企业净资产收益率表.B13 部分汽车企业净资产收益率表.C13:部分汽车企业净资产收益率表.G13 部分汽车企业净资产收益率表.B15:部分汽车企业净资产收益率表.B15 部分汽车企业净资产收益率表.C15:部分汽车企业净资产收益率表.G15 部分汽车企业净资产收益率表.B16:部分汽车企业净资产收益率表.B16 部分汽车企业净资产收益率表.C16:部分汽车企业净资产收益率表.G16 部分汽车企业净资产收益率表.B17:部分汽车企业净资产收益率表.B17 部分汽车企业净资产收益率表.C17:部分汽车企业净资产收益率表.G17 部分汽车企业净资产收益率表.B18:部分汽车企业净资产收益率表.B18 部分汽车企业净资产收益率表.C18:部分汽车企业净资产收益率表.G18 部分汽车企业净资产收益率表.B19:部分汽车企业净资产收益率表.B19 部分汽车企业净资产收益率表.C19:部分汽车企业净资产收益率表.G19 部分汽车企业净资产收益率表.B20:部分汽车企业净资产收益率表.B20 部分汽车企业净资产收益率表.C20:部分汽车企业净资产收益率表.G20 部分汽车企业净资产收益率表.B21:部分汽车企业净资产收益率表.B21 部分汽车企业净资产收益率表.C21:部分汽车企业净资产收益率表.G21 部分汽车企业净资产收益率表.B22:部分汽车企业净资产收益率表.B22 部分汽车企业净资产收益率表.C22:部分汽车企业净资产收益率表.G22 部分汽车企业净资产收益率表.B24:部分汽车企业净资产收益率表.B24 部分汽车企业净资产收益率表.C24:部分汽车企业净资产收益率表.G24 部分汽车企业净资产收益率表.B27:部分汽车企业净资产收益率表.B27 部分汽车企业净资产收益率表.C27:部分汽车企业净资产收益率表.G27 部分汽车企业净资产收益率表.B29:部分汽车企业净资产收益率表.B29 部分汽车企业净资产收益率表.C29:部分汽车企业净资产收益率表.G29 部分汽车企业净资产收益率表.B31:部分汽车企业净资产收益率表.B31 部分汽车企业净资产收益率表.C31:部分汽车企业净资产收益率表.G31 部分汽车企业净资产收益率表.B32:部分汽车企业净资产收益率表.B32 部分汽车企业净资产收益率表.C32:部分汽车企业净资产收益率表.G32 部分汽车企业净资产收益率表.B35:部分汽车企业净资产收益率表.B35 部分汽车企业净资产收益率表.C35:部分汽车企业净资产收益率表.G35 部分汽车企业净资产收益率表.B36:部分汽车企业净资产收益率表.B36 部分汽车企业净资产收益率表.C36:部分汽车企业净资产收益率表.G36 部分汽车企业净资产收益率表.B37:部分汽车企业净资产收益率表.B37 部分汽车企业净资产收益率表.C37:部分汽车企业净资产收益率表.G37 部分汽车企业净资产收益率表.B38:部分汽车企业净资产收益率表.B38 部分汽车企业净资产收益率表.C38:部分汽车企业净资产收益率表.G38 部分汽车企业净资产收益率表.B39:部分汽车企业净资产收益率表.B39 部分汽车企业净资产收益率表.C39:部分汽车企业净资产收益率表.G39 部分汽车企业净资产收益率表.B40:部分汽车企业净资产收益率表.B40 部分汽车企业净资产收益率表.C40:部分汽车企业净资产收益率表.G40 部分汽车企业净资产收益率表.B41:部分汽车企业净资产收益率表.B41 部分汽车企业净资产收益率表.C41:部分汽车企业净资产收益率表.G41 部分汽车企业净资产收益率表.B42:部分汽车企业净资产收益率表.B42 部分汽车企业净资产收益率表.C42:部分汽车企业净资产收益率表.G42 部分汽车企业净资产收益率表.B43:部分汽车企业净资产收益率表.B43 部分汽车企业净资产收益率表.C43:部分汽车企业净资产收益率表.G43 部分汽车企业净资产收益率表.B44:部分汽车企业净资产收益率表.B44 部分汽车企业净资产收益率表.C44:部分汽车企业净资产收益率表.G44 部分汽车企业净资产收益率表.B45:部分汽车企业净资产收益率表.B45 部分汽车企业净资产收益率表.C45:部分汽车企业净资产收益率表.G45 部分汽车企业净资产收益率表.B46:部分汽车企业净资产收益率表.B46 部分汽车企业净资产收益率表.C46:部分汽车企业净资产收益率表.G46 部分汽车企业净资产收益率表.B47:部分汽车企业净资产收益率表.B47 部分汽车企业净资产收益率表.C47:部分汽车企业净资产收益率表.G47 部分汽车企业净资产收益率表.B48:部分汽车企业净资产收益率表.B48 部分汽车企业净资产收益率表.C48:部分汽车企业净资产收益率表.G48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/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 table:number-rows-repeated="104852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部分汽车企业财务费用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4" table:default-cell-style-name="ce8"/>
        <table:table-column table:style-name="co49" table:default-cell-style-name="ce8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部分汽车企业财务费用表.V46" table:end-x="0.1756in" table:end-y="0.0945in" draw:z-index="0" draw:style-name="gr1" draw:text-style-name="P2" svg:width="11.8315in" svg:height="7.7567in" svg:x="0.7906in" svg:y="0.1614in">
              <draw:object draw:notify-on-update-of-ranges="部分汽车企业财务费用表.B3:部分汽车企业财务费用表.B3 部分汽车企业财务费用表.C3:部分汽车企业财务费用表.G3 部分汽车企业财务费用表.B4:部分汽车企业财务费用表.B4 部分汽车企业财务费用表.C4:部分汽车企业财务费用表.G4 部分汽车企业财务费用表.B5:部分汽车企业财务费用表.B5 部分汽车企业财务费用表.C5:部分汽车企业财务费用表.G5 部分汽车企业财务费用表.B6:部分汽车企业财务费用表.B6 部分汽车企业财务费用表.C6:部分汽车企业财务费用表.G6 部分汽车企业财务费用表.B8:部分汽车企业财务费用表.B8 部分汽车企业财务费用表.C8:部分汽车企业财务费用表.G8 部分汽车企业财务费用表.B9:部分汽车企业财务费用表.B9 部分汽车企业财务费用表.C9:部分汽车企业财务费用表.G9 部分汽车企业财务费用表.B10:部分汽车企业财务费用表.B10 部分汽车企业财务费用表.C10:部分汽车企业财务费用表.G10 部分汽车企业财务费用表.B11:部分汽车企业财务费用表.B11 部分汽车企业财务费用表.C11:部分汽车企业财务费用表.G11 部分汽车企业财务费用表.B12:部分汽车企业财务费用表.B12 部分汽车企业财务费用表.C12:部分汽车企业财务费用表.G12 部分汽车企业财务费用表.B13:部分汽车企业财务费用表.B13 部分汽车企业财务费用表.C13:部分汽车企业财务费用表.G13 部分汽车企业财务费用表.B14:部分汽车企业财务费用表.B14 部分汽车企业财务费用表.C14:部分汽车企业财务费用表.G14 部分汽车企业财务费用表.B15:部分汽车企业财务费用表.B15 部分汽车企业财务费用表.C15:部分汽车企业财务费用表.G15 部分汽车企业财务费用表.B16:部分汽车企业财务费用表.B16 部分汽车企业财务费用表.C16:部分汽车企业财务费用表.G16 部分汽车企业财务费用表.B17:部分汽车企业财务费用表.B17 部分汽车企业财务费用表.C17:部分汽车企业财务费用表.G17 部分汽车企业财务费用表.B18:部分汽车企业财务费用表.B18 部分汽车企业财务费用表.C18:部分汽车企业财务费用表.G18 部分汽车企业财务费用表.B19:部分汽车企业财务费用表.B19 部分汽车企业财务费用表.C19:部分汽车企业财务费用表.G19 部分汽车企业财务费用表.B20:部分汽车企业财务费用表.B20 部分汽车企业财务费用表.C20:部分汽车企业财务费用表.G20 部分汽车企业财务费用表.B21:部分汽车企业财务费用表.B21 部分汽车企业财务费用表.C21:部分汽车企业财务费用表.G21 部分汽车企业财务费用表.B22:部分汽车企业财务费用表.B22 部分汽车企业财务费用表.C22:部分汽车企业财务费用表.G22 部分汽车企业财务费用表.B24:部分汽车企业财务费用表.B24 部分汽车企业财务费用表.C24:部分汽车企业财务费用表.G24 部分汽车企业财务费用表.B25:部分汽车企业财务费用表.B25 部分汽车企业财务费用表.C25:部分汽车企业财务费用表.G25 部分汽车企业财务费用表.B26:部分汽车企业财务费用表.B26 部分汽车企业财务费用表.C26:部分汽车企业财务费用表.G26 部分汽车企业财务费用表.B27:部分汽车企业财务费用表.B27 部分汽车企业财务费用表.C27:部分汽车企业财务费用表.G27 部分汽车企业财务费用表.B28:部分汽车企业财务费用表.B28 部分汽车企业财务费用表.C28:部分汽车企业财务费用表.G28 部分汽车企业财务费用表.B29:部分汽车企业财务费用表.B29 部分汽车企业财务费用表.C29:部分汽车企业财务费用表.G29 部分汽车企业财务费用表.B30:部分汽车企业财务费用表.B30 部分汽车企业财务费用表.C30:部分汽车企业财务费用表.G30 部分汽车企业财务费用表.B31:部分汽车企业财务费用表.B31 部分汽车企业财务费用表.C31:部分汽车企业财务费用表.G31 部分汽车企业财务费用表.B32:部分汽车企业财务费用表.B32 部分汽车企业财务费用表.C32:部分汽车企业财务费用表.G32 部分汽车企业财务费用表.B33:部分汽车企业财务费用表.B33 部分汽车企业财务费用表.C33:部分汽车企业财务费用表.G33 部分汽车企业财务费用表.B34:部分汽车企业财务费用表.B34 部分汽车企业财务费用表.C34:部分汽车企业财务费用表.G34 部分汽车企业财务费用表.B35:部分汽车企业财务费用表.B35 部分汽车企业财务费用表.C35:部分汽车企业财务费用表.G35 部分汽车企业财务费用表.B36:部分汽车企业财务费用表.B36 部分汽车企业财务费用表.C36:部分汽车企业财务费用表.G36 部分汽车企业财务费用表.B37:部分汽车企业财务费用表.B37 部分汽车企业财务费用表.C37:部分汽车企业财务费用表.G37 部分汽车企业财务费用表.B38:部分汽车企业财务费用表.B38 部分汽车企业财务费用表.C38:部分汽车企业财务费用表.G38 部分汽车企业财务费用表.B39:部分汽车企业财务费用表.B39 部分汽车企业财务费用表.C39:部分汽车企业财务费用表.G39 部分汽车企业财务费用表.B40:部分汽车企业财务费用表.B40 部分汽车企业财务费用表.C40:部分汽车企业财务费用表.G40 部分汽车企业财务费用表.B41:部分汽车企业财务费用表.B41 部分汽车企业财务费用表.C41:部分汽车企业财务费用表.G41 部分汽车企业财务费用表.B42:部分汽车企业财务费用表.B42 部分汽车企业财务费用表.C42:部分汽车企业财务费用表.G42 部分汽车企业财务费用表.B43:部分汽车企业财务费用表.B43 部分汽车企业财务费用表.C43:部分汽车企业财务费用表.G43 部分汽车企业财务费用表.B44:部分汽车企业财务费用表.B44 部分汽车企业财务费用表.C44:部分汽车企业财务费用表.G44 部分汽车企业财务费用表.B45:部分汽车企业财务费用表.B45 部分汽车企业财务费用表.C45:部分汽车企业财务费用表.G45 部分汽车企业财务费用表.B46:部分汽车企业财务费用表.B46 部分汽车企业财务费用表.C46:部分汽车企业财务费用表.G46 部分汽车企业财务费用表.B47:部分汽车企业财务费用表.B47 部分汽车企业财务费用表.C47:部分汽车企业财务费用表.G47 部分汽车企业财务费用表.B48:部分汽车企业财务费用表.B48 部分汽车企业财务费用表.C48:部分汽车企业财务费用表.G48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 table:number-rows-repeated="1048527">
          <table:table-cell table:number-columns-repeated="8"/>
        </table:table-row>
        <table:table-row table:style-name="ro1">
          <table:table-cell table:number-columns-repeated="8"/>
        </table:table-row>
      </table:table>
      <table:database-ranges>
        <table:database-range table:target-range-address="SQL_CORP_INFO.A1:SQL_CORP_INFO.I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6/18/2017</text:date>, <text:time>19:5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7-06-18T19:57:31.87</dc:date>
    <meta:editing-duration>PT20H35M50S</meta:editing-duration>
    <meta:editing-cycles>507</meta:editing-cycles>
    <meta:generator>OpenOffice/4.1.3$Win32 OpenOffice.org_project/413m1$Build-9783</meta:generator>
    <meta:document-statistic meta:table-count="26" meta:cell-count="1317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83cm" svg:height="8.811cm" xlink:href=".." xlink:type="simple" chart:class="chart:line" chart:row-mapping="0 3 1 2" chart:style-name="ch1">
        <chart:title svg:x="9.258cm" svg:y="0.312cm" chart:style-name="ch2">
          <text:p>净资产收益率</text:p>
        </chart:title>
        <chart:legend chart:legend-position="end" svg:x="18.901cm" svg:y="3.307cm" style:legend-expansion="high" chart:style-name="ch3"/>
        <chart:plot-area chart:style-name="ch4" table:cell-range-address="净资产收益率表.C1:净资产收益率表.G4 净资产收益率表.B2:净资产收益率表.B4 净资产收益率表.B43:净资产收益率表.G43" chart:data-source-has-labels="both" svg:x="1.605cm" svg:y="1.698cm" svg:width="16.016cm" svg:height="5.504cm">
          <chartooo:coordinate-region svg:x="2.226cm" svg:y="1.91cm" svg:width="15.395cm" svg:height="5.08cm"/>
          <chart:axis chart:dimension="x" chart:name="primary-x" chart:style-name="ch5" chartooo:axis-type="auto">
            <chartooo:date-scale/>
            <chart:categories table:cell-range-address="净资产收益率表.C1:净资产收益率表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净资产收益率表.C2:净资产收益率表.G2" chart:label-cell-address="净资产收益率表.B2:净资产收益率表.B2" chart:class="chart:line">
            <chart:data-point chart:repeated="5"/>
          </chart:series>
          <chart:series chart:style-name="ch8" chart:values-cell-range-address="净资产收益率表.C43:净资产收益率表.G43" chart:label-cell-address="净资产收益率表.B43:净资产收益率表.B43" chart:class="chart:line">
            <chart:data-point chart:repeated="5"/>
          </chart:series>
          <chart:series chart:style-name="ch9" chart:values-cell-range-address="净资产收益率表.C3:净资产收益率表.G3" chart:label-cell-address="净资产收益率表.B3:净资产收益率表.B3" chart:class="chart:line">
            <chart:data-point chart:repeated="5"/>
          </chart:series>
          <chart:series chart:style-name="ch10" chart:values-cell-range-address="净资产收益率表.C4:净资产收益率表.G4" chart:label-cell-address="净资产收益率表.B4:净资产收益率表.B4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净资产收益率表.C1:净资产收益率表.G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净资产收益率表.B2:净资产收益率表.B2</svg:desc>
                </draw:g>
              </table:table-cell>
              <table:table-cell office:value-type="float" office:value="NaN">
                <text:p>NaN</text:p>
                <draw:g>
                  <svg:desc>净资产收益率表.C2:净资产收益率表.G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净资产收益率表.B43:净资产收益率表.B43</svg:desc>
                </draw:g>
              </table:table-cell>
              <table:table-cell office:value-type="float" office:value="NaN">
                <text:p>NaN</text:p>
                <draw:g>
                  <svg:desc>净资产收益率表.C43:净资产收益率表.G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净资产收益率表.B3:净资产收益率表.B3</svg:desc>
                </draw:g>
              </table:table-cell>
              <table:table-cell office:value-type="float" office:value="NaN">
                <text:p>NaN</text:p>
                <draw:g>
                  <svg:desc>净资产收益率表.C3:净资产收益率表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净资产收益率表.B4:净资产收益率表.B4</svg:desc>
                </draw:g>
              </table:table-cell>
              <table:table-cell office:value-type="float" office:value="NaN">
                <text:p>NaN</text:p>
                <draw:g>
                  <svg:desc>净资产收益率表.C4:净资产收益率表.G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circle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tar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x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plus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asterisk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squar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diamond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bow-ti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circle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star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x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plus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4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4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50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51" style:family="chart" style:data-style-name="N0">
      <style:chart-properties chart:symbol-type="named-symbol" chart:symbol-name="square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52" style:family="chart">
      <style:graphic-properties draw:stroke="solid" svg:stroke-color="#b3b3b3" draw:fill="none" draw:fill-color="#e6e6e6"/>
    </style:style>
    <style:style style:name="ch53" style:family="chart">
      <style:graphic-properties svg:stroke-color="#b3b3b3" draw:fill-color="#cccccc"/>
    </style:style>
  </office:automatic-styles>
  <office:body>
    <office:chart>
      <chart:chart svg:width="33.566cm" svg:height="23.693cm" xlink:href=".." xlink:type="simple" chart:class="chart:line" chart:style-name="ch1">
        <chart:legend chart:legend-position="end" svg:x="28.812cm" svg:y="5.77cm" style:legend-expansion="high" chart:style-name="ch2"/>
        <chart:plot-area chart:style-name="ch3" table:cell-range-address="部分汽车企业杠杆率表.B3:部分汽车企业杠杆率表.G48" chart:data-source-has-labels="column" svg:x="1.121cm" svg:y="2.027cm" svg:width="26.349cm" svg:height="20.773cm">
          <chartooo:coordinate-region svg:x="1.742cm" svg:y="2.239cm" svg:width="25.634cm" svg:height="19.8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部分汽车企业杠杆率表.C3:部分汽车企业杠杆率表.G3" chart:label-cell-address="部分汽车企业杠杆率表.B3:部分汽车企业杠杆率表.B3" chart:class="chart:line">
            <chart:data-point chart:repeated="5"/>
          </chart:series>
          <chart:series chart:style-name="ch7" chart:values-cell-range-address="部分汽车企业杠杆率表.C4:部分汽车企业杠杆率表.G4" chart:label-cell-address="部分汽车企业杠杆率表.B4:部分汽车企业杠杆率表.B4" chart:class="chart:line">
            <chart:data-point chart:repeated="5"/>
          </chart:series>
          <chart:series chart:style-name="ch8" chart:values-cell-range-address="部分汽车企业杠杆率表.C5:部分汽车企业杠杆率表.G5" chart:label-cell-address="部分汽车企业杠杆率表.B5:部分汽车企业杠杆率表.B5" chart:class="chart:line">
            <chart:data-point chart:repeated="5"/>
          </chart:series>
          <chart:series chart:style-name="ch9" chart:values-cell-range-address="部分汽车企业杠杆率表.C6:部分汽车企业杠杆率表.G6" chart:label-cell-address="部分汽车企业杠杆率表.B6:部分汽车企业杠杆率表.B6" chart:class="chart:line">
            <chart:data-point chart:repeated="5"/>
          </chart:series>
          <chart:series chart:style-name="ch10" chart:values-cell-range-address="部分汽车企业杠杆率表.C7:部分汽车企业杠杆率表.G7" chart:label-cell-address="部分汽车企业杠杆率表.B7:部分汽车企业杠杆率表.B7" chart:class="chart:line">
            <chart:data-point chart:repeated="5"/>
          </chart:series>
          <chart:series chart:style-name="ch11" chart:values-cell-range-address="部分汽车企业杠杆率表.C8:部分汽车企业杠杆率表.G8" chart:label-cell-address="部分汽车企业杠杆率表.B8:部分汽车企业杠杆率表.B8" chart:class="chart:line">
            <chart:data-point chart:repeated="5"/>
          </chart:series>
          <chart:series chart:style-name="ch12" chart:values-cell-range-address="部分汽车企业杠杆率表.C9:部分汽车企业杠杆率表.G9" chart:label-cell-address="部分汽车企业杠杆率表.B9:部分汽车企业杠杆率表.B9" chart:class="chart:line">
            <chart:data-point chart:repeated="5"/>
          </chart:series>
          <chart:series chart:style-name="ch13" chart:values-cell-range-address="部分汽车企业杠杆率表.C10:部分汽车企业杠杆率表.G10" chart:label-cell-address="部分汽车企业杠杆率表.B10:部分汽车企业杠杆率表.B10" chart:class="chart:line">
            <chart:data-point chart:repeated="5"/>
          </chart:series>
          <chart:series chart:style-name="ch14" chart:values-cell-range-address="部分汽车企业杠杆率表.C11:部分汽车企业杠杆率表.G11" chart:label-cell-address="部分汽车企业杠杆率表.B11:部分汽车企业杠杆率表.B11" chart:class="chart:line">
            <chart:data-point chart:repeated="5"/>
          </chart:series>
          <chart:series chart:style-name="ch15" chart:values-cell-range-address="部分汽车企业杠杆率表.C12:部分汽车企业杠杆率表.G12" chart:label-cell-address="部分汽车企业杠杆率表.B12:部分汽车企业杠杆率表.B12" chart:class="chart:line">
            <chart:data-point chart:repeated="5"/>
          </chart:series>
          <chart:series chart:style-name="ch16" chart:values-cell-range-address="部分汽车企业杠杆率表.C13:部分汽车企业杠杆率表.G13" chart:label-cell-address="部分汽车企业杠杆率表.B13:部分汽车企业杠杆率表.B13" chart:class="chart:line">
            <chart:data-point chart:repeated="5"/>
          </chart:series>
          <chart:series chart:style-name="ch17" chart:values-cell-range-address="部分汽车企业杠杆率表.C14:部分汽车企业杠杆率表.G14" chart:label-cell-address="部分汽车企业杠杆率表.B14:部分汽车企业杠杆率表.B14" chart:class="chart:line">
            <chart:data-point chart:repeated="5"/>
          </chart:series>
          <chart:series chart:style-name="ch18" chart:values-cell-range-address="部分汽车企业杠杆率表.C15:部分汽车企业杠杆率表.G15" chart:label-cell-address="部分汽车企业杠杆率表.B15:部分汽车企业杠杆率表.B15" chart:class="chart:line">
            <chart:data-point chart:repeated="5"/>
          </chart:series>
          <chart:series chart:style-name="ch19" chart:values-cell-range-address="部分汽车企业杠杆率表.C16:部分汽车企业杠杆率表.G16" chart:label-cell-address="部分汽车企业杠杆率表.B16:部分汽车企业杠杆率表.B16" chart:class="chart:line">
            <chart:data-point chart:repeated="5"/>
          </chart:series>
          <chart:series chart:style-name="ch20" chart:values-cell-range-address="部分汽车企业杠杆率表.C17:部分汽车企业杠杆率表.G17" chart:label-cell-address="部分汽车企业杠杆率表.B17:部分汽车企业杠杆率表.B17" chart:class="chart:line">
            <chart:data-point chart:repeated="5"/>
          </chart:series>
          <chart:series chart:style-name="ch21" chart:values-cell-range-address="部分汽车企业杠杆率表.C18:部分汽车企业杠杆率表.G18" chart:label-cell-address="部分汽车企业杠杆率表.B18:部分汽车企业杠杆率表.B18" chart:class="chart:line">
            <chart:data-point chart:repeated="5"/>
          </chart:series>
          <chart:series chart:style-name="ch22" chart:values-cell-range-address="部分汽车企业杠杆率表.C19:部分汽车企业杠杆率表.G19" chart:label-cell-address="部分汽车企业杠杆率表.B19:部分汽车企业杠杆率表.B19" chart:class="chart:line">
            <chart:data-point chart:repeated="5"/>
          </chart:series>
          <chart:series chart:style-name="ch23" chart:values-cell-range-address="部分汽车企业杠杆率表.C20:部分汽车企业杠杆率表.G20" chart:label-cell-address="部分汽车企业杠杆率表.B20:部分汽车企业杠杆率表.B20" chart:class="chart:line">
            <chart:data-point chart:repeated="5"/>
          </chart:series>
          <chart:series chart:style-name="ch24" chart:values-cell-range-address="部分汽车企业杠杆率表.C21:部分汽车企业杠杆率表.G21" chart:label-cell-address="部分汽车企业杠杆率表.B21:部分汽车企业杠杆率表.B21" chart:class="chart:line">
            <chart:data-point chart:repeated="5"/>
          </chart:series>
          <chart:series chart:style-name="ch25" chart:values-cell-range-address="部分汽车企业杠杆率表.C22:部分汽车企业杠杆率表.G22" chart:label-cell-address="部分汽车企业杠杆率表.B22:部分汽车企业杠杆率表.B22" chart:class="chart:line">
            <chart:data-point chart:repeated="5"/>
          </chart:series>
          <chart:series chart:style-name="ch26" chart:values-cell-range-address="部分汽车企业杠杆率表.C23:部分汽车企业杠杆率表.G23" chart:label-cell-address="部分汽车企业杠杆率表.B23:部分汽车企业杠杆率表.B23" chart:class="chart:line">
            <chart:data-point chart:repeated="5"/>
          </chart:series>
          <chart:series chart:style-name="ch27" chart:values-cell-range-address="部分汽车企业杠杆率表.C24:部分汽车企业杠杆率表.G24" chart:label-cell-address="部分汽车企业杠杆率表.B24:部分汽车企业杠杆率表.B24" chart:class="chart:line">
            <chart:data-point chart:repeated="5"/>
          </chart:series>
          <chart:series chart:style-name="ch28" chart:values-cell-range-address="部分汽车企业杠杆率表.C25:部分汽车企业杠杆率表.G25" chart:label-cell-address="部分汽车企业杠杆率表.B25:部分汽车企业杠杆率表.B25" chart:class="chart:line">
            <chart:data-point chart:repeated="5"/>
          </chart:series>
          <chart:series chart:style-name="ch29" chart:values-cell-range-address="部分汽车企业杠杆率表.C26:部分汽车企业杠杆率表.G26" chart:label-cell-address="部分汽车企业杠杆率表.B26:部分汽车企业杠杆率表.B26" chart:class="chart:line">
            <chart:data-point chart:repeated="5"/>
          </chart:series>
          <chart:series chart:style-name="ch30" chart:values-cell-range-address="部分汽车企业杠杆率表.C27:部分汽车企业杠杆率表.G27" chart:label-cell-address="部分汽车企业杠杆率表.B27:部分汽车企业杠杆率表.B27" chart:class="chart:line">
            <chart:data-point chart:repeated="5"/>
          </chart:series>
          <chart:series chart:style-name="ch31" chart:values-cell-range-address="部分汽车企业杠杆率表.C28:部分汽车企业杠杆率表.G28" chart:label-cell-address="部分汽车企业杠杆率表.B28:部分汽车企业杠杆率表.B28" chart:class="chart:line">
            <chart:data-point chart:repeated="5"/>
          </chart:series>
          <chart:series chart:style-name="ch32" chart:values-cell-range-address="部分汽车企业杠杆率表.C29:部分汽车企业杠杆率表.G29" chart:label-cell-address="部分汽车企业杠杆率表.B29:部分汽车企业杠杆率表.B29" chart:class="chart:line">
            <chart:data-point chart:repeated="5"/>
          </chart:series>
          <chart:series chart:style-name="ch33" chart:values-cell-range-address="部分汽车企业杠杆率表.C30:部分汽车企业杠杆率表.G30" chart:label-cell-address="部分汽车企业杠杆率表.B30:部分汽车企业杠杆率表.B30" chart:class="chart:line">
            <chart:data-point chart:repeated="5"/>
          </chart:series>
          <chart:series chart:style-name="ch34" chart:values-cell-range-address="部分汽车企业杠杆率表.C31:部分汽车企业杠杆率表.G31" chart:label-cell-address="部分汽车企业杠杆率表.B31:部分汽车企业杠杆率表.B31" chart:class="chart:line">
            <chart:data-point chart:repeated="5"/>
          </chart:series>
          <chart:series chart:style-name="ch35" chart:values-cell-range-address="部分汽车企业杠杆率表.C32:部分汽车企业杠杆率表.G32" chart:label-cell-address="部分汽车企业杠杆率表.B32:部分汽车企业杠杆率表.B32" chart:class="chart:line">
            <chart:data-point chart:repeated="5"/>
          </chart:series>
          <chart:series chart:style-name="ch36" chart:values-cell-range-address="部分汽车企业杠杆率表.C33:部分汽车企业杠杆率表.G33" chart:label-cell-address="部分汽车企业杠杆率表.B33:部分汽车企业杠杆率表.B33" chart:class="chart:line">
            <chart:data-point chart:repeated="5"/>
          </chart:series>
          <chart:series chart:style-name="ch37" chart:values-cell-range-address="部分汽车企业杠杆率表.C34:部分汽车企业杠杆率表.G34" chart:label-cell-address="部分汽车企业杠杆率表.B34:部分汽车企业杠杆率表.B34" chart:class="chart:line">
            <chart:data-point chart:repeated="5"/>
          </chart:series>
          <chart:series chart:style-name="ch38" chart:values-cell-range-address="部分汽车企业杠杆率表.C35:部分汽车企业杠杆率表.G35" chart:label-cell-address="部分汽车企业杠杆率表.B35:部分汽车企业杠杆率表.B35" chart:class="chart:line">
            <chart:data-point chart:repeated="5"/>
          </chart:series>
          <chart:series chart:style-name="ch39" chart:values-cell-range-address="部分汽车企业杠杆率表.C36:部分汽车企业杠杆率表.G36" chart:label-cell-address="部分汽车企业杠杆率表.B36:部分汽车企业杠杆率表.B36" chart:class="chart:line">
            <chart:data-point chart:repeated="5"/>
          </chart:series>
          <chart:series chart:style-name="ch40" chart:values-cell-range-address="部分汽车企业杠杆率表.C37:部分汽车企业杠杆率表.G37" chart:label-cell-address="部分汽车企业杠杆率表.B37:部分汽车企业杠杆率表.B37" chart:class="chart:line">
            <chart:data-point chart:repeated="5"/>
          </chart:series>
          <chart:series chart:style-name="ch41" chart:values-cell-range-address="部分汽车企业杠杆率表.C38:部分汽车企业杠杆率表.G38" chart:label-cell-address="部分汽车企业杠杆率表.B38:部分汽车企业杠杆率表.B38" chart:class="chart:line">
            <chart:data-point chart:repeated="5"/>
          </chart:series>
          <chart:series chart:style-name="ch42" chart:values-cell-range-address="部分汽车企业杠杆率表.C39:部分汽车企业杠杆率表.G39" chart:label-cell-address="部分汽车企业杠杆率表.B39:部分汽车企业杠杆率表.B39" chart:class="chart:line">
            <chart:data-point chart:repeated="5"/>
          </chart:series>
          <chart:series chart:style-name="ch43" chart:values-cell-range-address="部分汽车企业杠杆率表.C40:部分汽车企业杠杆率表.G40" chart:label-cell-address="部分汽车企业杠杆率表.B40:部分汽车企业杠杆率表.B40" chart:class="chart:line">
            <chart:data-point chart:repeated="5"/>
          </chart:series>
          <chart:series chart:style-name="ch44" chart:values-cell-range-address="部分汽车企业杠杆率表.C41:部分汽车企业杠杆率表.G41" chart:label-cell-address="部分汽车企业杠杆率表.B41:部分汽车企业杠杆率表.B41" chart:class="chart:line">
            <chart:data-point chart:repeated="5"/>
          </chart:series>
          <chart:series chart:style-name="ch45" chart:values-cell-range-address="部分汽车企业杠杆率表.C42:部分汽车企业杠杆率表.G42" chart:label-cell-address="部分汽车企业杠杆率表.B42:部分汽车企业杠杆率表.B42" chart:class="chart:line">
            <chart:data-point chart:repeated="5"/>
          </chart:series>
          <chart:series chart:style-name="ch46" chart:values-cell-range-address="部分汽车企业杠杆率表.C43:部分汽车企业杠杆率表.G43" chart:label-cell-address="部分汽车企业杠杆率表.B43:部分汽车企业杠杆率表.B43" chart:class="chart:line">
            <chart:data-point chart:repeated="5"/>
          </chart:series>
          <chart:series chart:style-name="ch47" chart:values-cell-range-address="部分汽车企业杠杆率表.C44:部分汽车企业杠杆率表.G44" chart:label-cell-address="部分汽车企业杠杆率表.B44:部分汽车企业杠杆率表.B44" chart:class="chart:line">
            <chart:data-point chart:repeated="5"/>
          </chart:series>
          <chart:series chart:style-name="ch48" chart:values-cell-range-address="部分汽车企业杠杆率表.C45:部分汽车企业杠杆率表.G45" chart:label-cell-address="部分汽车企业杠杆率表.B45:部分汽车企业杠杆率表.B45" chart:class="chart:line">
            <chart:data-point chart:repeated="5"/>
          </chart:series>
          <chart:series chart:style-name="ch49" chart:values-cell-range-address="部分汽车企业杠杆率表.C46:部分汽车企业杠杆率表.G46" chart:label-cell-address="部分汽车企业杠杆率表.B46:部分汽车企业杠杆率表.B46" chart:class="chart:line">
            <chart:data-point chart:repeated="5"/>
          </chart:series>
          <chart:series chart:style-name="ch50" chart:values-cell-range-address="部分汽车企业杠杆率表.C47:部分汽车企业杠杆率表.G47" chart:label-cell-address="部分汽车企业杠杆率表.B47:部分汽车企业杠杆率表.B47" chart:class="chart:line">
            <chart:data-point chart:repeated="5"/>
          </chart:series>
          <chart:series chart:style-name="ch51" chart:values-cell-range-address="部分汽车企业杠杆率表.C48:部分汽车企业杠杆率表.G48" chart:label-cell-address="部分汽车企业杠杆率表.B48:部分汽车企业杠杆率表.B48" chart:class="chart:line">
            <chart:data-point chart:repeated="5"/>
          </chart:series>
          <chart:wall chart:style-name="ch52"/>
          <chart:floor chart:style-name="ch5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部分汽车企业杠杆率表.B3:部分汽车企业杠杆率表.B3</svg:desc>
                </draw:g>
              </table:table-cell>
              <table:table-cell office:value-type="float" office:value="NaN">
                <text:p>NaN</text:p>
                <draw:g>
                  <svg:desc>部分汽车企业杠杆率表.C3:部分汽车企业杠杆率表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4:部分汽车企业杠杆率表.B4</svg:desc>
                </draw:g>
              </table:table-cell>
              <table:table-cell office:value-type="float" office:value="NaN">
                <text:p>NaN</text:p>
                <draw:g>
                  <svg:desc>部分汽车企业杠杆率表.C4:部分汽车企业杠杆率表.G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5:部分汽车企业杠杆率表.B5</svg:desc>
                </draw:g>
              </table:table-cell>
              <table:table-cell office:value-type="float" office:value="NaN">
                <text:p>NaN</text:p>
                <draw:g>
                  <svg:desc>部分汽车企业杠杆率表.C5:部分汽车企业杠杆率表.G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6:部分汽车企业杠杆率表.B6</svg:desc>
                </draw:g>
              </table:table-cell>
              <table:table-cell office:value-type="float" office:value="NaN">
                <text:p>NaN</text:p>
                <draw:g>
                  <svg:desc>部分汽车企业杠杆率表.C6:部分汽车企业杠杆率表.G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7:部分汽车企业杠杆率表.B7</svg:desc>
                </draw:g>
              </table:table-cell>
              <table:table-cell office:value-type="float" office:value="NaN">
                <text:p>NaN</text:p>
                <draw:g>
                  <svg:desc>部分汽车企业杠杆率表.C7:部分汽车企业杠杆率表.G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8:部分汽车企业杠杆率表.B8</svg:desc>
                </draw:g>
              </table:table-cell>
              <table:table-cell office:value-type="float" office:value="NaN">
                <text:p>NaN</text:p>
                <draw:g>
                  <svg:desc>部分汽车企业杠杆率表.C8:部分汽车企业杠杆率表.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9:部分汽车企业杠杆率表.B9</svg:desc>
                </draw:g>
              </table:table-cell>
              <table:table-cell office:value-type="float" office:value="NaN">
                <text:p>NaN</text:p>
                <draw:g>
                  <svg:desc>部分汽车企业杠杆率表.C9:部分汽车企业杠杆率表.G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10:部分汽车企业杠杆率表.B10</svg:desc>
                </draw:g>
              </table:table-cell>
              <table:table-cell office:value-type="float" office:value="NaN">
                <text:p>NaN</text:p>
                <draw:g>
                  <svg:desc>部分汽车企业杠杆率表.C10:部分汽车企业杠杆率表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11:部分汽车企业杠杆率表.B11</svg:desc>
                </draw:g>
              </table:table-cell>
              <table:table-cell office:value-type="float" office:value="NaN">
                <text:p>NaN</text:p>
                <draw:g>
                  <svg:desc>部分汽车企业杠杆率表.C11:部分汽车企业杠杆率表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12:部分汽车企业杠杆率表.B12</svg:desc>
                </draw:g>
              </table:table-cell>
              <table:table-cell office:value-type="float" office:value="NaN">
                <text:p>NaN</text:p>
                <draw:g>
                  <svg:desc>部分汽车企业杠杆率表.C12:部分汽车企业杠杆率表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13:部分汽车企业杠杆率表.B13</svg:desc>
                </draw:g>
              </table:table-cell>
              <table:table-cell office:value-type="float" office:value="NaN">
                <text:p>NaN</text:p>
                <draw:g>
                  <svg:desc>部分汽车企业杠杆率表.C13:部分汽车企业杠杆率表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14:部分汽车企业杠杆率表.B14</svg:desc>
                </draw:g>
              </table:table-cell>
              <table:table-cell office:value-type="float" office:value="NaN">
                <text:p>NaN</text:p>
                <draw:g>
                  <svg:desc>部分汽车企业杠杆率表.C14:部分汽车企业杠杆率表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15:部分汽车企业杠杆率表.B15</svg:desc>
                </draw:g>
              </table:table-cell>
              <table:table-cell office:value-type="float" office:value="NaN">
                <text:p>NaN</text:p>
                <draw:g>
                  <svg:desc>部分汽车企业杠杆率表.C15:部分汽车企业杠杆率表.G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16:部分汽车企业杠杆率表.B16</svg:desc>
                </draw:g>
              </table:table-cell>
              <table:table-cell office:value-type="float" office:value="NaN">
                <text:p>NaN</text:p>
                <draw:g>
                  <svg:desc>部分汽车企业杠杆率表.C16:部分汽车企业杠杆率表.G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17:部分汽车企业杠杆率表.B17</svg:desc>
                </draw:g>
              </table:table-cell>
              <table:table-cell office:value-type="float" office:value="NaN">
                <text:p>NaN</text:p>
                <draw:g>
                  <svg:desc>部分汽车企业杠杆率表.C17:部分汽车企业杠杆率表.G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18:部分汽车企业杠杆率表.B18</svg:desc>
                </draw:g>
              </table:table-cell>
              <table:table-cell office:value-type="float" office:value="NaN">
                <text:p>NaN</text:p>
                <draw:g>
                  <svg:desc>部分汽车企业杠杆率表.C18:部分汽车企业杠杆率表.G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19:部分汽车企业杠杆率表.B19</svg:desc>
                </draw:g>
              </table:table-cell>
              <table:table-cell office:value-type="float" office:value="NaN">
                <text:p>NaN</text:p>
                <draw:g>
                  <svg:desc>部分汽车企业杠杆率表.C19:部分汽车企业杠杆率表.G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20:部分汽车企业杠杆率表.B20</svg:desc>
                </draw:g>
              </table:table-cell>
              <table:table-cell office:value-type="float" office:value="NaN">
                <text:p>NaN</text:p>
                <draw:g>
                  <svg:desc>部分汽车企业杠杆率表.C20:部分汽车企业杠杆率表.G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21:部分汽车企业杠杆率表.B21</svg:desc>
                </draw:g>
              </table:table-cell>
              <table:table-cell office:value-type="float" office:value="NaN">
                <text:p>NaN</text:p>
                <draw:g>
                  <svg:desc>部分汽车企业杠杆率表.C21:部分汽车企业杠杆率表.G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22:部分汽车企业杠杆率表.B22</svg:desc>
                </draw:g>
              </table:table-cell>
              <table:table-cell office:value-type="float" office:value="NaN">
                <text:p>NaN</text:p>
                <draw:g>
                  <svg:desc>部分汽车企业杠杆率表.C22:部分汽车企业杠杆率表.G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23:部分汽车企业杠杆率表.B23</svg:desc>
                </draw:g>
              </table:table-cell>
              <table:table-cell office:value-type="float" office:value="NaN">
                <text:p>NaN</text:p>
                <draw:g>
                  <svg:desc>部分汽车企业杠杆率表.C23:部分汽车企业杠杆率表.G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24:部分汽车企业杠杆率表.B24</svg:desc>
                </draw:g>
              </table:table-cell>
              <table:table-cell office:value-type="float" office:value="NaN">
                <text:p>NaN</text:p>
                <draw:g>
                  <svg:desc>部分汽车企业杠杆率表.C24:部分汽车企业杠杆率表.G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25:部分汽车企业杠杆率表.B25</svg:desc>
                </draw:g>
              </table:table-cell>
              <table:table-cell office:value-type="float" office:value="NaN">
                <text:p>NaN</text:p>
                <draw:g>
                  <svg:desc>部分汽车企业杠杆率表.C25:部分汽车企业杠杆率表.G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26:部分汽车企业杠杆率表.B26</svg:desc>
                </draw:g>
              </table:table-cell>
              <table:table-cell office:value-type="float" office:value="NaN">
                <text:p>NaN</text:p>
                <draw:g>
                  <svg:desc>部分汽车企业杠杆率表.C26:部分汽车企业杠杆率表.G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27:部分汽车企业杠杆率表.B27</svg:desc>
                </draw:g>
              </table:table-cell>
              <table:table-cell office:value-type="float" office:value="NaN">
                <text:p>NaN</text:p>
                <draw:g>
                  <svg:desc>部分汽车企业杠杆率表.C27:部分汽车企业杠杆率表.G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28:部分汽车企业杠杆率表.B28</svg:desc>
                </draw:g>
              </table:table-cell>
              <table:table-cell office:value-type="float" office:value="NaN">
                <text:p>NaN</text:p>
                <draw:g>
                  <svg:desc>部分汽车企业杠杆率表.C28:部分汽车企业杠杆率表.G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29:部分汽车企业杠杆率表.B29</svg:desc>
                </draw:g>
              </table:table-cell>
              <table:table-cell office:value-type="float" office:value="NaN">
                <text:p>NaN</text:p>
                <draw:g>
                  <svg:desc>部分汽车企业杠杆率表.C29:部分汽车企业杠杆率表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30:部分汽车企业杠杆率表.B30</svg:desc>
                </draw:g>
              </table:table-cell>
              <table:table-cell office:value-type="float" office:value="NaN">
                <text:p>NaN</text:p>
                <draw:g>
                  <svg:desc>部分汽车企业杠杆率表.C30:部分汽车企业杠杆率表.G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31:部分汽车企业杠杆率表.B31</svg:desc>
                </draw:g>
              </table:table-cell>
              <table:table-cell office:value-type="float" office:value="NaN">
                <text:p>NaN</text:p>
                <draw:g>
                  <svg:desc>部分汽车企业杠杆率表.C31:部分汽车企业杠杆率表.G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32:部分汽车企业杠杆率表.B32</svg:desc>
                </draw:g>
              </table:table-cell>
              <table:table-cell office:value-type="float" office:value="NaN">
                <text:p>NaN</text:p>
                <draw:g>
                  <svg:desc>部分汽车企业杠杆率表.C32:部分汽车企业杠杆率表.G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33:部分汽车企业杠杆率表.B33</svg:desc>
                </draw:g>
              </table:table-cell>
              <table:table-cell office:value-type="float" office:value="NaN">
                <text:p>NaN</text:p>
                <draw:g>
                  <svg:desc>部分汽车企业杠杆率表.C33:部分汽车企业杠杆率表.G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34:部分汽车企业杠杆率表.B34</svg:desc>
                </draw:g>
              </table:table-cell>
              <table:table-cell office:value-type="float" office:value="NaN">
                <text:p>NaN</text:p>
                <draw:g>
                  <svg:desc>部分汽车企业杠杆率表.C34:部分汽车企业杠杆率表.G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35:部分汽车企业杠杆率表.B35</svg:desc>
                </draw:g>
              </table:table-cell>
              <table:table-cell office:value-type="float" office:value="NaN">
                <text:p>NaN</text:p>
                <draw:g>
                  <svg:desc>部分汽车企业杠杆率表.C35:部分汽车企业杠杆率表.G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36:部分汽车企业杠杆率表.B36</svg:desc>
                </draw:g>
              </table:table-cell>
              <table:table-cell office:value-type="float" office:value="NaN">
                <text:p>NaN</text:p>
                <draw:g>
                  <svg:desc>部分汽车企业杠杆率表.C36:部分汽车企业杠杆率表.G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37:部分汽车企业杠杆率表.B37</svg:desc>
                </draw:g>
              </table:table-cell>
              <table:table-cell office:value-type="float" office:value="NaN">
                <text:p>NaN</text:p>
                <draw:g>
                  <svg:desc>部分汽车企业杠杆率表.C37:部分汽车企业杠杆率表.G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38:部分汽车企业杠杆率表.B38</svg:desc>
                </draw:g>
              </table:table-cell>
              <table:table-cell office:value-type="float" office:value="NaN">
                <text:p>NaN</text:p>
                <draw:g>
                  <svg:desc>部分汽车企业杠杆率表.C38:部分汽车企业杠杆率表.G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39:部分汽车企业杠杆率表.B39</svg:desc>
                </draw:g>
              </table:table-cell>
              <table:table-cell office:value-type="float" office:value="NaN">
                <text:p>NaN</text:p>
                <draw:g>
                  <svg:desc>部分汽车企业杠杆率表.C39:部分汽车企业杠杆率表.G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40:部分汽车企业杠杆率表.B40</svg:desc>
                </draw:g>
              </table:table-cell>
              <table:table-cell office:value-type="float" office:value="NaN">
                <text:p>NaN</text:p>
                <draw:g>
                  <svg:desc>部分汽车企业杠杆率表.C40:部分汽车企业杠杆率表.G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41:部分汽车企业杠杆率表.B41</svg:desc>
                </draw:g>
              </table:table-cell>
              <table:table-cell office:value-type="float" office:value="NaN">
                <text:p>NaN</text:p>
                <draw:g>
                  <svg:desc>部分汽车企业杠杆率表.C41:部分汽车企业杠杆率表.G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42:部分汽车企业杠杆率表.B42</svg:desc>
                </draw:g>
              </table:table-cell>
              <table:table-cell office:value-type="float" office:value="NaN">
                <text:p>NaN</text:p>
                <draw:g>
                  <svg:desc>部分汽车企业杠杆率表.C42:部分汽车企业杠杆率表.G4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43:部分汽车企业杠杆率表.B43</svg:desc>
                </draw:g>
              </table:table-cell>
              <table:table-cell office:value-type="float" office:value="NaN">
                <text:p>NaN</text:p>
                <draw:g>
                  <svg:desc>部分汽车企业杠杆率表.C43:部分汽车企业杠杆率表.G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44:部分汽车企业杠杆率表.B44</svg:desc>
                </draw:g>
              </table:table-cell>
              <table:table-cell office:value-type="float" office:value="NaN">
                <text:p>NaN</text:p>
                <draw:g>
                  <svg:desc>部分汽车企业杠杆率表.C44:部分汽车企业杠杆率表.G4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45:部分汽车企业杠杆率表.B45</svg:desc>
                </draw:g>
              </table:table-cell>
              <table:table-cell office:value-type="float" office:value="NaN">
                <text:p>NaN</text:p>
                <draw:g>
                  <svg:desc>部分汽车企业杠杆率表.C45:部分汽车企业杠杆率表.G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46:部分汽车企业杠杆率表.B46</svg:desc>
                </draw:g>
              </table:table-cell>
              <table:table-cell office:value-type="float" office:value="NaN">
                <text:p>NaN</text:p>
                <draw:g>
                  <svg:desc>部分汽车企业杠杆率表.C46:部分汽车企业杠杆率表.G4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47:部分汽车企业杠杆率表.B47</svg:desc>
                </draw:g>
              </table:table-cell>
              <table:table-cell office:value-type="float" office:value="NaN">
                <text:p>NaN</text:p>
                <draw:g>
                  <svg:desc>部分汽车企业杠杆率表.C47:部分汽车企业杠杆率表.G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48:部分汽车企业杠杆率表.B48</svg:desc>
                </draw:g>
              </table:table-cell>
              <table:table-cell office:value-type="float" office:value="NaN">
                <text:p>NaN</text:p>
                <draw:g>
                  <svg:desc>部分汽车企业杠杆率表.C48:部分汽车企业杠杆率表.G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805cm" xlink:href=".." xlink:type="simple" chart:class="chart:line" chart:style-name="ch1">
        <chart:legend chart:legend-position="end" svg:x="13.518cm" svg:y="3.304cm" style:legend-expansion="high" chart:style-name="ch2"/>
        <chart:plot-area chart:style-name="ch3" table:cell-range-address="资产周转次数表.B2:资产周转次数表.G4 资产周转次数表.B43:资产周转次数表.G43" chart:data-source-has-labels="column" svg:x="0.77cm" svg:y="0.839cm" svg:width="12.108cm" svg:height="7.37cm">
          <chartooo:coordinate-region svg:x="1.391cm" svg:y="1.051cm" svg:width="11.393cm" svg:height="6.4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资产周转次数表.C2:资产周转次数表.G2" chart:label-cell-address="资产周转次数表.B2:资产周转次数表.B2" chart:class="chart:line">
            <chart:data-point chart:repeated="5"/>
          </chart:series>
          <chart:series chart:style-name="ch7" chart:values-cell-range-address="资产周转次数表.C3:资产周转次数表.G3" chart:label-cell-address="资产周转次数表.B3:资产周转次数表.B3" chart:class="chart:line">
            <chart:data-point chart:repeated="5"/>
          </chart:series>
          <chart:series chart:style-name="ch8" chart:values-cell-range-address="资产周转次数表.C4:资产周转次数表.G4" chart:label-cell-address="资产周转次数表.B4:资产周转次数表.B4" chart:class="chart:line">
            <chart:data-point chart:repeated="5"/>
          </chart:series>
          <chart:series chart:style-name="ch9" chart:values-cell-range-address="资产周转次数表.C43:资产周转次数表.G43" chart:label-cell-address="资产周转次数表.B43:资产周转次数表.B4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资产周转次数表.B2:资产周转次数表.B2</svg:desc>
                </draw:g>
              </table:table-cell>
              <table:table-cell office:value-type="float" office:value="NaN">
                <text:p>NaN</text:p>
                <draw:g>
                  <svg:desc>资产周转次数表.C2:资产周转次数表.G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资产周转次数表.B3:资产周转次数表.B3</svg:desc>
                </draw:g>
              </table:table-cell>
              <table:table-cell office:value-type="float" office:value="NaN">
                <text:p>NaN</text:p>
                <draw:g>
                  <svg:desc>资产周转次数表.C3:资产周转次数表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资产周转次数表.B4:资产周转次数表.B4</svg:desc>
                </draw:g>
              </table:table-cell>
              <table:table-cell office:value-type="float" office:value="NaN">
                <text:p>NaN</text:p>
                <draw:g>
                  <svg:desc>资产周转次数表.C4:资产周转次数表.G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资产周转次数表.B43:资产周转次数表.B43</svg:desc>
                </draw:g>
              </table:table-cell>
              <table:table-cell office:value-type="float" office:value="NaN">
                <text:p>NaN</text:p>
                <draw:g>
                  <svg:desc>资产周转次数表.C43:资产周转次数表.G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circle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tar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x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plus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asterisk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squar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diamond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bow-ti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circle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star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x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plus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4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4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50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51" style:family="chart" style:data-style-name="N0">
      <style:chart-properties chart:symbol-type="named-symbol" chart:symbol-name="square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52" style:family="chart">
      <style:graphic-properties draw:stroke="solid" svg:stroke-color="#b3b3b3" draw:fill="none" draw:fill-color="#e6e6e6"/>
    </style:style>
    <style:style style:name="ch53" style:family="chart">
      <style:graphic-properties svg:stroke-color="#b3b3b3" draw:fill-color="#cccccc"/>
    </style:style>
  </office:automatic-styles>
  <office:body>
    <office:chart>
      <chart:chart svg:width="35.211cm" svg:height="22.591cm" xlink:href=".." xlink:type="simple" chart:class="chart:line" chart:style-name="ch1">
        <chart:legend chart:legend-position="end" svg:x="30.457cm" svg:y="5.219cm" style:legend-expansion="high" chart:style-name="ch2"/>
        <chart:plot-area chart:style-name="ch3" table:cell-range-address="部分汽车企业资产周转率表.B3:部分汽车企业资产周转率表.G48" chart:data-source-has-labels="column" svg:x="1.154cm" svg:y="1.939cm" svg:width="27.895cm" svg:height="19.781cm">
          <chartooo:coordinate-region svg:x="1.775cm" svg:y="2.151cm" svg:width="27.18cm" svg:height="18.8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部分汽车企业资产周转率表.C3:部分汽车企业资产周转率表.G3" chart:label-cell-address="部分汽车企业资产周转率表.B3:部分汽车企业资产周转率表.B3" chart:class="chart:line">
            <chart:data-point chart:repeated="5"/>
          </chart:series>
          <chart:series chart:style-name="ch7" chart:values-cell-range-address="部分汽车企业资产周转率表.C4:部分汽车企业资产周转率表.G4" chart:label-cell-address="部分汽车企业资产周转率表.B4:部分汽车企业资产周转率表.B4" chart:class="chart:line">
            <chart:data-point chart:repeated="5"/>
          </chart:series>
          <chart:series chart:style-name="ch8" chart:values-cell-range-address="部分汽车企业资产周转率表.C5:部分汽车企业资产周转率表.G5" chart:label-cell-address="部分汽车企业资产周转率表.B5:部分汽车企业资产周转率表.B5" chart:class="chart:line">
            <chart:data-point chart:repeated="5"/>
          </chart:series>
          <chart:series chart:style-name="ch9" chart:values-cell-range-address="部分汽车企业资产周转率表.C6:部分汽车企业资产周转率表.G6" chart:label-cell-address="部分汽车企业资产周转率表.B6:部分汽车企业资产周转率表.B6" chart:class="chart:line">
            <chart:data-point chart:repeated="5"/>
          </chart:series>
          <chart:series chart:style-name="ch10" chart:values-cell-range-address="部分汽车企业资产周转率表.C7:部分汽车企业资产周转率表.G7" chart:label-cell-address="部分汽车企业资产周转率表.B7:部分汽车企业资产周转率表.B7" chart:class="chart:line">
            <chart:data-point chart:repeated="5"/>
          </chart:series>
          <chart:series chart:style-name="ch11" chart:values-cell-range-address="部分汽车企业资产周转率表.C8:部分汽车企业资产周转率表.G8" chart:label-cell-address="部分汽车企业资产周转率表.B8:部分汽车企业资产周转率表.B8" chart:class="chart:line">
            <chart:data-point chart:repeated="5"/>
          </chart:series>
          <chart:series chart:style-name="ch12" chart:values-cell-range-address="部分汽车企业资产周转率表.C9:部分汽车企业资产周转率表.G9" chart:label-cell-address="部分汽车企业资产周转率表.B9:部分汽车企业资产周转率表.B9" chart:class="chart:line">
            <chart:data-point chart:repeated="5"/>
          </chart:series>
          <chart:series chart:style-name="ch13" chart:values-cell-range-address="部分汽车企业资产周转率表.C10:部分汽车企业资产周转率表.G10" chart:label-cell-address="部分汽车企业资产周转率表.B10:部分汽车企业资产周转率表.B10" chart:class="chart:line">
            <chart:data-point chart:repeated="5"/>
          </chart:series>
          <chart:series chart:style-name="ch14" chart:values-cell-range-address="部分汽车企业资产周转率表.C11:部分汽车企业资产周转率表.G11" chart:label-cell-address="部分汽车企业资产周转率表.B11:部分汽车企业资产周转率表.B11" chart:class="chart:line">
            <chart:data-point chart:repeated="5"/>
          </chart:series>
          <chart:series chart:style-name="ch15" chart:values-cell-range-address="部分汽车企业资产周转率表.C12:部分汽车企业资产周转率表.G12" chart:label-cell-address="部分汽车企业资产周转率表.B12:部分汽车企业资产周转率表.B12" chart:class="chart:line">
            <chart:data-point chart:repeated="5"/>
          </chart:series>
          <chart:series chart:style-name="ch16" chart:values-cell-range-address="部分汽车企业资产周转率表.C13:部分汽车企业资产周转率表.G13" chart:label-cell-address="部分汽车企业资产周转率表.B13:部分汽车企业资产周转率表.B13" chart:class="chart:line">
            <chart:data-point chart:repeated="5"/>
          </chart:series>
          <chart:series chart:style-name="ch17" chart:values-cell-range-address="部分汽车企业资产周转率表.C14:部分汽车企业资产周转率表.G14" chart:label-cell-address="部分汽车企业资产周转率表.B14:部分汽车企业资产周转率表.B14" chart:class="chart:line">
            <chart:data-point chart:repeated="5"/>
          </chart:series>
          <chart:series chart:style-name="ch18" chart:values-cell-range-address="部分汽车企业资产周转率表.C15:部分汽车企业资产周转率表.G15" chart:label-cell-address="部分汽车企业资产周转率表.B15:部分汽车企业资产周转率表.B15" chart:class="chart:line">
            <chart:data-point chart:repeated="5"/>
          </chart:series>
          <chart:series chart:style-name="ch19" chart:values-cell-range-address="部分汽车企业资产周转率表.C16:部分汽车企业资产周转率表.G16" chart:label-cell-address="部分汽车企业资产周转率表.B16:部分汽车企业资产周转率表.B16" chart:class="chart:line">
            <chart:data-point chart:repeated="5"/>
          </chart:series>
          <chart:series chart:style-name="ch20" chart:values-cell-range-address="部分汽车企业资产周转率表.C17:部分汽车企业资产周转率表.G17" chart:label-cell-address="部分汽车企业资产周转率表.B17:部分汽车企业资产周转率表.B17" chart:class="chart:line">
            <chart:data-point chart:repeated="5"/>
          </chart:series>
          <chart:series chart:style-name="ch21" chart:values-cell-range-address="部分汽车企业资产周转率表.C18:部分汽车企业资产周转率表.G18" chart:label-cell-address="部分汽车企业资产周转率表.B18:部分汽车企业资产周转率表.B18" chart:class="chart:line">
            <chart:data-point chart:repeated="5"/>
          </chart:series>
          <chart:series chart:style-name="ch22" chart:values-cell-range-address="部分汽车企业资产周转率表.C19:部分汽车企业资产周转率表.G19" chart:label-cell-address="部分汽车企业资产周转率表.B19:部分汽车企业资产周转率表.B19" chart:class="chart:line">
            <chart:data-point chart:repeated="5"/>
          </chart:series>
          <chart:series chart:style-name="ch23" chart:values-cell-range-address="部分汽车企业资产周转率表.C20:部分汽车企业资产周转率表.G20" chart:label-cell-address="部分汽车企业资产周转率表.B20:部分汽车企业资产周转率表.B20" chart:class="chart:line">
            <chart:data-point chart:repeated="5"/>
          </chart:series>
          <chart:series chart:style-name="ch24" chart:values-cell-range-address="部分汽车企业资产周转率表.C21:部分汽车企业资产周转率表.G21" chart:label-cell-address="部分汽车企业资产周转率表.B21:部分汽车企业资产周转率表.B21" chart:class="chart:line">
            <chart:data-point chart:repeated="5"/>
          </chart:series>
          <chart:series chart:style-name="ch25" chart:values-cell-range-address="部分汽车企业资产周转率表.C22:部分汽车企业资产周转率表.G22" chart:label-cell-address="部分汽车企业资产周转率表.B22:部分汽车企业资产周转率表.B22" chart:class="chart:line">
            <chart:data-point chart:repeated="5"/>
          </chart:series>
          <chart:series chart:style-name="ch26" chart:values-cell-range-address="部分汽车企业资产周转率表.C23:部分汽车企业资产周转率表.G23" chart:label-cell-address="部分汽车企业资产周转率表.B23:部分汽车企业资产周转率表.B23" chart:class="chart:line">
            <chart:data-point chart:repeated="5"/>
          </chart:series>
          <chart:series chart:style-name="ch27" chart:values-cell-range-address="部分汽车企业资产周转率表.C24:部分汽车企业资产周转率表.G24" chart:label-cell-address="部分汽车企业资产周转率表.B24:部分汽车企业资产周转率表.B24" chart:class="chart:line">
            <chart:data-point chart:repeated="5"/>
          </chart:series>
          <chart:series chart:style-name="ch28" chart:values-cell-range-address="部分汽车企业资产周转率表.C25:部分汽车企业资产周转率表.G25" chart:label-cell-address="部分汽车企业资产周转率表.B25:部分汽车企业资产周转率表.B25" chart:class="chart:line">
            <chart:data-point chart:repeated="5"/>
          </chart:series>
          <chart:series chart:style-name="ch29" chart:values-cell-range-address="部分汽车企业资产周转率表.C26:部分汽车企业资产周转率表.G26" chart:label-cell-address="部分汽车企业资产周转率表.B26:部分汽车企业资产周转率表.B26" chart:class="chart:line">
            <chart:data-point chart:repeated="5"/>
          </chart:series>
          <chart:series chart:style-name="ch30" chart:values-cell-range-address="部分汽车企业资产周转率表.C27:部分汽车企业资产周转率表.G27" chart:label-cell-address="部分汽车企业资产周转率表.B27:部分汽车企业资产周转率表.B27" chart:class="chart:line">
            <chart:data-point chart:repeated="5"/>
          </chart:series>
          <chart:series chart:style-name="ch31" chart:values-cell-range-address="部分汽车企业资产周转率表.C28:部分汽车企业资产周转率表.G28" chart:label-cell-address="部分汽车企业资产周转率表.B28:部分汽车企业资产周转率表.B28" chart:class="chart:line">
            <chart:data-point chart:repeated="5"/>
          </chart:series>
          <chart:series chart:style-name="ch32" chart:values-cell-range-address="部分汽车企业资产周转率表.C29:部分汽车企业资产周转率表.G29" chart:label-cell-address="部分汽车企业资产周转率表.B29:部分汽车企业资产周转率表.B29" chart:class="chart:line">
            <chart:data-point chart:repeated="5"/>
          </chart:series>
          <chart:series chart:style-name="ch33" chart:values-cell-range-address="部分汽车企业资产周转率表.C30:部分汽车企业资产周转率表.G30" chart:label-cell-address="部分汽车企业资产周转率表.B30:部分汽车企业资产周转率表.B30" chart:class="chart:line">
            <chart:data-point chart:repeated="5"/>
          </chart:series>
          <chart:series chart:style-name="ch34" chart:values-cell-range-address="部分汽车企业资产周转率表.C31:部分汽车企业资产周转率表.G31" chart:label-cell-address="部分汽车企业资产周转率表.B31:部分汽车企业资产周转率表.B31" chart:class="chart:line">
            <chart:data-point chart:repeated="5"/>
          </chart:series>
          <chart:series chart:style-name="ch35" chart:values-cell-range-address="部分汽车企业资产周转率表.C32:部分汽车企业资产周转率表.G32" chart:label-cell-address="部分汽车企业资产周转率表.B32:部分汽车企业资产周转率表.B32" chart:class="chart:line">
            <chart:data-point chart:repeated="5"/>
          </chart:series>
          <chart:series chart:style-name="ch36" chart:values-cell-range-address="部分汽车企业资产周转率表.C33:部分汽车企业资产周转率表.G33" chart:label-cell-address="部分汽车企业资产周转率表.B33:部分汽车企业资产周转率表.B33" chart:class="chart:line">
            <chart:data-point chart:repeated="5"/>
          </chart:series>
          <chart:series chart:style-name="ch37" chart:values-cell-range-address="部分汽车企业资产周转率表.C34:部分汽车企业资产周转率表.G34" chart:label-cell-address="部分汽车企业资产周转率表.B34:部分汽车企业资产周转率表.B34" chart:class="chart:line">
            <chart:data-point chart:repeated="5"/>
          </chart:series>
          <chart:series chart:style-name="ch38" chart:values-cell-range-address="部分汽车企业资产周转率表.C35:部分汽车企业资产周转率表.G35" chart:label-cell-address="部分汽车企业资产周转率表.B35:部分汽车企业资产周转率表.B35" chart:class="chart:line">
            <chart:data-point chart:repeated="5"/>
          </chart:series>
          <chart:series chart:style-name="ch39" chart:values-cell-range-address="部分汽车企业资产周转率表.C36:部分汽车企业资产周转率表.G36" chart:label-cell-address="部分汽车企业资产周转率表.B36:部分汽车企业资产周转率表.B36" chart:class="chart:line">
            <chart:data-point chart:repeated="5"/>
          </chart:series>
          <chart:series chart:style-name="ch40" chart:values-cell-range-address="部分汽车企业资产周转率表.C37:部分汽车企业资产周转率表.G37" chart:label-cell-address="部分汽车企业资产周转率表.B37:部分汽车企业资产周转率表.B37" chart:class="chart:line">
            <chart:data-point chart:repeated="5"/>
          </chart:series>
          <chart:series chart:style-name="ch41" chart:values-cell-range-address="部分汽车企业资产周转率表.C38:部分汽车企业资产周转率表.G38" chart:label-cell-address="部分汽车企业资产周转率表.B38:部分汽车企业资产周转率表.B38" chart:class="chart:line">
            <chart:data-point chart:repeated="5"/>
          </chart:series>
          <chart:series chart:style-name="ch42" chart:values-cell-range-address="部分汽车企业资产周转率表.C39:部分汽车企业资产周转率表.G39" chart:label-cell-address="部分汽车企业资产周转率表.B39:部分汽车企业资产周转率表.B39" chart:class="chart:line">
            <chart:data-point chart:repeated="5"/>
          </chart:series>
          <chart:series chart:style-name="ch43" chart:values-cell-range-address="部分汽车企业资产周转率表.C40:部分汽车企业资产周转率表.G40" chart:label-cell-address="部分汽车企业资产周转率表.B40:部分汽车企业资产周转率表.B40" chart:class="chart:line">
            <chart:data-point chart:repeated="5"/>
          </chart:series>
          <chart:series chart:style-name="ch44" chart:values-cell-range-address="部分汽车企业资产周转率表.C41:部分汽车企业资产周转率表.G41" chart:label-cell-address="部分汽车企业资产周转率表.B41:部分汽车企业资产周转率表.B41" chart:class="chart:line">
            <chart:data-point chart:repeated="5"/>
          </chart:series>
          <chart:series chart:style-name="ch45" chart:values-cell-range-address="部分汽车企业资产周转率表.C42:部分汽车企业资产周转率表.G42" chart:label-cell-address="部分汽车企业资产周转率表.B42:部分汽车企业资产周转率表.B42" chart:class="chart:line">
            <chart:data-point chart:repeated="5"/>
          </chart:series>
          <chart:series chart:style-name="ch46" chart:values-cell-range-address="部分汽车企业资产周转率表.C43:部分汽车企业资产周转率表.G43" chart:label-cell-address="部分汽车企业资产周转率表.B43:部分汽车企业资产周转率表.B43" chart:class="chart:line">
            <chart:data-point chart:repeated="5"/>
          </chart:series>
          <chart:series chart:style-name="ch47" chart:values-cell-range-address="部分汽车企业资产周转率表.C44:部分汽车企业资产周转率表.G44" chart:label-cell-address="部分汽车企业资产周转率表.B44:部分汽车企业资产周转率表.B44" chart:class="chart:line">
            <chart:data-point chart:repeated="5"/>
          </chart:series>
          <chart:series chart:style-name="ch48" chart:values-cell-range-address="部分汽车企业资产周转率表.C45:部分汽车企业资产周转率表.G45" chart:label-cell-address="部分汽车企业资产周转率表.B45:部分汽车企业资产周转率表.B45" chart:class="chart:line">
            <chart:data-point chart:repeated="5"/>
          </chart:series>
          <chart:series chart:style-name="ch49" chart:values-cell-range-address="部分汽车企业资产周转率表.C46:部分汽车企业资产周转率表.G46" chart:label-cell-address="部分汽车企业资产周转率表.B46:部分汽车企业资产周转率表.B46" chart:class="chart:line">
            <chart:data-point chart:repeated="5"/>
          </chart:series>
          <chart:series chart:style-name="ch50" chart:values-cell-range-address="部分汽车企业资产周转率表.C47:部分汽车企业资产周转率表.G47" chart:label-cell-address="部分汽车企业资产周转率表.B47:部分汽车企业资产周转率表.B47" chart:class="chart:line">
            <chart:data-point chart:repeated="5"/>
          </chart:series>
          <chart:series chart:style-name="ch51" chart:values-cell-range-address="部分汽车企业资产周转率表.C48:部分汽车企业资产周转率表.G48" chart:label-cell-address="部分汽车企业资产周转率表.B48:部分汽车企业资产周转率表.B48" chart:class="chart:line">
            <chart:data-point chart:repeated="5"/>
          </chart:series>
          <chart:wall chart:style-name="ch52"/>
          <chart:floor chart:style-name="ch5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部分汽车企业资产周转率表.B3:部分汽车企业资产周转率表.B3</svg:desc>
                </draw:g>
              </table:table-cell>
              <table:table-cell office:value-type="float" office:value="NaN">
                <text:p>NaN</text:p>
                <draw:g>
                  <svg:desc>部分汽车企业资产周转率表.C3:部分汽车企业资产周转率表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4:部分汽车企业资产周转率表.B4</svg:desc>
                </draw:g>
              </table:table-cell>
              <table:table-cell office:value-type="float" office:value="NaN">
                <text:p>NaN</text:p>
                <draw:g>
                  <svg:desc>部分汽车企业资产周转率表.C4:部分汽车企业资产周转率表.G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5:部分汽车企业资产周转率表.B5</svg:desc>
                </draw:g>
              </table:table-cell>
              <table:table-cell office:value-type="float" office:value="NaN">
                <text:p>NaN</text:p>
                <draw:g>
                  <svg:desc>部分汽车企业资产周转率表.C5:部分汽车企业资产周转率表.G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6:部分汽车企业资产周转率表.B6</svg:desc>
                </draw:g>
              </table:table-cell>
              <table:table-cell office:value-type="float" office:value="NaN">
                <text:p>NaN</text:p>
                <draw:g>
                  <svg:desc>部分汽车企业资产周转率表.C6:部分汽车企业资产周转率表.G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7:部分汽车企业资产周转率表.B7</svg:desc>
                </draw:g>
              </table:table-cell>
              <table:table-cell office:value-type="float" office:value="NaN">
                <text:p>NaN</text:p>
                <draw:g>
                  <svg:desc>部分汽车企业资产周转率表.C7:部分汽车企业资产周转率表.G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8:部分汽车企业资产周转率表.B8</svg:desc>
                </draw:g>
              </table:table-cell>
              <table:table-cell office:value-type="float" office:value="NaN">
                <text:p>NaN</text:p>
                <draw:g>
                  <svg:desc>部分汽车企业资产周转率表.C8:部分汽车企业资产周转率表.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9:部分汽车企业资产周转率表.B9</svg:desc>
                </draw:g>
              </table:table-cell>
              <table:table-cell office:value-type="float" office:value="NaN">
                <text:p>NaN</text:p>
                <draw:g>
                  <svg:desc>部分汽车企业资产周转率表.C9:部分汽车企业资产周转率表.G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10:部分汽车企业资产周转率表.B10</svg:desc>
                </draw:g>
              </table:table-cell>
              <table:table-cell office:value-type="float" office:value="NaN">
                <text:p>NaN</text:p>
                <draw:g>
                  <svg:desc>部分汽车企业资产周转率表.C10:部分汽车企业资产周转率表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11:部分汽车企业资产周转率表.B11</svg:desc>
                </draw:g>
              </table:table-cell>
              <table:table-cell office:value-type="float" office:value="NaN">
                <text:p>NaN</text:p>
                <draw:g>
                  <svg:desc>部分汽车企业资产周转率表.C11:部分汽车企业资产周转率表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12:部分汽车企业资产周转率表.B12</svg:desc>
                </draw:g>
              </table:table-cell>
              <table:table-cell office:value-type="float" office:value="NaN">
                <text:p>NaN</text:p>
                <draw:g>
                  <svg:desc>部分汽车企业资产周转率表.C12:部分汽车企业资产周转率表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13:部分汽车企业资产周转率表.B13</svg:desc>
                </draw:g>
              </table:table-cell>
              <table:table-cell office:value-type="float" office:value="NaN">
                <text:p>NaN</text:p>
                <draw:g>
                  <svg:desc>部分汽车企业资产周转率表.C13:部分汽车企业资产周转率表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14:部分汽车企业资产周转率表.B14</svg:desc>
                </draw:g>
              </table:table-cell>
              <table:table-cell office:value-type="float" office:value="NaN">
                <text:p>NaN</text:p>
                <draw:g>
                  <svg:desc>部分汽车企业资产周转率表.C14:部分汽车企业资产周转率表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15:部分汽车企业资产周转率表.B15</svg:desc>
                </draw:g>
              </table:table-cell>
              <table:table-cell office:value-type="float" office:value="NaN">
                <text:p>NaN</text:p>
                <draw:g>
                  <svg:desc>部分汽车企业资产周转率表.C15:部分汽车企业资产周转率表.G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16:部分汽车企业资产周转率表.B16</svg:desc>
                </draw:g>
              </table:table-cell>
              <table:table-cell office:value-type="float" office:value="NaN">
                <text:p>NaN</text:p>
                <draw:g>
                  <svg:desc>部分汽车企业资产周转率表.C16:部分汽车企业资产周转率表.G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17:部分汽车企业资产周转率表.B17</svg:desc>
                </draw:g>
              </table:table-cell>
              <table:table-cell office:value-type="float" office:value="NaN">
                <text:p>NaN</text:p>
                <draw:g>
                  <svg:desc>部分汽车企业资产周转率表.C17:部分汽车企业资产周转率表.G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18:部分汽车企业资产周转率表.B18</svg:desc>
                </draw:g>
              </table:table-cell>
              <table:table-cell office:value-type="float" office:value="NaN">
                <text:p>NaN</text:p>
                <draw:g>
                  <svg:desc>部分汽车企业资产周转率表.C18:部分汽车企业资产周转率表.G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19:部分汽车企业资产周转率表.B19</svg:desc>
                </draw:g>
              </table:table-cell>
              <table:table-cell office:value-type="float" office:value="NaN">
                <text:p>NaN</text:p>
                <draw:g>
                  <svg:desc>部分汽车企业资产周转率表.C19:部分汽车企业资产周转率表.G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20:部分汽车企业资产周转率表.B20</svg:desc>
                </draw:g>
              </table:table-cell>
              <table:table-cell office:value-type="float" office:value="NaN">
                <text:p>NaN</text:p>
                <draw:g>
                  <svg:desc>部分汽车企业资产周转率表.C20:部分汽车企业资产周转率表.G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21:部分汽车企业资产周转率表.B21</svg:desc>
                </draw:g>
              </table:table-cell>
              <table:table-cell office:value-type="float" office:value="NaN">
                <text:p>NaN</text:p>
                <draw:g>
                  <svg:desc>部分汽车企业资产周转率表.C21:部分汽车企业资产周转率表.G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22:部分汽车企业资产周转率表.B22</svg:desc>
                </draw:g>
              </table:table-cell>
              <table:table-cell office:value-type="float" office:value="NaN">
                <text:p>NaN</text:p>
                <draw:g>
                  <svg:desc>部分汽车企业资产周转率表.C22:部分汽车企业资产周转率表.G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23:部分汽车企业资产周转率表.B23</svg:desc>
                </draw:g>
              </table:table-cell>
              <table:table-cell office:value-type="float" office:value="NaN">
                <text:p>NaN</text:p>
                <draw:g>
                  <svg:desc>部分汽车企业资产周转率表.C23:部分汽车企业资产周转率表.G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24:部分汽车企业资产周转率表.B24</svg:desc>
                </draw:g>
              </table:table-cell>
              <table:table-cell office:value-type="float" office:value="NaN">
                <text:p>NaN</text:p>
                <draw:g>
                  <svg:desc>部分汽车企业资产周转率表.C24:部分汽车企业资产周转率表.G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25:部分汽车企业资产周转率表.B25</svg:desc>
                </draw:g>
              </table:table-cell>
              <table:table-cell office:value-type="float" office:value="NaN">
                <text:p>NaN</text:p>
                <draw:g>
                  <svg:desc>部分汽车企业资产周转率表.C25:部分汽车企业资产周转率表.G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26:部分汽车企业资产周转率表.B26</svg:desc>
                </draw:g>
              </table:table-cell>
              <table:table-cell office:value-type="float" office:value="NaN">
                <text:p>NaN</text:p>
                <draw:g>
                  <svg:desc>部分汽车企业资产周转率表.C26:部分汽车企业资产周转率表.G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27:部分汽车企业资产周转率表.B27</svg:desc>
                </draw:g>
              </table:table-cell>
              <table:table-cell office:value-type="float" office:value="NaN">
                <text:p>NaN</text:p>
                <draw:g>
                  <svg:desc>部分汽车企业资产周转率表.C27:部分汽车企业资产周转率表.G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28:部分汽车企业资产周转率表.B28</svg:desc>
                </draw:g>
              </table:table-cell>
              <table:table-cell office:value-type="float" office:value="NaN">
                <text:p>NaN</text:p>
                <draw:g>
                  <svg:desc>部分汽车企业资产周转率表.C28:部分汽车企业资产周转率表.G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29:部分汽车企业资产周转率表.B29</svg:desc>
                </draw:g>
              </table:table-cell>
              <table:table-cell office:value-type="float" office:value="NaN">
                <text:p>NaN</text:p>
                <draw:g>
                  <svg:desc>部分汽车企业资产周转率表.C29:部分汽车企业资产周转率表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30:部分汽车企业资产周转率表.B30</svg:desc>
                </draw:g>
              </table:table-cell>
              <table:table-cell office:value-type="float" office:value="NaN">
                <text:p>NaN</text:p>
                <draw:g>
                  <svg:desc>部分汽车企业资产周转率表.C30:部分汽车企业资产周转率表.G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31:部分汽车企业资产周转率表.B31</svg:desc>
                </draw:g>
              </table:table-cell>
              <table:table-cell office:value-type="float" office:value="NaN">
                <text:p>NaN</text:p>
                <draw:g>
                  <svg:desc>部分汽车企业资产周转率表.C31:部分汽车企业资产周转率表.G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32:部分汽车企业资产周转率表.B32</svg:desc>
                </draw:g>
              </table:table-cell>
              <table:table-cell office:value-type="float" office:value="NaN">
                <text:p>NaN</text:p>
                <draw:g>
                  <svg:desc>部分汽车企业资产周转率表.C32:部分汽车企业资产周转率表.G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33:部分汽车企业资产周转率表.B33</svg:desc>
                </draw:g>
              </table:table-cell>
              <table:table-cell office:value-type="float" office:value="NaN">
                <text:p>NaN</text:p>
                <draw:g>
                  <svg:desc>部分汽车企业资产周转率表.C33:部分汽车企业资产周转率表.G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34:部分汽车企业资产周转率表.B34</svg:desc>
                </draw:g>
              </table:table-cell>
              <table:table-cell office:value-type="float" office:value="NaN">
                <text:p>NaN</text:p>
                <draw:g>
                  <svg:desc>部分汽车企业资产周转率表.C34:部分汽车企业资产周转率表.G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35:部分汽车企业资产周转率表.B35</svg:desc>
                </draw:g>
              </table:table-cell>
              <table:table-cell office:value-type="float" office:value="NaN">
                <text:p>NaN</text:p>
                <draw:g>
                  <svg:desc>部分汽车企业资产周转率表.C35:部分汽车企业资产周转率表.G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36:部分汽车企业资产周转率表.B36</svg:desc>
                </draw:g>
              </table:table-cell>
              <table:table-cell office:value-type="float" office:value="NaN">
                <text:p>NaN</text:p>
                <draw:g>
                  <svg:desc>部分汽车企业资产周转率表.C36:部分汽车企业资产周转率表.G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37:部分汽车企业资产周转率表.B37</svg:desc>
                </draw:g>
              </table:table-cell>
              <table:table-cell office:value-type="float" office:value="NaN">
                <text:p>NaN</text:p>
                <draw:g>
                  <svg:desc>部分汽车企业资产周转率表.C37:部分汽车企业资产周转率表.G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38:部分汽车企业资产周转率表.B38</svg:desc>
                </draw:g>
              </table:table-cell>
              <table:table-cell office:value-type="float" office:value="NaN">
                <text:p>NaN</text:p>
                <draw:g>
                  <svg:desc>部分汽车企业资产周转率表.C38:部分汽车企业资产周转率表.G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39:部分汽车企业资产周转率表.B39</svg:desc>
                </draw:g>
              </table:table-cell>
              <table:table-cell office:value-type="float" office:value="NaN">
                <text:p>NaN</text:p>
                <draw:g>
                  <svg:desc>部分汽车企业资产周转率表.C39:部分汽车企业资产周转率表.G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40:部分汽车企业资产周转率表.B40</svg:desc>
                </draw:g>
              </table:table-cell>
              <table:table-cell office:value-type="float" office:value="NaN">
                <text:p>NaN</text:p>
                <draw:g>
                  <svg:desc>部分汽车企业资产周转率表.C40:部分汽车企业资产周转率表.G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41:部分汽车企业资产周转率表.B41</svg:desc>
                </draw:g>
              </table:table-cell>
              <table:table-cell office:value-type="float" office:value="NaN">
                <text:p>NaN</text:p>
                <draw:g>
                  <svg:desc>部分汽车企业资产周转率表.C41:部分汽车企业资产周转率表.G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42:部分汽车企业资产周转率表.B42</svg:desc>
                </draw:g>
              </table:table-cell>
              <table:table-cell office:value-type="float" office:value="NaN">
                <text:p>NaN</text:p>
                <draw:g>
                  <svg:desc>部分汽车企业资产周转率表.C42:部分汽车企业资产周转率表.G4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43:部分汽车企业资产周转率表.B43</svg:desc>
                </draw:g>
              </table:table-cell>
              <table:table-cell office:value-type="float" office:value="NaN">
                <text:p>NaN</text:p>
                <draw:g>
                  <svg:desc>部分汽车企业资产周转率表.C43:部分汽车企业资产周转率表.G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44:部分汽车企业资产周转率表.B44</svg:desc>
                </draw:g>
              </table:table-cell>
              <table:table-cell office:value-type="float" office:value="NaN">
                <text:p>NaN</text:p>
                <draw:g>
                  <svg:desc>部分汽车企业资产周转率表.C44:部分汽车企业资产周转率表.G4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45:部分汽车企业资产周转率表.B45</svg:desc>
                </draw:g>
              </table:table-cell>
              <table:table-cell office:value-type="float" office:value="NaN">
                <text:p>NaN</text:p>
                <draw:g>
                  <svg:desc>部分汽车企业资产周转率表.C45:部分汽车企业资产周转率表.G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46:部分汽车企业资产周转率表.B46</svg:desc>
                </draw:g>
              </table:table-cell>
              <table:table-cell office:value-type="float" office:value="NaN">
                <text:p>NaN</text:p>
                <draw:g>
                  <svg:desc>部分汽车企业资产周转率表.C46:部分汽车企业资产周转率表.G4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47:部分汽车企业资产周转率表.B47</svg:desc>
                </draw:g>
              </table:table-cell>
              <table:table-cell office:value-type="float" office:value="NaN">
                <text:p>NaN</text:p>
                <draw:g>
                  <svg:desc>部分汽车企业资产周转率表.C47:部分汽车企业资产周转率表.G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48:部分汽车企业资产周转率表.B48</svg:desc>
                </draw:g>
              </table:table-cell>
              <table:table-cell office:value-type="float" office:value="NaN">
                <text:p>NaN</text:p>
                <draw:g>
                  <svg:desc>部分汽车企业资产周转率表.C48:部分汽车企业资产周转率表.G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tar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plus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bow-ti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circle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star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x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plus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asterisk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square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40" style:family="chart">
      <style:graphic-properties draw:stroke="solid" svg:stroke-color="#b3b3b3" draw:fill="none" draw:fill-color="#e6e6e6"/>
    </style:style>
    <style:style style:name="ch41" style:family="chart">
      <style:graphic-properties svg:stroke-color="#b3b3b3" draw:fill-color="#cccccc"/>
    </style:style>
  </office:automatic-styles>
  <office:body>
    <office:chart>
      <chart:chart svg:width="25.119cm" svg:height="20.359cm" xlink:href=".." xlink:type="simple" chart:class="chart:line" chart:style-name="ch1">
        <chart:legend chart:legend-position="end" svg:x="22.637cm" svg:y="1.221cm" style:legend-expansion="high" chart:style-name="ch2"/>
        <chart:plot-area chart:style-name="ch3" table:cell-range-address="部分汽车企业净资产收益率表.B3:部分汽车企业净资产收益率表.G5 部分汽车企业净资产收益率表.B10:部分汽车企业净资产收益率表.G13 部分汽车企业净资产收益率表.B15:部分汽车企业净资产收益率表.G22 部分汽车企业净资产收益率表.B24:部分汽车企业净资产收益率表.G24 部分汽车企业净资产收益率表.B27:部分汽车企业净资产收益率表.G27 部分汽车企业净资产收益率表.B29:部分汽车企业净资产收益率表.G29 部分汽车企业净资产收益率表.B31:部分汽车企业净资产收益率表.G32 部分汽车企业净资产收益率表.B35:部分汽车企业净资产收益率表.G48" chart:data-source-has-labels="column" svg:x="0.952cm" svg:y="1.763cm" svg:width="20.681cm" svg:height="17.769cm">
          <chartooo:coordinate-region svg:x="1.573cm" svg:y="1.975cm" svg:width="19.966cm" svg:height="16.8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部分汽车企业净资产收益率表.C3:部分汽车企业净资产收益率表.G3" chart:label-cell-address="部分汽车企业净资产收益率表.B3:部分汽车企业净资产收益率表.B3" chart:class="chart:line">
            <chart:data-point chart:repeated="5"/>
          </chart:series>
          <chart:series chart:style-name="ch7" chart:values-cell-range-address="部分汽车企业净资产收益率表.C4:部分汽车企业净资产收益率表.G4" chart:label-cell-address="部分汽车企业净资产收益率表.B4:部分汽车企业净资产收益率表.B4" chart:class="chart:line">
            <chart:data-point chart:repeated="5"/>
          </chart:series>
          <chart:series chart:style-name="ch8" chart:values-cell-range-address="部分汽车企业净资产收益率表.C5:部分汽车企业净资产收益率表.G5" chart:label-cell-address="部分汽车企业净资产收益率表.B5:部分汽车企业净资产收益率表.B5" chart:class="chart:line">
            <chart:data-point chart:repeated="5"/>
          </chart:series>
          <chart:series chart:style-name="ch9" chart:values-cell-range-address="部分汽车企业净资产收益率表.C10:部分汽车企业净资产收益率表.G10" chart:label-cell-address="部分汽车企业净资产收益率表.B10:部分汽车企业净资产收益率表.B10" chart:class="chart:line">
            <chart:data-point chart:repeated="5"/>
          </chart:series>
          <chart:series chart:style-name="ch10" chart:values-cell-range-address="部分汽车企业净资产收益率表.C11:部分汽车企业净资产收益率表.G11" chart:label-cell-address="部分汽车企业净资产收益率表.B11:部分汽车企业净资产收益率表.B11" chart:class="chart:line">
            <chart:data-point chart:repeated="5"/>
          </chart:series>
          <chart:series chart:style-name="ch11" chart:values-cell-range-address="部分汽车企业净资产收益率表.C12:部分汽车企业净资产收益率表.G12" chart:label-cell-address="部分汽车企业净资产收益率表.B12:部分汽车企业净资产收益率表.B12" chart:class="chart:line">
            <chart:data-point chart:repeated="5"/>
          </chart:series>
          <chart:series chart:style-name="ch12" chart:values-cell-range-address="部分汽车企业净资产收益率表.C13:部分汽车企业净资产收益率表.G13" chart:label-cell-address="部分汽车企业净资产收益率表.B13:部分汽车企业净资产收益率表.B13" chart:class="chart:line">
            <chart:data-point chart:repeated="5"/>
          </chart:series>
          <chart:series chart:style-name="ch13" chart:values-cell-range-address="部分汽车企业净资产收益率表.C15:部分汽车企业净资产收益率表.G15" chart:label-cell-address="部分汽车企业净资产收益率表.B15:部分汽车企业净资产收益率表.B15" chart:class="chart:line">
            <chart:data-point chart:repeated="5"/>
          </chart:series>
          <chart:series chart:style-name="ch14" chart:values-cell-range-address="部分汽车企业净资产收益率表.C16:部分汽车企业净资产收益率表.G16" chart:label-cell-address="部分汽车企业净资产收益率表.B16:部分汽车企业净资产收益率表.B16" chart:class="chart:line">
            <chart:data-point chart:repeated="5"/>
          </chart:series>
          <chart:series chart:style-name="ch15" chart:values-cell-range-address="部分汽车企业净资产收益率表.C17:部分汽车企业净资产收益率表.G17" chart:label-cell-address="部分汽车企业净资产收益率表.B17:部分汽车企业净资产收益率表.B17" chart:class="chart:line">
            <chart:data-point chart:repeated="5"/>
          </chart:series>
          <chart:series chart:style-name="ch16" chart:values-cell-range-address="部分汽车企业净资产收益率表.C18:部分汽车企业净资产收益率表.G18" chart:label-cell-address="部分汽车企业净资产收益率表.B18:部分汽车企业净资产收益率表.B18" chart:class="chart:line">
            <chart:data-point chart:repeated="5"/>
          </chart:series>
          <chart:series chart:style-name="ch17" chart:values-cell-range-address="部分汽车企业净资产收益率表.C19:部分汽车企业净资产收益率表.G19" chart:label-cell-address="部分汽车企业净资产收益率表.B19:部分汽车企业净资产收益率表.B19" chart:class="chart:line">
            <chart:data-point chart:repeated="5"/>
          </chart:series>
          <chart:series chart:style-name="ch18" chart:values-cell-range-address="部分汽车企业净资产收益率表.C20:部分汽车企业净资产收益率表.G20" chart:label-cell-address="部分汽车企业净资产收益率表.B20:部分汽车企业净资产收益率表.B20" chart:class="chart:line">
            <chart:data-point chart:repeated="5"/>
          </chart:series>
          <chart:series chart:style-name="ch19" chart:values-cell-range-address="部分汽车企业净资产收益率表.C21:部分汽车企业净资产收益率表.G21" chart:label-cell-address="部分汽车企业净资产收益率表.B21:部分汽车企业净资产收益率表.B21" chart:class="chart:line">
            <chart:data-point chart:repeated="5"/>
          </chart:series>
          <chart:series chart:style-name="ch20" chart:values-cell-range-address="部分汽车企业净资产收益率表.C22:部分汽车企业净资产收益率表.G22" chart:label-cell-address="部分汽车企业净资产收益率表.B22:部分汽车企业净资产收益率表.B22" chart:class="chart:line">
            <chart:data-point chart:repeated="5"/>
          </chart:series>
          <chart:series chart:style-name="ch21" chart:values-cell-range-address="部分汽车企业净资产收益率表.C24:部分汽车企业净资产收益率表.G24" chart:label-cell-address="部分汽车企业净资产收益率表.B24:部分汽车企业净资产收益率表.B24" chart:class="chart:line">
            <chart:data-point chart:repeated="5"/>
          </chart:series>
          <chart:series chart:style-name="ch22" chart:values-cell-range-address="部分汽车企业净资产收益率表.C27:部分汽车企业净资产收益率表.G27" chart:label-cell-address="部分汽车企业净资产收益率表.B27:部分汽车企业净资产收益率表.B27" chart:class="chart:line">
            <chart:data-point chart:repeated="5"/>
          </chart:series>
          <chart:series chart:style-name="ch23" chart:values-cell-range-address="部分汽车企业净资产收益率表.C29:部分汽车企业净资产收益率表.G29" chart:label-cell-address="部分汽车企业净资产收益率表.B29:部分汽车企业净资产收益率表.B29" chart:class="chart:line">
            <chart:data-point chart:repeated="5"/>
          </chart:series>
          <chart:series chart:style-name="ch24" chart:values-cell-range-address="部分汽车企业净资产收益率表.C31:部分汽车企业净资产收益率表.G31" chart:label-cell-address="部分汽车企业净资产收益率表.B31:部分汽车企业净资产收益率表.B31" chart:class="chart:line">
            <chart:data-point chart:repeated="5"/>
          </chart:series>
          <chart:series chart:style-name="ch25" chart:values-cell-range-address="部分汽车企业净资产收益率表.C32:部分汽车企业净资产收益率表.G32" chart:label-cell-address="部分汽车企业净资产收益率表.B32:部分汽车企业净资产收益率表.B32" chart:class="chart:line">
            <chart:data-point chart:repeated="5"/>
          </chart:series>
          <chart:series chart:style-name="ch26" chart:values-cell-range-address="部分汽车企业净资产收益率表.C35:部分汽车企业净资产收益率表.G35" chart:label-cell-address="部分汽车企业净资产收益率表.B35:部分汽车企业净资产收益率表.B35" chart:class="chart:line">
            <chart:data-point chart:repeated="5"/>
          </chart:series>
          <chart:series chart:style-name="ch27" chart:values-cell-range-address="部分汽车企业净资产收益率表.C36:部分汽车企业净资产收益率表.G36" chart:label-cell-address="部分汽车企业净资产收益率表.B36:部分汽车企业净资产收益率表.B36" chart:class="chart:line">
            <chart:data-point chart:repeated="5"/>
          </chart:series>
          <chart:series chart:style-name="ch28" chart:values-cell-range-address="部分汽车企业净资产收益率表.C37:部分汽车企业净资产收益率表.G37" chart:label-cell-address="部分汽车企业净资产收益率表.B37:部分汽车企业净资产收益率表.B37" chart:class="chart:line">
            <chart:data-point chart:repeated="5"/>
          </chart:series>
          <chart:series chart:style-name="ch29" chart:values-cell-range-address="部分汽车企业净资产收益率表.C38:部分汽车企业净资产收益率表.G38" chart:label-cell-address="部分汽车企业净资产收益率表.B38:部分汽车企业净资产收益率表.B38" chart:class="chart:line">
            <chart:data-point chart:repeated="5"/>
          </chart:series>
          <chart:series chart:style-name="ch30" chart:values-cell-range-address="部分汽车企业净资产收益率表.C39:部分汽车企业净资产收益率表.G39" chart:label-cell-address="部分汽车企业净资产收益率表.B39:部分汽车企业净资产收益率表.B39" chart:class="chart:line">
            <chart:data-point chart:repeated="5"/>
          </chart:series>
          <chart:series chart:style-name="ch31" chart:values-cell-range-address="部分汽车企业净资产收益率表.C40:部分汽车企业净资产收益率表.G40" chart:label-cell-address="部分汽车企业净资产收益率表.B40:部分汽车企业净资产收益率表.B40" chart:class="chart:line">
            <chart:data-point chart:repeated="5"/>
          </chart:series>
          <chart:series chart:style-name="ch32" chart:values-cell-range-address="部分汽车企业净资产收益率表.C41:部分汽车企业净资产收益率表.G41" chart:label-cell-address="部分汽车企业净资产收益率表.B41:部分汽车企业净资产收益率表.B41" chart:class="chart:line">
            <chart:data-point chart:repeated="5"/>
          </chart:series>
          <chart:series chart:style-name="ch33" chart:values-cell-range-address="部分汽车企业净资产收益率表.C42:部分汽车企业净资产收益率表.G42" chart:label-cell-address="部分汽车企业净资产收益率表.B42:部分汽车企业净资产收益率表.B42" chart:class="chart:line">
            <chart:data-point chart:repeated="5"/>
          </chart:series>
          <chart:series chart:style-name="ch34" chart:values-cell-range-address="部分汽车企业净资产收益率表.C43:部分汽车企业净资产收益率表.G43" chart:label-cell-address="部分汽车企业净资产收益率表.B43:部分汽车企业净资产收益率表.B43" chart:class="chart:line">
            <chart:data-point chart:repeated="5"/>
          </chart:series>
          <chart:series chart:style-name="ch35" chart:values-cell-range-address="部分汽车企业净资产收益率表.C44:部分汽车企业净资产收益率表.G44" chart:label-cell-address="部分汽车企业净资产收益率表.B44:部分汽车企业净资产收益率表.B44" chart:class="chart:line">
            <chart:data-point chart:repeated="5"/>
          </chart:series>
          <chart:series chart:style-name="ch36" chart:values-cell-range-address="部分汽车企业净资产收益率表.C45:部分汽车企业净资产收益率表.G45" chart:label-cell-address="部分汽车企业净资产收益率表.B45:部分汽车企业净资产收益率表.B45" chart:class="chart:line">
            <chart:data-point chart:repeated="5"/>
          </chart:series>
          <chart:series chart:style-name="ch37" chart:values-cell-range-address="部分汽车企业净资产收益率表.C46:部分汽车企业净资产收益率表.G46" chart:label-cell-address="部分汽车企业净资产收益率表.B46:部分汽车企业净资产收益率表.B46" chart:class="chart:line">
            <chart:data-point chart:repeated="5"/>
          </chart:series>
          <chart:series chart:style-name="ch38" chart:values-cell-range-address="部分汽车企业净资产收益率表.C47:部分汽车企业净资产收益率表.G47" chart:label-cell-address="部分汽车企业净资产收益率表.B47:部分汽车企业净资产收益率表.B47" chart:class="chart:line">
            <chart:data-point chart:repeated="5"/>
          </chart:series>
          <chart:series chart:style-name="ch39" chart:values-cell-range-address="部分汽车企业净资产收益率表.C48:部分汽车企业净资产收益率表.G48" chart:label-cell-address="部分汽车企业净资产收益率表.B48:部分汽车企业净资产收益率表.B48" chart:class="chart:line">
            <chart:data-point chart:repeated="5"/>
          </chart:series>
          <chart:wall chart:style-name="ch40"/>
          <chart:floor chart:style-name="ch4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部分汽车企业净资产收益率表.B3:部分汽车企业净资产收益率表.B3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3:部分汽车企业净资产收益率表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4:部分汽车企业净资产收益率表.B4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4:部分汽车企业净资产收益率表.G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5:部分汽车企业净资产收益率表.B5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5:部分汽车企业净资产收益率表.G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10:部分汽车企业净资产收益率表.B10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10:部分汽车企业净资产收益率表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11:部分汽车企业净资产收益率表.B11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11:部分汽车企业净资产收益率表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12:部分汽车企业净资产收益率表.B12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12:部分汽车企业净资产收益率表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13:部分汽车企业净资产收益率表.B13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13:部分汽车企业净资产收益率表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15:部分汽车企业净资产收益率表.B15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15:部分汽车企业净资产收益率表.G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16:部分汽车企业净资产收益率表.B16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16:部分汽车企业净资产收益率表.G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17:部分汽车企业净资产收益率表.B17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17:部分汽车企业净资产收益率表.G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18:部分汽车企业净资产收益率表.B18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18:部分汽车企业净资产收益率表.G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19:部分汽车企业净资产收益率表.B19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19:部分汽车企业净资产收益率表.G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20:部分汽车企业净资产收益率表.B20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20:部分汽车企业净资产收益率表.G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21:部分汽车企业净资产收益率表.B21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21:部分汽车企业净资产收益率表.G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22:部分汽车企业净资产收益率表.B22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22:部分汽车企业净资产收益率表.G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24:部分汽车企业净资产收益率表.B24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24:部分汽车企业净资产收益率表.G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27:部分汽车企业净资产收益率表.B27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27:部分汽车企业净资产收益率表.G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29:部分汽车企业净资产收益率表.B29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29:部分汽车企业净资产收益率表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31:部分汽车企业净资产收益率表.B31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31:部分汽车企业净资产收益率表.G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32:部分汽车企业净资产收益率表.B32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32:部分汽车企业净资产收益率表.G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35:部分汽车企业净资产收益率表.B35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35:部分汽车企业净资产收益率表.G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36:部分汽车企业净资产收益率表.B36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36:部分汽车企业净资产收益率表.G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37:部分汽车企业净资产收益率表.B37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37:部分汽车企业净资产收益率表.G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38:部分汽车企业净资产收益率表.B38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38:部分汽车企业净资产收益率表.G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39:部分汽车企业净资产收益率表.B39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39:部分汽车企业净资产收益率表.G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40:部分汽车企业净资产收益率表.B40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40:部分汽车企业净资产收益率表.G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41:部分汽车企业净资产收益率表.B41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41:部分汽车企业净资产收益率表.G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42:部分汽车企业净资产收益率表.B42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42:部分汽车企业净资产收益率表.G4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43:部分汽车企业净资产收益率表.B43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43:部分汽车企业净资产收益率表.G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44:部分汽车企业净资产收益率表.B44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44:部分汽车企业净资产收益率表.G4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45:部分汽车企业净资产收益率表.B45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45:部分汽车企业净资产收益率表.G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46:部分汽车企业净资产收益率表.B46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46:部分汽车企业净资产收益率表.G4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47:部分汽车企业净资产收益率表.B47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47:部分汽车企业净资产收益率表.G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净资产收益率表.B48:部分汽车企业净资产收益率表.B48</svg:desc>
                </draw:g>
              </table:table-cell>
              <table:table-cell office:value-type="float" office:value="NaN">
                <text:p>NaN</text:p>
                <draw:g>
                  <svg:desc>部分汽车企业净资产收益率表.C48:部分汽车企业净资产收益率表.G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x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plus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quar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diamond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bow-ti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circle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star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x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plus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asterisk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square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diamond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47" style:family="chart">
      <style:graphic-properties draw:stroke="solid" svg:stroke-color="#b3b3b3" draw:fill="none" draw:fill-color="#e6e6e6"/>
    </style:style>
    <style:style style:name="ch48" style:family="chart">
      <style:graphic-properties svg:stroke-color="#b3b3b3" draw:fill-color="#cccccc"/>
    </style:style>
  </office:automatic-styles>
  <office:body>
    <office:chart>
      <chart:chart svg:width="32.447cm" svg:height="22.223cm" xlink:href=".." xlink:type="simple" chart:class="chart:line" chart:style-name="ch1">
        <chart:legend chart:legend-position="end" svg:x="27.693cm" svg:y="5.559cm" style:legend-expansion="high" chart:style-name="ch2"/>
        <chart:plot-area chart:style-name="ch3" table:cell-range-address="部分汽车企业销售利润率表.B2:部分汽车企业销售利润率表.G6 部分汽车企业销售利润率表.B8:部分汽车企业销售利润率表.G8 部分汽车企业销售利润率表.B10:部分汽车企业销售利润率表.G22 部分汽车企业销售利润率表.B24:部分汽车企业销售利润率表.G24 部分汽车企业销售利润率表.B27:部分汽车企业销售利润率表.G29 部分汽车企业销售利润率表.B31:部分汽车企业销售利润率表.G48" chart:data-source-has-labels="column" svg:x="1.098cm" svg:y="1.911cm" svg:width="25.299cm" svg:height="19.448cm">
          <chartooo:coordinate-region svg:x="1.719cm" svg:y="2.123cm" svg:width="24.584cm" svg:height="18.5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部分汽车企业销售利润率表.C2:部分汽车企业销售利润率表.G2" chart:label-cell-address="部分汽车企业销售利润率表.B2:部分汽车企业销售利润率表.B2" chart:class="chart:line">
            <chart:data-point chart:repeated="5"/>
          </chart:series>
          <chart:series chart:style-name="ch7" chart:values-cell-range-address="部分汽车企业销售利润率表.C3:部分汽车企业销售利润率表.G3" chart:label-cell-address="部分汽车企业销售利润率表.B3:部分汽车企业销售利润率表.B3" chart:class="chart:line">
            <chart:data-point chart:repeated="5"/>
          </chart:series>
          <chart:series chart:style-name="ch8" chart:values-cell-range-address="部分汽车企业销售利润率表.C4:部分汽车企业销售利润率表.G4" chart:label-cell-address="部分汽车企业销售利润率表.B4:部分汽车企业销售利润率表.B4" chart:class="chart:line">
            <chart:data-point chart:repeated="5"/>
          </chart:series>
          <chart:series chart:style-name="ch9" chart:values-cell-range-address="部分汽车企业销售利润率表.C5:部分汽车企业销售利润率表.G5" chart:label-cell-address="部分汽车企业销售利润率表.B5:部分汽车企业销售利润率表.B5" chart:class="chart:line">
            <chart:data-point chart:repeated="5"/>
          </chart:series>
          <chart:series chart:style-name="ch10" chart:values-cell-range-address="部分汽车企业销售利润率表.C6:部分汽车企业销售利润率表.G6" chart:label-cell-address="部分汽车企业销售利润率表.B6:部分汽车企业销售利润率表.B6" chart:class="chart:line">
            <chart:data-point chart:repeated="5"/>
          </chart:series>
          <chart:series chart:style-name="ch11" chart:values-cell-range-address="部分汽车企业销售利润率表.C8:部分汽车企业销售利润率表.G8" chart:label-cell-address="部分汽车企业销售利润率表.B8:部分汽车企业销售利润率表.B8" chart:class="chart:line">
            <chart:data-point chart:repeated="5"/>
          </chart:series>
          <chart:series chart:style-name="ch12" chart:values-cell-range-address="部分汽车企业销售利润率表.C10:部分汽车企业销售利润率表.G10" chart:label-cell-address="部分汽车企业销售利润率表.B10:部分汽车企业销售利润率表.B10" chart:class="chart:line">
            <chart:data-point chart:repeated="5"/>
          </chart:series>
          <chart:series chart:style-name="ch13" chart:values-cell-range-address="部分汽车企业销售利润率表.C11:部分汽车企业销售利润率表.G11" chart:label-cell-address="部分汽车企业销售利润率表.B11:部分汽车企业销售利润率表.B11" chart:class="chart:line">
            <chart:data-point chart:repeated="5"/>
          </chart:series>
          <chart:series chart:style-name="ch14" chart:values-cell-range-address="部分汽车企业销售利润率表.C12:部分汽车企业销售利润率表.G12" chart:label-cell-address="部分汽车企业销售利润率表.B12:部分汽车企业销售利润率表.B12" chart:class="chart:line">
            <chart:data-point chart:repeated="5"/>
          </chart:series>
          <chart:series chart:style-name="ch15" chart:values-cell-range-address="部分汽车企业销售利润率表.C13:部分汽车企业销售利润率表.G13" chart:label-cell-address="部分汽车企业销售利润率表.B13:部分汽车企业销售利润率表.B13" chart:class="chart:line">
            <chart:data-point chart:repeated="5"/>
          </chart:series>
          <chart:series chart:style-name="ch16" chart:values-cell-range-address="部分汽车企业销售利润率表.C14:部分汽车企业销售利润率表.G14" chart:label-cell-address="部分汽车企业销售利润率表.B14:部分汽车企业销售利润率表.B14" chart:class="chart:line">
            <chart:data-point chart:repeated="5"/>
          </chart:series>
          <chart:series chart:style-name="ch17" chart:values-cell-range-address="部分汽车企业销售利润率表.C15:部分汽车企业销售利润率表.G15" chart:label-cell-address="部分汽车企业销售利润率表.B15:部分汽车企业销售利润率表.B15" chart:class="chart:line">
            <chart:data-point chart:repeated="5"/>
          </chart:series>
          <chart:series chart:style-name="ch18" chart:values-cell-range-address="部分汽车企业销售利润率表.C16:部分汽车企业销售利润率表.G16" chart:label-cell-address="部分汽车企业销售利润率表.B16:部分汽车企业销售利润率表.B16" chart:class="chart:line">
            <chart:data-point chart:repeated="5"/>
          </chart:series>
          <chart:series chart:style-name="ch19" chart:values-cell-range-address="部分汽车企业销售利润率表.C17:部分汽车企业销售利润率表.G17" chart:label-cell-address="部分汽车企业销售利润率表.B17:部分汽车企业销售利润率表.B17" chart:class="chart:line">
            <chart:data-point chart:repeated="5"/>
          </chart:series>
          <chart:series chart:style-name="ch20" chart:values-cell-range-address="部分汽车企业销售利润率表.C18:部分汽车企业销售利润率表.G18" chart:label-cell-address="部分汽车企业销售利润率表.B18:部分汽车企业销售利润率表.B18" chart:class="chart:line">
            <chart:data-point chart:repeated="5"/>
          </chart:series>
          <chart:series chart:style-name="ch21" chart:values-cell-range-address="部分汽车企业销售利润率表.C19:部分汽车企业销售利润率表.G19" chart:label-cell-address="部分汽车企业销售利润率表.B19:部分汽车企业销售利润率表.B19" chart:class="chart:line">
            <chart:data-point chart:repeated="5"/>
          </chart:series>
          <chart:series chart:style-name="ch22" chart:values-cell-range-address="部分汽车企业销售利润率表.C20:部分汽车企业销售利润率表.G20" chart:label-cell-address="部分汽车企业销售利润率表.B20:部分汽车企业销售利润率表.B20" chart:class="chart:line">
            <chart:data-point chart:repeated="5"/>
          </chart:series>
          <chart:series chart:style-name="ch23" chart:values-cell-range-address="部分汽车企业销售利润率表.C21:部分汽车企业销售利润率表.G21" chart:label-cell-address="部分汽车企业销售利润率表.B21:部分汽车企业销售利润率表.B21" chart:class="chart:line">
            <chart:data-point chart:repeated="5"/>
          </chart:series>
          <chart:series chart:style-name="ch24" chart:values-cell-range-address="部分汽车企业销售利润率表.C22:部分汽车企业销售利润率表.G22" chart:label-cell-address="部分汽车企业销售利润率表.B22:部分汽车企业销售利润率表.B22" chart:class="chart:line">
            <chart:data-point chart:repeated="5"/>
          </chart:series>
          <chart:series chart:style-name="ch25" chart:values-cell-range-address="部分汽车企业销售利润率表.C24:部分汽车企业销售利润率表.G24" chart:label-cell-address="部分汽车企业销售利润率表.B24:部分汽车企业销售利润率表.B24" chart:class="chart:line">
            <chart:data-point chart:repeated="5"/>
          </chart:series>
          <chart:series chart:style-name="ch26" chart:values-cell-range-address="部分汽车企业销售利润率表.C27:部分汽车企业销售利润率表.G27" chart:label-cell-address="部分汽车企业销售利润率表.B27:部分汽车企业销售利润率表.B27" chart:class="chart:line">
            <chart:data-point chart:repeated="5"/>
          </chart:series>
          <chart:series chart:style-name="ch27" chart:values-cell-range-address="部分汽车企业销售利润率表.C28:部分汽车企业销售利润率表.G28" chart:label-cell-address="部分汽车企业销售利润率表.B28:部分汽车企业销售利润率表.B28" chart:class="chart:line">
            <chart:data-point chart:repeated="5"/>
          </chart:series>
          <chart:series chart:style-name="ch28" chart:values-cell-range-address="部分汽车企业销售利润率表.C29:部分汽车企业销售利润率表.G29" chart:label-cell-address="部分汽车企业销售利润率表.B29:部分汽车企业销售利润率表.B29" chart:class="chart:line">
            <chart:data-point chart:repeated="5"/>
          </chart:series>
          <chart:series chart:style-name="ch29" chart:values-cell-range-address="部分汽车企业销售利润率表.C31:部分汽车企业销售利润率表.G31" chart:label-cell-address="部分汽车企业销售利润率表.B31:部分汽车企业销售利润率表.B31" chart:class="chart:line">
            <chart:data-point chart:repeated="5"/>
          </chart:series>
          <chart:series chart:style-name="ch30" chart:values-cell-range-address="部分汽车企业销售利润率表.C32:部分汽车企业销售利润率表.G32" chart:label-cell-address="部分汽车企业销售利润率表.B32:部分汽车企业销售利润率表.B32" chart:class="chart:line">
            <chart:data-point chart:repeated="5"/>
          </chart:series>
          <chart:series chart:style-name="ch31" chart:values-cell-range-address="部分汽车企业销售利润率表.C33:部分汽车企业销售利润率表.G33" chart:label-cell-address="部分汽车企业销售利润率表.B33:部分汽车企业销售利润率表.B33" chart:class="chart:line">
            <chart:data-point chart:repeated="5"/>
          </chart:series>
          <chart:series chart:style-name="ch32" chart:values-cell-range-address="部分汽车企业销售利润率表.C34:部分汽车企业销售利润率表.G34" chart:label-cell-address="部分汽车企业销售利润率表.B34:部分汽车企业销售利润率表.B34" chart:class="chart:line">
            <chart:data-point chart:repeated="5"/>
          </chart:series>
          <chart:series chart:style-name="ch33" chart:values-cell-range-address="部分汽车企业销售利润率表.C35:部分汽车企业销售利润率表.G35" chart:label-cell-address="部分汽车企业销售利润率表.B35:部分汽车企业销售利润率表.B35" chart:class="chart:line">
            <chart:data-point chart:repeated="5"/>
          </chart:series>
          <chart:series chart:style-name="ch34" chart:values-cell-range-address="部分汽车企业销售利润率表.C36:部分汽车企业销售利润率表.G36" chart:label-cell-address="部分汽车企业销售利润率表.B36:部分汽车企业销售利润率表.B36" chart:class="chart:line">
            <chart:data-point chart:repeated="5"/>
          </chart:series>
          <chart:series chart:style-name="ch35" chart:values-cell-range-address="部分汽车企业销售利润率表.C37:部分汽车企业销售利润率表.G37" chart:label-cell-address="部分汽车企业销售利润率表.B37:部分汽车企业销售利润率表.B37" chart:class="chart:line">
            <chart:data-point chart:repeated="5"/>
          </chart:series>
          <chart:series chart:style-name="ch36" chart:values-cell-range-address="部分汽车企业销售利润率表.C38:部分汽车企业销售利润率表.G38" chart:label-cell-address="部分汽车企业销售利润率表.B38:部分汽车企业销售利润率表.B38" chart:class="chart:line">
            <chart:data-point chart:repeated="5"/>
          </chart:series>
          <chart:series chart:style-name="ch37" chart:values-cell-range-address="部分汽车企业销售利润率表.C39:部分汽车企业销售利润率表.G39" chart:label-cell-address="部分汽车企业销售利润率表.B39:部分汽车企业销售利润率表.B39" chart:class="chart:line">
            <chart:data-point chart:repeated="5"/>
          </chart:series>
          <chart:series chart:style-name="ch38" chart:values-cell-range-address="部分汽车企业销售利润率表.C40:部分汽车企业销售利润率表.G40" chart:label-cell-address="部分汽车企业销售利润率表.B40:部分汽车企业销售利润率表.B40" chart:class="chart:line">
            <chart:data-point chart:repeated="5"/>
          </chart:series>
          <chart:series chart:style-name="ch39" chart:values-cell-range-address="部分汽车企业销售利润率表.C41:部分汽车企业销售利润率表.G41" chart:label-cell-address="部分汽车企业销售利润率表.B41:部分汽车企业销售利润率表.B41" chart:class="chart:line">
            <chart:data-point chart:repeated="5"/>
          </chart:series>
          <chart:series chart:style-name="ch40" chart:values-cell-range-address="部分汽车企业销售利润率表.C42:部分汽车企业销售利润率表.G42" chart:label-cell-address="部分汽车企业销售利润率表.B42:部分汽车企业销售利润率表.B42" chart:class="chart:line">
            <chart:data-point chart:repeated="5"/>
          </chart:series>
          <chart:series chart:style-name="ch41" chart:values-cell-range-address="部分汽车企业销售利润率表.C43:部分汽车企业销售利润率表.G43" chart:label-cell-address="部分汽车企业销售利润率表.B43:部分汽车企业销售利润率表.B43" chart:class="chart:line">
            <chart:data-point chart:repeated="5"/>
          </chart:series>
          <chart:series chart:style-name="ch42" chart:values-cell-range-address="部分汽车企业销售利润率表.C44:部分汽车企业销售利润率表.G44" chart:label-cell-address="部分汽车企业销售利润率表.B44:部分汽车企业销售利润率表.B44" chart:class="chart:line">
            <chart:data-point chart:repeated="5"/>
          </chart:series>
          <chart:series chart:style-name="ch43" chart:values-cell-range-address="部分汽车企业销售利润率表.C45:部分汽车企业销售利润率表.G45" chart:label-cell-address="部分汽车企业销售利润率表.B45:部分汽车企业销售利润率表.B45" chart:class="chart:line">
            <chart:data-point chart:repeated="5"/>
          </chart:series>
          <chart:series chart:style-name="ch44" chart:values-cell-range-address="部分汽车企业销售利润率表.C46:部分汽车企业销售利润率表.G46" chart:label-cell-address="部分汽车企业销售利润率表.B46:部分汽车企业销售利润率表.B46" chart:class="chart:line">
            <chart:data-point chart:repeated="5"/>
          </chart:series>
          <chart:series chart:style-name="ch45" chart:values-cell-range-address="部分汽车企业销售利润率表.C47:部分汽车企业销售利润率表.G47" chart:label-cell-address="部分汽车企业销售利润率表.B47:部分汽车企业销售利润率表.B47" chart:class="chart:line">
            <chart:data-point chart:repeated="5"/>
          </chart:series>
          <chart:series chart:style-name="ch46" chart:values-cell-range-address="部分汽车企业销售利润率表.C48:部分汽车企业销售利润率表.G48" chart:label-cell-address="部分汽车企业销售利润率表.B48:部分汽车企业销售利润率表.B48" chart:class="chart:line">
            <chart:data-point chart:repeated="5"/>
          </chart:series>
          <chart:wall chart:style-name="ch47"/>
          <chart:floor chart:style-name="ch4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部分汽车企业销售利润率表.B2:部分汽车企业销售利润率表.B2</svg:desc>
                </draw:g>
              </table:table-cell>
              <table:table-cell office:value-type="float" office:value="NaN">
                <text:p>NaN</text:p>
                <draw:g>
                  <svg:desc>部分汽车企业销售利润率表.C2:部分汽车企业销售利润率表.G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3:部分汽车企业销售利润率表.B3</svg:desc>
                </draw:g>
              </table:table-cell>
              <table:table-cell office:value-type="float" office:value="NaN">
                <text:p>NaN</text:p>
                <draw:g>
                  <svg:desc>部分汽车企业销售利润率表.C3:部分汽车企业销售利润率表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4:部分汽车企业销售利润率表.B4</svg:desc>
                </draw:g>
              </table:table-cell>
              <table:table-cell office:value-type="float" office:value="NaN">
                <text:p>NaN</text:p>
                <draw:g>
                  <svg:desc>部分汽车企业销售利润率表.C4:部分汽车企业销售利润率表.G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5:部分汽车企业销售利润率表.B5</svg:desc>
                </draw:g>
              </table:table-cell>
              <table:table-cell office:value-type="float" office:value="NaN">
                <text:p>NaN</text:p>
                <draw:g>
                  <svg:desc>部分汽车企业销售利润率表.C5:部分汽车企业销售利润率表.G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6:部分汽车企业销售利润率表.B6</svg:desc>
                </draw:g>
              </table:table-cell>
              <table:table-cell office:value-type="float" office:value="NaN">
                <text:p>NaN</text:p>
                <draw:g>
                  <svg:desc>部分汽车企业销售利润率表.C6:部分汽车企业销售利润率表.G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8:部分汽车企业销售利润率表.B8</svg:desc>
                </draw:g>
              </table:table-cell>
              <table:table-cell office:value-type="float" office:value="NaN">
                <text:p>NaN</text:p>
                <draw:g>
                  <svg:desc>部分汽车企业销售利润率表.C8:部分汽车企业销售利润率表.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10:部分汽车企业销售利润率表.B10</svg:desc>
                </draw:g>
              </table:table-cell>
              <table:table-cell office:value-type="float" office:value="NaN">
                <text:p>NaN</text:p>
                <draw:g>
                  <svg:desc>部分汽车企业销售利润率表.C10:部分汽车企业销售利润率表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11:部分汽车企业销售利润率表.B11</svg:desc>
                </draw:g>
              </table:table-cell>
              <table:table-cell office:value-type="float" office:value="NaN">
                <text:p>NaN</text:p>
                <draw:g>
                  <svg:desc>部分汽车企业销售利润率表.C11:部分汽车企业销售利润率表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12:部分汽车企业销售利润率表.B12</svg:desc>
                </draw:g>
              </table:table-cell>
              <table:table-cell office:value-type="float" office:value="NaN">
                <text:p>NaN</text:p>
                <draw:g>
                  <svg:desc>部分汽车企业销售利润率表.C12:部分汽车企业销售利润率表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13:部分汽车企业销售利润率表.B13</svg:desc>
                </draw:g>
              </table:table-cell>
              <table:table-cell office:value-type="float" office:value="NaN">
                <text:p>NaN</text:p>
                <draw:g>
                  <svg:desc>部分汽车企业销售利润率表.C13:部分汽车企业销售利润率表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14:部分汽车企业销售利润率表.B14</svg:desc>
                </draw:g>
              </table:table-cell>
              <table:table-cell office:value-type="float" office:value="NaN">
                <text:p>NaN</text:p>
                <draw:g>
                  <svg:desc>部分汽车企业销售利润率表.C14:部分汽车企业销售利润率表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15:部分汽车企业销售利润率表.B15</svg:desc>
                </draw:g>
              </table:table-cell>
              <table:table-cell office:value-type="float" office:value="NaN">
                <text:p>NaN</text:p>
                <draw:g>
                  <svg:desc>部分汽车企业销售利润率表.C15:部分汽车企业销售利润率表.G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16:部分汽车企业销售利润率表.B16</svg:desc>
                </draw:g>
              </table:table-cell>
              <table:table-cell office:value-type="float" office:value="NaN">
                <text:p>NaN</text:p>
                <draw:g>
                  <svg:desc>部分汽车企业销售利润率表.C16:部分汽车企业销售利润率表.G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17:部分汽车企业销售利润率表.B17</svg:desc>
                </draw:g>
              </table:table-cell>
              <table:table-cell office:value-type="float" office:value="NaN">
                <text:p>NaN</text:p>
                <draw:g>
                  <svg:desc>部分汽车企业销售利润率表.C17:部分汽车企业销售利润率表.G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18:部分汽车企业销售利润率表.B18</svg:desc>
                </draw:g>
              </table:table-cell>
              <table:table-cell office:value-type="float" office:value="NaN">
                <text:p>NaN</text:p>
                <draw:g>
                  <svg:desc>部分汽车企业销售利润率表.C18:部分汽车企业销售利润率表.G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19:部分汽车企业销售利润率表.B19</svg:desc>
                </draw:g>
              </table:table-cell>
              <table:table-cell office:value-type="float" office:value="NaN">
                <text:p>NaN</text:p>
                <draw:g>
                  <svg:desc>部分汽车企业销售利润率表.C19:部分汽车企业销售利润率表.G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20:部分汽车企业销售利润率表.B20</svg:desc>
                </draw:g>
              </table:table-cell>
              <table:table-cell office:value-type="float" office:value="NaN">
                <text:p>NaN</text:p>
                <draw:g>
                  <svg:desc>部分汽车企业销售利润率表.C20:部分汽车企业销售利润率表.G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21:部分汽车企业销售利润率表.B21</svg:desc>
                </draw:g>
              </table:table-cell>
              <table:table-cell office:value-type="float" office:value="NaN">
                <text:p>NaN</text:p>
                <draw:g>
                  <svg:desc>部分汽车企业销售利润率表.C21:部分汽车企业销售利润率表.G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22:部分汽车企业销售利润率表.B22</svg:desc>
                </draw:g>
              </table:table-cell>
              <table:table-cell office:value-type="float" office:value="NaN">
                <text:p>NaN</text:p>
                <draw:g>
                  <svg:desc>部分汽车企业销售利润率表.C22:部分汽车企业销售利润率表.G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24:部分汽车企业销售利润率表.B24</svg:desc>
                </draw:g>
              </table:table-cell>
              <table:table-cell office:value-type="float" office:value="NaN">
                <text:p>NaN</text:p>
                <draw:g>
                  <svg:desc>部分汽车企业销售利润率表.C24:部分汽车企业销售利润率表.G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27:部分汽车企业销售利润率表.B27</svg:desc>
                </draw:g>
              </table:table-cell>
              <table:table-cell office:value-type="float" office:value="NaN">
                <text:p>NaN</text:p>
                <draw:g>
                  <svg:desc>部分汽车企业销售利润率表.C27:部分汽车企业销售利润率表.G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28:部分汽车企业销售利润率表.B28</svg:desc>
                </draw:g>
              </table:table-cell>
              <table:table-cell office:value-type="float" office:value="NaN">
                <text:p>NaN</text:p>
                <draw:g>
                  <svg:desc>部分汽车企业销售利润率表.C28:部分汽车企业销售利润率表.G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29:部分汽车企业销售利润率表.B29</svg:desc>
                </draw:g>
              </table:table-cell>
              <table:table-cell office:value-type="float" office:value="NaN">
                <text:p>NaN</text:p>
                <draw:g>
                  <svg:desc>部分汽车企业销售利润率表.C29:部分汽车企业销售利润率表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31:部分汽车企业销售利润率表.B31</svg:desc>
                </draw:g>
              </table:table-cell>
              <table:table-cell office:value-type="float" office:value="NaN">
                <text:p>NaN</text:p>
                <draw:g>
                  <svg:desc>部分汽车企业销售利润率表.C31:部分汽车企业销售利润率表.G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32:部分汽车企业销售利润率表.B32</svg:desc>
                </draw:g>
              </table:table-cell>
              <table:table-cell office:value-type="float" office:value="NaN">
                <text:p>NaN</text:p>
                <draw:g>
                  <svg:desc>部分汽车企业销售利润率表.C32:部分汽车企业销售利润率表.G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33:部分汽车企业销售利润率表.B33</svg:desc>
                </draw:g>
              </table:table-cell>
              <table:table-cell office:value-type="float" office:value="NaN">
                <text:p>NaN</text:p>
                <draw:g>
                  <svg:desc>部分汽车企业销售利润率表.C33:部分汽车企业销售利润率表.G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34:部分汽车企业销售利润率表.B34</svg:desc>
                </draw:g>
              </table:table-cell>
              <table:table-cell office:value-type="float" office:value="NaN">
                <text:p>NaN</text:p>
                <draw:g>
                  <svg:desc>部分汽车企业销售利润率表.C34:部分汽车企业销售利润率表.G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35:部分汽车企业销售利润率表.B35</svg:desc>
                </draw:g>
              </table:table-cell>
              <table:table-cell office:value-type="float" office:value="NaN">
                <text:p>NaN</text:p>
                <draw:g>
                  <svg:desc>部分汽车企业销售利润率表.C35:部分汽车企业销售利润率表.G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36:部分汽车企业销售利润率表.B36</svg:desc>
                </draw:g>
              </table:table-cell>
              <table:table-cell office:value-type="float" office:value="NaN">
                <text:p>NaN</text:p>
                <draw:g>
                  <svg:desc>部分汽车企业销售利润率表.C36:部分汽车企业销售利润率表.G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37:部分汽车企业销售利润率表.B37</svg:desc>
                </draw:g>
              </table:table-cell>
              <table:table-cell office:value-type="float" office:value="NaN">
                <text:p>NaN</text:p>
                <draw:g>
                  <svg:desc>部分汽车企业销售利润率表.C37:部分汽车企业销售利润率表.G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38:部分汽车企业销售利润率表.B38</svg:desc>
                </draw:g>
              </table:table-cell>
              <table:table-cell office:value-type="float" office:value="NaN">
                <text:p>NaN</text:p>
                <draw:g>
                  <svg:desc>部分汽车企业销售利润率表.C38:部分汽车企业销售利润率表.G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39:部分汽车企业销售利润率表.B39</svg:desc>
                </draw:g>
              </table:table-cell>
              <table:table-cell office:value-type="float" office:value="NaN">
                <text:p>NaN</text:p>
                <draw:g>
                  <svg:desc>部分汽车企业销售利润率表.C39:部分汽车企业销售利润率表.G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40:部分汽车企业销售利润率表.B40</svg:desc>
                </draw:g>
              </table:table-cell>
              <table:table-cell office:value-type="float" office:value="NaN">
                <text:p>NaN</text:p>
                <draw:g>
                  <svg:desc>部分汽车企业销售利润率表.C40:部分汽车企业销售利润率表.G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41:部分汽车企业销售利润率表.B41</svg:desc>
                </draw:g>
              </table:table-cell>
              <table:table-cell office:value-type="float" office:value="NaN">
                <text:p>NaN</text:p>
                <draw:g>
                  <svg:desc>部分汽车企业销售利润率表.C41:部分汽车企业销售利润率表.G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42:部分汽车企业销售利润率表.B42</svg:desc>
                </draw:g>
              </table:table-cell>
              <table:table-cell office:value-type="float" office:value="NaN">
                <text:p>NaN</text:p>
                <draw:g>
                  <svg:desc>部分汽车企业销售利润率表.C42:部分汽车企业销售利润率表.G4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43:部分汽车企业销售利润率表.B43</svg:desc>
                </draw:g>
              </table:table-cell>
              <table:table-cell office:value-type="float" office:value="NaN">
                <text:p>NaN</text:p>
                <draw:g>
                  <svg:desc>部分汽车企业销售利润率表.C43:部分汽车企业销售利润率表.G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44:部分汽车企业销售利润率表.B44</svg:desc>
                </draw:g>
              </table:table-cell>
              <table:table-cell office:value-type="float" office:value="NaN">
                <text:p>NaN</text:p>
                <draw:g>
                  <svg:desc>部分汽车企业销售利润率表.C44:部分汽车企业销售利润率表.G4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45:部分汽车企业销售利润率表.B45</svg:desc>
                </draw:g>
              </table:table-cell>
              <table:table-cell office:value-type="float" office:value="NaN">
                <text:p>NaN</text:p>
                <draw:g>
                  <svg:desc>部分汽车企业销售利润率表.C45:部分汽车企业销售利润率表.G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46:部分汽车企业销售利润率表.B46</svg:desc>
                </draw:g>
              </table:table-cell>
              <table:table-cell office:value-type="float" office:value="NaN">
                <text:p>NaN</text:p>
                <draw:g>
                  <svg:desc>部分汽车企业销售利润率表.C46:部分汽车企业销售利润率表.G4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47:部分汽车企业销售利润率表.B47</svg:desc>
                </draw:g>
              </table:table-cell>
              <table:table-cell office:value-type="float" office:value="NaN">
                <text:p>NaN</text:p>
                <draw:g>
                  <svg:desc>部分汽车企业销售利润率表.C47:部分汽车企业销售利润率表.G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48:部分汽车企业销售利润率表.B48</svg:desc>
                </draw:g>
              </table:table-cell>
              <table:table-cell office:value-type="float" office:value="NaN">
                <text:p>NaN</text:p>
                <draw:g>
                  <svg:desc>部分汽车企业销售利润率表.C48:部分汽车企业销售利润率表.G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circle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star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x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plus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asterisk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squar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diamond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bow-ti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circle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star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x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plus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asterisk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48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49" style:family="chart" style:data-style-name="N0">
      <style:chart-properties chart:symbol-type="named-symbol" chart:symbol-name="square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50" style:family="chart">
      <style:graphic-properties draw:stroke="solid" svg:stroke-color="#b3b3b3" draw:fill="none" draw:fill-color="#e6e6e6"/>
    </style:style>
    <style:style style:name="ch51" style:family="chart">
      <style:graphic-properties svg:stroke-color="#b3b3b3" draw:fill-color="#cccccc"/>
    </style:style>
  </office:automatic-styles>
  <office:body>
    <office:chart>
      <chart:chart svg:width="30.053cm" svg:height="19.703cm" xlink:href=".." xlink:type="simple" chart:class="chart:line" chart:style-name="ch1">
        <chart:legend chart:legend-position="end" svg:x="25.299cm" svg:y="4.037cm" style:legend-expansion="high" chart:style-name="ch2"/>
        <chart:plot-area chart:style-name="ch3" table:cell-range-address="部分汽车企业财务费用表.B3:部分汽车企业财务费用表.G6 部分汽车企业财务费用表.B8:部分汽车企业财务费用表.G22 部分汽车企业财务费用表.B24:部分汽车企业财务费用表.G48" chart:data-source-has-labels="column" svg:x="1.051cm" svg:y="1.711cm" svg:width="23.046cm" svg:height="17.178cm">
          <chartooo:coordinate-region svg:x="1.672cm" svg:y="1.923cm" svg:width="22.331cm" svg:height="16.2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部分汽车企业财务费用表.C3:部分汽车企业财务费用表.G3" chart:label-cell-address="部分汽车企业财务费用表.B3:部分汽车企业财务费用表.B3" chart:class="chart:line">
            <chart:data-point chart:repeated="5"/>
          </chart:series>
          <chart:series chart:style-name="ch7" chart:values-cell-range-address="部分汽车企业财务费用表.C4:部分汽车企业财务费用表.G4" chart:label-cell-address="部分汽车企业财务费用表.B4:部分汽车企业财务费用表.B4" chart:class="chart:line">
            <chart:data-point chart:repeated="5"/>
          </chart:series>
          <chart:series chart:style-name="ch8" chart:values-cell-range-address="部分汽车企业财务费用表.C5:部分汽车企业财务费用表.G5" chart:label-cell-address="部分汽车企业财务费用表.B5:部分汽车企业财务费用表.B5" chart:class="chart:line">
            <chart:data-point chart:repeated="5"/>
          </chart:series>
          <chart:series chart:style-name="ch9" chart:values-cell-range-address="部分汽车企业财务费用表.C6:部分汽车企业财务费用表.G6" chart:label-cell-address="部分汽车企业财务费用表.B6:部分汽车企业财务费用表.B6" chart:class="chart:line">
            <chart:data-point chart:repeated="5"/>
          </chart:series>
          <chart:series chart:style-name="ch10" chart:values-cell-range-address="部分汽车企业财务费用表.C8:部分汽车企业财务费用表.G8" chart:label-cell-address="部分汽车企业财务费用表.B8:部分汽车企业财务费用表.B8" chart:class="chart:line">
            <chart:data-point chart:repeated="5"/>
          </chart:series>
          <chart:series chart:style-name="ch11" chart:values-cell-range-address="部分汽车企业财务费用表.C9:部分汽车企业财务费用表.G9" chart:label-cell-address="部分汽车企业财务费用表.B9:部分汽车企业财务费用表.B9" chart:class="chart:line">
            <chart:data-point chart:repeated="5"/>
          </chart:series>
          <chart:series chart:style-name="ch12" chart:values-cell-range-address="部分汽车企业财务费用表.C10:部分汽车企业财务费用表.G10" chart:label-cell-address="部分汽车企业财务费用表.B10:部分汽车企业财务费用表.B10" chart:class="chart:line">
            <chart:data-point chart:repeated="5"/>
          </chart:series>
          <chart:series chart:style-name="ch13" chart:values-cell-range-address="部分汽车企业财务费用表.C11:部分汽车企业财务费用表.G11" chart:label-cell-address="部分汽车企业财务费用表.B11:部分汽车企业财务费用表.B11" chart:class="chart:line">
            <chart:data-point chart:repeated="5"/>
          </chart:series>
          <chart:series chart:style-name="ch14" chart:values-cell-range-address="部分汽车企业财务费用表.C12:部分汽车企业财务费用表.G12" chart:label-cell-address="部分汽车企业财务费用表.B12:部分汽车企业财务费用表.B12" chart:class="chart:line">
            <chart:data-point chart:repeated="5"/>
          </chart:series>
          <chart:series chart:style-name="ch15" chart:values-cell-range-address="部分汽车企业财务费用表.C13:部分汽车企业财务费用表.G13" chart:label-cell-address="部分汽车企业财务费用表.B13:部分汽车企业财务费用表.B13" chart:class="chart:line">
            <chart:data-point chart:repeated="5"/>
          </chart:series>
          <chart:series chart:style-name="ch16" chart:values-cell-range-address="部分汽车企业财务费用表.C14:部分汽车企业财务费用表.G14" chart:label-cell-address="部分汽车企业财务费用表.B14:部分汽车企业财务费用表.B14" chart:class="chart:line">
            <chart:data-point chart:repeated="5"/>
          </chart:series>
          <chart:series chart:style-name="ch17" chart:values-cell-range-address="部分汽车企业财务费用表.C15:部分汽车企业财务费用表.G15" chart:label-cell-address="部分汽车企业财务费用表.B15:部分汽车企业财务费用表.B15" chart:class="chart:line">
            <chart:data-point chart:repeated="5"/>
          </chart:series>
          <chart:series chart:style-name="ch18" chart:values-cell-range-address="部分汽车企业财务费用表.C16:部分汽车企业财务费用表.G16" chart:label-cell-address="部分汽车企业财务费用表.B16:部分汽车企业财务费用表.B16" chart:class="chart:line">
            <chart:data-point chart:repeated="5"/>
          </chart:series>
          <chart:series chart:style-name="ch19" chart:values-cell-range-address="部分汽车企业财务费用表.C17:部分汽车企业财务费用表.G17" chart:label-cell-address="部分汽车企业财务费用表.B17:部分汽车企业财务费用表.B17" chart:class="chart:line">
            <chart:data-point chart:repeated="5"/>
          </chart:series>
          <chart:series chart:style-name="ch20" chart:values-cell-range-address="部分汽车企业财务费用表.C18:部分汽车企业财务费用表.G18" chart:label-cell-address="部分汽车企业财务费用表.B18:部分汽车企业财务费用表.B18" chart:class="chart:line">
            <chart:data-point chart:repeated="5"/>
          </chart:series>
          <chart:series chart:style-name="ch21" chart:values-cell-range-address="部分汽车企业财务费用表.C19:部分汽车企业财务费用表.G19" chart:label-cell-address="部分汽车企业财务费用表.B19:部分汽车企业财务费用表.B19" chart:class="chart:line">
            <chart:data-point chart:repeated="5"/>
          </chart:series>
          <chart:series chart:style-name="ch22" chart:values-cell-range-address="部分汽车企业财务费用表.C20:部分汽车企业财务费用表.G20" chart:label-cell-address="部分汽车企业财务费用表.B20:部分汽车企业财务费用表.B20" chart:class="chart:line">
            <chart:data-point chart:repeated="5"/>
          </chart:series>
          <chart:series chart:style-name="ch23" chart:values-cell-range-address="部分汽车企业财务费用表.C21:部分汽车企业财务费用表.G21" chart:label-cell-address="部分汽车企业财务费用表.B21:部分汽车企业财务费用表.B21" chart:class="chart:line">
            <chart:data-point chart:repeated="5"/>
          </chart:series>
          <chart:series chart:style-name="ch24" chart:values-cell-range-address="部分汽车企业财务费用表.C22:部分汽车企业财务费用表.G22" chart:label-cell-address="部分汽车企业财务费用表.B22:部分汽车企业财务费用表.B22" chart:class="chart:line">
            <chart:data-point chart:repeated="5"/>
          </chart:series>
          <chart:series chart:style-name="ch25" chart:values-cell-range-address="部分汽车企业财务费用表.C24:部分汽车企业财务费用表.G24" chart:label-cell-address="部分汽车企业财务费用表.B24:部分汽车企业财务费用表.B24" chart:class="chart:line">
            <chart:data-point chart:repeated="5"/>
          </chart:series>
          <chart:series chart:style-name="ch26" chart:values-cell-range-address="部分汽车企业财务费用表.C25:部分汽车企业财务费用表.G25" chart:label-cell-address="部分汽车企业财务费用表.B25:部分汽车企业财务费用表.B25" chart:class="chart:line">
            <chart:data-point chart:repeated="5"/>
          </chart:series>
          <chart:series chart:style-name="ch27" chart:values-cell-range-address="部分汽车企业财务费用表.C26:部分汽车企业财务费用表.G26" chart:label-cell-address="部分汽车企业财务费用表.B26:部分汽车企业财务费用表.B26" chart:class="chart:line">
            <chart:data-point chart:repeated="5"/>
          </chart:series>
          <chart:series chart:style-name="ch28" chart:values-cell-range-address="部分汽车企业财务费用表.C27:部分汽车企业财务费用表.G27" chart:label-cell-address="部分汽车企业财务费用表.B27:部分汽车企业财务费用表.B27" chart:class="chart:line">
            <chart:data-point chart:repeated="5"/>
          </chart:series>
          <chart:series chart:style-name="ch29" chart:values-cell-range-address="部分汽车企业财务费用表.C28:部分汽车企业财务费用表.G28" chart:label-cell-address="部分汽车企业财务费用表.B28:部分汽车企业财务费用表.B28" chart:class="chart:line">
            <chart:data-point chart:repeated="5"/>
          </chart:series>
          <chart:series chart:style-name="ch30" chart:values-cell-range-address="部分汽车企业财务费用表.C29:部分汽车企业财务费用表.G29" chart:label-cell-address="部分汽车企业财务费用表.B29:部分汽车企业财务费用表.B29" chart:class="chart:line">
            <chart:data-point chart:repeated="5"/>
          </chart:series>
          <chart:series chart:style-name="ch31" chart:values-cell-range-address="部分汽车企业财务费用表.C30:部分汽车企业财务费用表.G30" chart:label-cell-address="部分汽车企业财务费用表.B30:部分汽车企业财务费用表.B30" chart:class="chart:line">
            <chart:data-point chart:repeated="5"/>
          </chart:series>
          <chart:series chart:style-name="ch32" chart:values-cell-range-address="部分汽车企业财务费用表.C31:部分汽车企业财务费用表.G31" chart:label-cell-address="部分汽车企业财务费用表.B31:部分汽车企业财务费用表.B31" chart:class="chart:line">
            <chart:data-point chart:repeated="5"/>
          </chart:series>
          <chart:series chart:style-name="ch33" chart:values-cell-range-address="部分汽车企业财务费用表.C32:部分汽车企业财务费用表.G32" chart:label-cell-address="部分汽车企业财务费用表.B32:部分汽车企业财务费用表.B32" chart:class="chart:line">
            <chart:data-point chart:repeated="5"/>
          </chart:series>
          <chart:series chart:style-name="ch34" chart:values-cell-range-address="部分汽车企业财务费用表.C33:部分汽车企业财务费用表.G33" chart:label-cell-address="部分汽车企业财务费用表.B33:部分汽车企业财务费用表.B33" chart:class="chart:line">
            <chart:data-point chart:repeated="5"/>
          </chart:series>
          <chart:series chart:style-name="ch35" chart:values-cell-range-address="部分汽车企业财务费用表.C34:部分汽车企业财务费用表.G34" chart:label-cell-address="部分汽车企业财务费用表.B34:部分汽车企业财务费用表.B34" chart:class="chart:line">
            <chart:data-point chart:repeated="5"/>
          </chart:series>
          <chart:series chart:style-name="ch36" chart:values-cell-range-address="部分汽车企业财务费用表.C35:部分汽车企业财务费用表.G35" chart:label-cell-address="部分汽车企业财务费用表.B35:部分汽车企业财务费用表.B35" chart:class="chart:line">
            <chart:data-point chart:repeated="5"/>
          </chart:series>
          <chart:series chart:style-name="ch37" chart:values-cell-range-address="部分汽车企业财务费用表.C36:部分汽车企业财务费用表.G36" chart:label-cell-address="部分汽车企业财务费用表.B36:部分汽车企业财务费用表.B36" chart:class="chart:line">
            <chart:data-point chart:repeated="5"/>
          </chart:series>
          <chart:series chart:style-name="ch38" chart:values-cell-range-address="部分汽车企业财务费用表.C37:部分汽车企业财务费用表.G37" chart:label-cell-address="部分汽车企业财务费用表.B37:部分汽车企业财务费用表.B37" chart:class="chart:line">
            <chart:data-point chart:repeated="5"/>
          </chart:series>
          <chart:series chart:style-name="ch39" chart:values-cell-range-address="部分汽车企业财务费用表.C38:部分汽车企业财务费用表.G38" chart:label-cell-address="部分汽车企业财务费用表.B38:部分汽车企业财务费用表.B38" chart:class="chart:line">
            <chart:data-point chart:repeated="5"/>
          </chart:series>
          <chart:series chart:style-name="ch40" chart:values-cell-range-address="部分汽车企业财务费用表.C39:部分汽车企业财务费用表.G39" chart:label-cell-address="部分汽车企业财务费用表.B39:部分汽车企业财务费用表.B39" chart:class="chart:line">
            <chart:data-point chart:repeated="5"/>
          </chart:series>
          <chart:series chart:style-name="ch41" chart:values-cell-range-address="部分汽车企业财务费用表.C40:部分汽车企业财务费用表.G40" chart:label-cell-address="部分汽车企业财务费用表.B40:部分汽车企业财务费用表.B40" chart:class="chart:line">
            <chart:data-point chart:repeated="5"/>
          </chart:series>
          <chart:series chart:style-name="ch42" chart:values-cell-range-address="部分汽车企业财务费用表.C41:部分汽车企业财务费用表.G41" chart:label-cell-address="部分汽车企业财务费用表.B41:部分汽车企业财务费用表.B41" chart:class="chart:line">
            <chart:data-point chart:repeated="5"/>
          </chart:series>
          <chart:series chart:style-name="ch43" chart:values-cell-range-address="部分汽车企业财务费用表.C42:部分汽车企业财务费用表.G42" chart:label-cell-address="部分汽车企业财务费用表.B42:部分汽车企业财务费用表.B42" chart:class="chart:line">
            <chart:data-point chart:repeated="5"/>
          </chart:series>
          <chart:series chart:style-name="ch44" chart:values-cell-range-address="部分汽车企业财务费用表.C43:部分汽车企业财务费用表.G43" chart:label-cell-address="部分汽车企业财务费用表.B43:部分汽车企业财务费用表.B43" chart:class="chart:line">
            <chart:data-point chart:repeated="5"/>
          </chart:series>
          <chart:series chart:style-name="ch45" chart:values-cell-range-address="部分汽车企业财务费用表.C44:部分汽车企业财务费用表.G44" chart:label-cell-address="部分汽车企业财务费用表.B44:部分汽车企业财务费用表.B44" chart:class="chart:line">
            <chart:data-point chart:repeated="5"/>
          </chart:series>
          <chart:series chart:style-name="ch46" chart:values-cell-range-address="部分汽车企业财务费用表.C45:部分汽车企业财务费用表.G45" chart:label-cell-address="部分汽车企业财务费用表.B45:部分汽车企业财务费用表.B45" chart:class="chart:line">
            <chart:data-point chart:repeated="5"/>
          </chart:series>
          <chart:series chart:style-name="ch47" chart:values-cell-range-address="部分汽车企业财务费用表.C46:部分汽车企业财务费用表.G46" chart:label-cell-address="部分汽车企业财务费用表.B46:部分汽车企业财务费用表.B46" chart:class="chart:line">
            <chart:data-point chart:repeated="5"/>
          </chart:series>
          <chart:series chart:style-name="ch48" chart:values-cell-range-address="部分汽车企业财务费用表.C47:部分汽车企业财务费用表.G47" chart:label-cell-address="部分汽车企业财务费用表.B47:部分汽车企业财务费用表.B47" chart:class="chart:line">
            <chart:data-point chart:repeated="5"/>
          </chart:series>
          <chart:series chart:style-name="ch49" chart:values-cell-range-address="部分汽车企业财务费用表.C48:部分汽车企业财务费用表.G48" chart:label-cell-address="部分汽车企业财务费用表.B48:部分汽车企业财务费用表.B48" chart:class="chart:line">
            <chart:data-point chart:repeated="5"/>
          </chart:series>
          <chart:wall chart:style-name="ch50"/>
          <chart:floor chart:style-name="ch5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部分汽车企业财务费用表.B3:部分汽车企业财务费用表.B3</svg:desc>
                </draw:g>
              </table:table-cell>
              <table:table-cell office:value-type="float" office:value="NaN">
                <text:p>NaN</text:p>
                <draw:g>
                  <svg:desc>部分汽车企业财务费用表.C3:部分汽车企业财务费用表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4:部分汽车企业财务费用表.B4</svg:desc>
                </draw:g>
              </table:table-cell>
              <table:table-cell office:value-type="float" office:value="NaN">
                <text:p>NaN</text:p>
                <draw:g>
                  <svg:desc>部分汽车企业财务费用表.C4:部分汽车企业财务费用表.G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5:部分汽车企业财务费用表.B5</svg:desc>
                </draw:g>
              </table:table-cell>
              <table:table-cell office:value-type="float" office:value="NaN">
                <text:p>NaN</text:p>
                <draw:g>
                  <svg:desc>部分汽车企业财务费用表.C5:部分汽车企业财务费用表.G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6:部分汽车企业财务费用表.B6</svg:desc>
                </draw:g>
              </table:table-cell>
              <table:table-cell office:value-type="float" office:value="NaN">
                <text:p>NaN</text:p>
                <draw:g>
                  <svg:desc>部分汽车企业财务费用表.C6:部分汽车企业财务费用表.G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8:部分汽车企业财务费用表.B8</svg:desc>
                </draw:g>
              </table:table-cell>
              <table:table-cell office:value-type="float" office:value="NaN">
                <text:p>NaN</text:p>
                <draw:g>
                  <svg:desc>部分汽车企业财务费用表.C8:部分汽车企业财务费用表.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9:部分汽车企业财务费用表.B9</svg:desc>
                </draw:g>
              </table:table-cell>
              <table:table-cell office:value-type="float" office:value="NaN">
                <text:p>NaN</text:p>
                <draw:g>
                  <svg:desc>部分汽车企业财务费用表.C9:部分汽车企业财务费用表.G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10:部分汽车企业财务费用表.B10</svg:desc>
                </draw:g>
              </table:table-cell>
              <table:table-cell office:value-type="float" office:value="NaN">
                <text:p>NaN</text:p>
                <draw:g>
                  <svg:desc>部分汽车企业财务费用表.C10:部分汽车企业财务费用表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11:部分汽车企业财务费用表.B11</svg:desc>
                </draw:g>
              </table:table-cell>
              <table:table-cell office:value-type="float" office:value="NaN">
                <text:p>NaN</text:p>
                <draw:g>
                  <svg:desc>部分汽车企业财务费用表.C11:部分汽车企业财务费用表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12:部分汽车企业财务费用表.B12</svg:desc>
                </draw:g>
              </table:table-cell>
              <table:table-cell office:value-type="float" office:value="NaN">
                <text:p>NaN</text:p>
                <draw:g>
                  <svg:desc>部分汽车企业财务费用表.C12:部分汽车企业财务费用表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13:部分汽车企业财务费用表.B13</svg:desc>
                </draw:g>
              </table:table-cell>
              <table:table-cell office:value-type="float" office:value="NaN">
                <text:p>NaN</text:p>
                <draw:g>
                  <svg:desc>部分汽车企业财务费用表.C13:部分汽车企业财务费用表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14:部分汽车企业财务费用表.B14</svg:desc>
                </draw:g>
              </table:table-cell>
              <table:table-cell office:value-type="float" office:value="NaN">
                <text:p>NaN</text:p>
                <draw:g>
                  <svg:desc>部分汽车企业财务费用表.C14:部分汽车企业财务费用表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15:部分汽车企业财务费用表.B15</svg:desc>
                </draw:g>
              </table:table-cell>
              <table:table-cell office:value-type="float" office:value="NaN">
                <text:p>NaN</text:p>
                <draw:g>
                  <svg:desc>部分汽车企业财务费用表.C15:部分汽车企业财务费用表.G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16:部分汽车企业财务费用表.B16</svg:desc>
                </draw:g>
              </table:table-cell>
              <table:table-cell office:value-type="float" office:value="NaN">
                <text:p>NaN</text:p>
                <draw:g>
                  <svg:desc>部分汽车企业财务费用表.C16:部分汽车企业财务费用表.G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17:部分汽车企业财务费用表.B17</svg:desc>
                </draw:g>
              </table:table-cell>
              <table:table-cell office:value-type="float" office:value="NaN">
                <text:p>NaN</text:p>
                <draw:g>
                  <svg:desc>部分汽车企业财务费用表.C17:部分汽车企业财务费用表.G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18:部分汽车企业财务费用表.B18</svg:desc>
                </draw:g>
              </table:table-cell>
              <table:table-cell office:value-type="float" office:value="NaN">
                <text:p>NaN</text:p>
                <draw:g>
                  <svg:desc>部分汽车企业财务费用表.C18:部分汽车企业财务费用表.G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19:部分汽车企业财务费用表.B19</svg:desc>
                </draw:g>
              </table:table-cell>
              <table:table-cell office:value-type="float" office:value="NaN">
                <text:p>NaN</text:p>
                <draw:g>
                  <svg:desc>部分汽车企业财务费用表.C19:部分汽车企业财务费用表.G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20:部分汽车企业财务费用表.B20</svg:desc>
                </draw:g>
              </table:table-cell>
              <table:table-cell office:value-type="float" office:value="NaN">
                <text:p>NaN</text:p>
                <draw:g>
                  <svg:desc>部分汽车企业财务费用表.C20:部分汽车企业财务费用表.G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21:部分汽车企业财务费用表.B21</svg:desc>
                </draw:g>
              </table:table-cell>
              <table:table-cell office:value-type="float" office:value="NaN">
                <text:p>NaN</text:p>
                <draw:g>
                  <svg:desc>部分汽车企业财务费用表.C21:部分汽车企业财务费用表.G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22:部分汽车企业财务费用表.B22</svg:desc>
                </draw:g>
              </table:table-cell>
              <table:table-cell office:value-type="float" office:value="NaN">
                <text:p>NaN</text:p>
                <draw:g>
                  <svg:desc>部分汽车企业财务费用表.C22:部分汽车企业财务费用表.G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24:部分汽车企业财务费用表.B24</svg:desc>
                </draw:g>
              </table:table-cell>
              <table:table-cell office:value-type="float" office:value="NaN">
                <text:p>NaN</text:p>
                <draw:g>
                  <svg:desc>部分汽车企业财务费用表.C24:部分汽车企业财务费用表.G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25:部分汽车企业财务费用表.B25</svg:desc>
                </draw:g>
              </table:table-cell>
              <table:table-cell office:value-type="float" office:value="NaN">
                <text:p>NaN</text:p>
                <draw:g>
                  <svg:desc>部分汽车企业财务费用表.C25:部分汽车企业财务费用表.G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26:部分汽车企业财务费用表.B26</svg:desc>
                </draw:g>
              </table:table-cell>
              <table:table-cell office:value-type="float" office:value="NaN">
                <text:p>NaN</text:p>
                <draw:g>
                  <svg:desc>部分汽车企业财务费用表.C26:部分汽车企业财务费用表.G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27:部分汽车企业财务费用表.B27</svg:desc>
                </draw:g>
              </table:table-cell>
              <table:table-cell office:value-type="float" office:value="NaN">
                <text:p>NaN</text:p>
                <draw:g>
                  <svg:desc>部分汽车企业财务费用表.C27:部分汽车企业财务费用表.G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28:部分汽车企业财务费用表.B28</svg:desc>
                </draw:g>
              </table:table-cell>
              <table:table-cell office:value-type="float" office:value="NaN">
                <text:p>NaN</text:p>
                <draw:g>
                  <svg:desc>部分汽车企业财务费用表.C28:部分汽车企业财务费用表.G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29:部分汽车企业财务费用表.B29</svg:desc>
                </draw:g>
              </table:table-cell>
              <table:table-cell office:value-type="float" office:value="NaN">
                <text:p>NaN</text:p>
                <draw:g>
                  <svg:desc>部分汽车企业财务费用表.C29:部分汽车企业财务费用表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30:部分汽车企业财务费用表.B30</svg:desc>
                </draw:g>
              </table:table-cell>
              <table:table-cell office:value-type="float" office:value="NaN">
                <text:p>NaN</text:p>
                <draw:g>
                  <svg:desc>部分汽车企业财务费用表.C30:部分汽车企业财务费用表.G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31:部分汽车企业财务费用表.B31</svg:desc>
                </draw:g>
              </table:table-cell>
              <table:table-cell office:value-type="float" office:value="NaN">
                <text:p>NaN</text:p>
                <draw:g>
                  <svg:desc>部分汽车企业财务费用表.C31:部分汽车企业财务费用表.G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32:部分汽车企业财务费用表.B32</svg:desc>
                </draw:g>
              </table:table-cell>
              <table:table-cell office:value-type="float" office:value="NaN">
                <text:p>NaN</text:p>
                <draw:g>
                  <svg:desc>部分汽车企业财务费用表.C32:部分汽车企业财务费用表.G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33:部分汽车企业财务费用表.B33</svg:desc>
                </draw:g>
              </table:table-cell>
              <table:table-cell office:value-type="float" office:value="NaN">
                <text:p>NaN</text:p>
                <draw:g>
                  <svg:desc>部分汽车企业财务费用表.C33:部分汽车企业财务费用表.G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34:部分汽车企业财务费用表.B34</svg:desc>
                </draw:g>
              </table:table-cell>
              <table:table-cell office:value-type="float" office:value="NaN">
                <text:p>NaN</text:p>
                <draw:g>
                  <svg:desc>部分汽车企业财务费用表.C34:部分汽车企业财务费用表.G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35:部分汽车企业财务费用表.B35</svg:desc>
                </draw:g>
              </table:table-cell>
              <table:table-cell office:value-type="float" office:value="NaN">
                <text:p>NaN</text:p>
                <draw:g>
                  <svg:desc>部分汽车企业财务费用表.C35:部分汽车企业财务费用表.G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36:部分汽车企业财务费用表.B36</svg:desc>
                </draw:g>
              </table:table-cell>
              <table:table-cell office:value-type="float" office:value="NaN">
                <text:p>NaN</text:p>
                <draw:g>
                  <svg:desc>部分汽车企业财务费用表.C36:部分汽车企业财务费用表.G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37:部分汽车企业财务费用表.B37</svg:desc>
                </draw:g>
              </table:table-cell>
              <table:table-cell office:value-type="float" office:value="NaN">
                <text:p>NaN</text:p>
                <draw:g>
                  <svg:desc>部分汽车企业财务费用表.C37:部分汽车企业财务费用表.G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38:部分汽车企业财务费用表.B38</svg:desc>
                </draw:g>
              </table:table-cell>
              <table:table-cell office:value-type="float" office:value="NaN">
                <text:p>NaN</text:p>
                <draw:g>
                  <svg:desc>部分汽车企业财务费用表.C38:部分汽车企业财务费用表.G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39:部分汽车企业财务费用表.B39</svg:desc>
                </draw:g>
              </table:table-cell>
              <table:table-cell office:value-type="float" office:value="NaN">
                <text:p>NaN</text:p>
                <draw:g>
                  <svg:desc>部分汽车企业财务费用表.C39:部分汽车企业财务费用表.G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40:部分汽车企业财务费用表.B40</svg:desc>
                </draw:g>
              </table:table-cell>
              <table:table-cell office:value-type="float" office:value="NaN">
                <text:p>NaN</text:p>
                <draw:g>
                  <svg:desc>部分汽车企业财务费用表.C40:部分汽车企业财务费用表.G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41:部分汽车企业财务费用表.B41</svg:desc>
                </draw:g>
              </table:table-cell>
              <table:table-cell office:value-type="float" office:value="NaN">
                <text:p>NaN</text:p>
                <draw:g>
                  <svg:desc>部分汽车企业财务费用表.C41:部分汽车企业财务费用表.G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42:部分汽车企业财务费用表.B42</svg:desc>
                </draw:g>
              </table:table-cell>
              <table:table-cell office:value-type="float" office:value="NaN">
                <text:p>NaN</text:p>
                <draw:g>
                  <svg:desc>部分汽车企业财务费用表.C42:部分汽车企业财务费用表.G4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43:部分汽车企业财务费用表.B43</svg:desc>
                </draw:g>
              </table:table-cell>
              <table:table-cell office:value-type="float" office:value="NaN">
                <text:p>NaN</text:p>
                <draw:g>
                  <svg:desc>部分汽车企业财务费用表.C43:部分汽车企业财务费用表.G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44:部分汽车企业财务费用表.B44</svg:desc>
                </draw:g>
              </table:table-cell>
              <table:table-cell office:value-type="float" office:value="NaN">
                <text:p>NaN</text:p>
                <draw:g>
                  <svg:desc>部分汽车企业财务费用表.C44:部分汽车企业财务费用表.G4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45:部分汽车企业财务费用表.B45</svg:desc>
                </draw:g>
              </table:table-cell>
              <table:table-cell office:value-type="float" office:value="NaN">
                <text:p>NaN</text:p>
                <draw:g>
                  <svg:desc>部分汽车企业财务费用表.C45:部分汽车企业财务费用表.G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46:部分汽车企业财务费用表.B46</svg:desc>
                </draw:g>
              </table:table-cell>
              <table:table-cell office:value-type="float" office:value="NaN">
                <text:p>NaN</text:p>
                <draw:g>
                  <svg:desc>部分汽车企业财务费用表.C46:部分汽车企业财务费用表.G4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47:部分汽车企业财务费用表.B47</svg:desc>
                </draw:g>
              </table:table-cell>
              <table:table-cell office:value-type="float" office:value="NaN">
                <text:p>NaN</text:p>
                <draw:g>
                  <svg:desc>部分汽车企业财务费用表.C47:部分汽车企业财务费用表.G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48:部分汽车企业财务费用表.B48</svg:desc>
                </draw:g>
              </table:table-cell>
              <table:table-cell office:value-type="float" office:value="NaN">
                <text:p>NaN</text:p>
                <draw:g>
                  <svg:desc>部分汽车企业财务费用表.C48:部分汽车企业财务费用表.G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